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335cm"/>
      <style:text-properties fo:color="#000000" loext:opacity="100%" style:font-name="Consolas" fo:font-size="7pt" fo:font-weight="normal" fo:background-color="#ffffff"/>
    </style:style>
    <style:style style:name="P2" style:family="paragraph" style:parent-style-name="Standard">
      <style:paragraph-properties style:line-height-at-least="0.335cm"/>
      <style:text-properties fo:color="#000000" loext:opacity="100%" fo:background-color="#ffffff"/>
    </style:style>
    <style:style style:name="P3" style:family="paragraph" style:parent-style-name="Standard">
      <style:paragraph-properties style:line-height-at-least="0.335cm"/>
      <style:text-properties fo:color="#800000" loext:opacity="100%" style:font-name="Consolas" fo:font-size="7pt" fo:font-weight="normal" fo:background-color="#ffffff"/>
    </style:style>
    <style:style style:name="P4" style:family="paragraph" style:parent-style-name="Standard">
      <style:paragraph-properties style:line-height-at-least="0.335cm"/>
    </style:style>
    <style:style style:name="P5" style:family="paragraph" style:parent-style-name="Standard">
      <style:paragraph-properties fo:margin-top="0cm" fo:margin-bottom="0.499cm" style:contextual-spacing="false" style:line-height-at-least="0.335cm"/>
    </style:style>
    <style:style style:name="P6" style:family="paragraph" style:parent-style-name="Standard">
      <style:paragraph-properties style:line-height-at-least="0.335cm"/>
      <style:text-properties fo:color="#008000" loext:opacity="100%" fo:background-color="#ffffff"/>
    </style:style>
    <style:style style:name="P7" style:family="paragraph" style:parent-style-name="Standard">
      <style:paragraph-properties style:line-height-at-least="0.335cm"/>
      <style:text-properties fo:color="#008000" loext:opacity="100%" style:font-name="Consolas" fo:font-size="7pt" fo:font-weight="normal" fo:background-color="#ffffff"/>
    </style:style>
    <style:style style:name="T1" style:family="text">
      <style:text-properties fo:color="#0000ff" loext:opacity="100%"/>
    </style:style>
    <style:style style:name="T2" style:family="text">
      <style:text-properties fo:color="#0000ff" loext:opacity="100%" style:font-name="Consolas" fo:font-size="7pt" fo:font-weight="normal"/>
    </style:style>
    <style:style style:name="T3" style:family="text">
      <style:text-properties style:font-name="Consolas" fo:font-size="7pt" fo:font-weight="normal"/>
    </style:style>
    <style:style style:name="T4" style:family="text">
      <style:text-properties fo:color="#a31515" loext:opacity="100%"/>
    </style:style>
    <style:style style:name="T5" style:family="text">
      <style:text-properties fo:color="#a31515" loext:opacity="100%" style:font-name="Consolas" fo:font-size="7pt" fo:font-weight="normal"/>
    </style:style>
    <style:style style:name="T6" style:family="text">
      <style:text-properties fo:color="#098658" loext:opacity="100%"/>
    </style:style>
    <style:style style:name="T7" style:family="text">
      <style:text-properties fo:color="#098658" loext:opacity="100%" style:font-name="Consolas" fo:font-size="7pt" fo:font-weight="normal"/>
    </style:style>
    <style:style style:name="T8" style:family="text">
      <style:text-properties fo:color="#008000" loext:opacity="100%"/>
    </style:style>
    <style:style style:name="T9" style:family="text">
      <style:text-properties fo:color="#008000" loext:opacity="100%" style:font-name="Consolas" fo:font-size="7pt" fo:font-weight="normal"/>
    </style:style>
    <style:style style:name="T10" style:family="text">
      <style:text-properties fo:color="#800000" loext:opacity="100%"/>
    </style:style>
    <style:style style:name="T11" style:family="text">
      <style:text-properties fo:color="#800000" loext:opacity="100%" style:font-name="Consolas" fo:font-size="7pt" fo:font-weight="normal"/>
    </style:style>
    <style:style style:name="T12" style:family="text">
      <style:text-properties fo:color="#e50000" loext:opacity="100%"/>
    </style:style>
    <style:style style:name="T13" style:family="text">
      <style:text-properties fo:color="#e50000" loext:opacity="100%" style:font-name="Consolas" fo:font-size="7pt" fo:font-weight="normal"/>
    </style:style>
    <style:style style:name="T14" style:family="text">
      <style:text-properties fo:color="#0451a5" loext:opacity="100%"/>
    </style:style>
    <style:style style:name="T15" style:family="text">
      <style:text-properties fo:color="#0451a5" loext:opacity="100%" style:font-name="Consolas" fo:font-size="7pt" fo:font-weight="normal"/>
    </style:style>
    <style:style style:name="T16" style:family="text">
      <style:text-properties fo:color="#cd3131" loext:opacity="100%" style:font-name="Consolas" fo:font-size="7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8"/>modified: <text:s text:c="2"/>app/Http/Controllers/PostController.php</text:p>
      <text:p text:style-name="P3">&lt;?php</text:p>
      <text:p text:style-name="P4"/>
      <text:p text:style-name="P1"><text:span text:style-name="T1">namespace</text:span> App\Http\Controllers;</text:p>
      <text:p text:style-name="P1"><text:span text:style-name="T1">use</text:span> App\Models\Post;</text:p>
      <text:p text:style-name="P1"><text:span text:style-name="T1">use</text:span> Illuminate\Http\Request;</text:p>
      <text:p text:style-name="P1"><text:span text:style-name="T1">use</text:span> App\Models\Category;</text:p>
      <text:p text:style-name="P1"><text:span text:style-name="T1">use</text:span> App\Models\Tag;</text:p>
      <text:p text:style-name="P4"/>
      <text:p text:style-name="P1"><text:span text:style-name="T1">class</text:span> PostController <text:span text:style-name="T1">extends</text:span> Controller</text:p>
      <text:p text:style-name="P1">{</text:p>
      <text:p text:style-name="P2">    <text:span text:style-name="T2">public</text:span><text:span text:style-name="T3"> </text:span><text:span text:style-name="T2">function</text:span><text:span text:style-name="T3"> index(){</text:span></text:p>
      <text:p text:style-name="P2">        <text:span text:style-name="T3">$posts = Post::where(</text:span><text:span text:style-name="T5">'status'</text:span><text:span text:style-name="T3">, </text:span><text:span text:style-name="T7">2</text:span><text:span text:style-name="T3">)-&gt; latest(</text:span><text:span text:style-name="T5">'id'</text:span><text:span text:style-name="T3">)-&gt;paginate(</text:span><text:span text:style-name="T7">8</text:span><text:span text:style-name="T3">);</text:span></text:p>
      <text:p text:style-name="P2">        <text:span text:style-name="T2">return</text:span><text:span text:style-name="T3"> view(</text:span><text:span text:style-name="T5">'posts.index'</text:span><text:span text:style-name="T3">, compact(</text:span><text:span text:style-name="T5">'posts'</text:span><text:span text:style-name="T3">));</text:span></text:p>
      <text:p text:style-name="P2">    <text:span text:style-name="T3">}</text:span></text:p>
      <text:p text:style-name="P4"/>
      <text:p text:style-name="P2">    <text:span text:style-name="T2">public</text:span><text:span text:style-name="T3"> </text:span><text:span text:style-name="T2">function</text:span><text:span text:style-name="T3"> show(Post $post){</text:span></text:p>
      <text:p text:style-name="P4"/>
      <text:p text:style-name="P2">        <text:span text:style-name="T3">$similares = Post::where(</text:span><text:span text:style-name="T5">'category_id'</text:span><text:span text:style-name="T3">, $post-&gt;category_id)</text:span></text:p>
      <text:p text:style-name="P2">                    <text:span text:style-name="T3">-&gt;where(</text:span><text:span text:style-name="T5">'status'</text:span><text:span text:style-name="T3">, </text:span><text:span text:style-name="T7">2</text:span><text:span text:style-name="T3">)</text:span></text:p>
      <text:p text:style-name="P2">                    <text:span text:style-name="T3">-&gt;where(</text:span><text:span text:style-name="T5">'id'</text:span><text:span text:style-name="T3">,</text:span><text:span text:style-name="T5">'!='</text:span><text:span text:style-name="T3">, $post-&gt; id)</text:span></text:p>
      <text:p text:style-name="P2">                    <text:span text:style-name="T3">-&gt;latest(</text:span><text:span text:style-name="T5">'id'</text:span><text:span text:style-name="T3">)</text:span></text:p>
      <text:p text:style-name="P2">                    <text:span text:style-name="T3">-&gt;take(</text:span><text:span text:style-name="T7">4</text:span><text:span text:style-name="T3">)</text:span></text:p>
      <text:p text:style-name="P2">                    <text:span text:style-name="T3">-&gt;get();</text:span></text:p>
      <text:p text:style-name="P2">        <text:span text:style-name="T2">return</text:span><text:span text:style-name="T3"> view(</text:span><text:span text:style-name="T5">'posts.show'</text:span><text:span text:style-name="T3">, compact(</text:span><text:span text:style-name="T5">'post'</text:span><text:span text:style-name="T3">, </text:span><text:span text:style-name="T5">'similares'</text:span><text:span text:style-name="T3">));</text:span></text:p>
      <text:p text:style-name="P4"/>
      <text:p text:style-name="P2">    <text:span text:style-name="T3">}</text:span></text:p>
      <text:p text:style-name="P4"/>
      <text:p text:style-name="P2">    <text:span text:style-name="T2">public</text:span><text:span text:style-name="T3"> </text:span><text:span text:style-name="T2">function</text:span><text:span text:style-name="T3"> category(Category $category){</text:span></text:p>
      <text:p text:style-name="P2">        <text:span text:style-name="T3">$posts = Post::where(</text:span><text:span text:style-name="T5">'category_id'</text:span><text:span text:style-name="T3">, $category -&gt; id)</text:span></text:p>
      <text:p text:style-name="P2">        <text:span text:style-name="T3">-&gt;where(</text:span><text:span text:style-name="T5">'status'</text:span><text:span text:style-name="T3">, </text:span><text:span text:style-name="T7">2</text:span><text:span text:style-name="T3">)</text:span></text:p>
      <text:p text:style-name="P2">        <text:span text:style-name="T3">-&gt;latest(</text:span><text:span text:style-name="T5">'id'</text:span><text:span text:style-name="T3">)</text:span></text:p>
      <text:p text:style-name="P2">        <text:span text:style-name="T3">-&gt;paginate(</text:span><text:span text:style-name="T7">8</text:span><text:span text:style-name="T3">);</text:span></text:p>
      <text:p text:style-name="P2">        <text:span text:style-name="T2">return</text:span><text:span text:style-name="T3"> view(</text:span><text:span text:style-name="T5">'posts.category'</text:span><text:span text:style-name="T3">, compact(</text:span><text:span text:style-name="T5">'posts'</text:span><text:span text:style-name="T3">, </text:span><text:span text:style-name="T5">'category'</text:span><text:span text:style-name="T3">));</text:span></text:p>
      <text:p text:style-name="P4"/>
      <text:p text:style-name="P1">}</text:p>
      <text:p text:style-name="P2">    <text:span text:style-name="T2">public</text:span><text:span text:style-name="T3"> </text:span><text:span text:style-name="T2">function</text:span><text:span text:style-name="T3"> tag(Tag $tag) {</text:span></text:p>
      <text:p text:style-name="P2">        <text:span text:style-name="T3">$posts = $tag-&gt;posts()-&gt;where(</text:span><text:span text:style-name="T5">'status'</text:span><text:span text:style-name="T3">,</text:span><text:span text:style-name="T7">2</text:span><text:span text:style-name="T3">)-&gt;latest(</text:span><text:span text:style-name="T5">'id'</text:span><text:span text:style-name="T3">)-&gt;paginate(</text:span><text:span text:style-name="T7">8</text:span><text:span text:style-name="T3">);</text:span></text:p>
      <text:p text:style-name="P2">        <text:span text:style-name="T2">return</text:span><text:span text:style-name="T3"> view(</text:span><text:span text:style-name="T5">'posts.tag'</text:span><text:span text:style-name="T3">, compact(</text:span><text:span text:style-name="T5">'posts'</text:span><text:span text:style-name="T3">, </text:span><text:span text:style-name="T5">'tag'</text:span><text:span text:style-name="T3">));</text:span></text:p>
      <text:p text:style-name="P2">    <text:span text:style-name="T3">}</text:span></text:p>
      <text:p text:style-name="P1">}</text:p>
      <text:p text:style-name="P1"/>
      <text:p text:style-name="Standard"/>
      <text:p text:style-name="Standard"><text:s text:c="8"/>modified: <text:s text:c="2"/>app/Http/Livewire/Admin/PostsIndex.php</text:p>
      <text:p text:style-name="P3">&lt;?php</text:p>
      <text:p text:style-name="P4"/>
      <text:p text:style-name="P1"><text:span text:style-name="T1">namespace</text:span> App\Http\Livewire\Admin;</text:p>
      <text:p text:style-name="P4"/>
      <text:p text:style-name="P1"><text:span text:style-name="T1">use</text:span> App\Models\Post;</text:p>
      <text:p text:style-name="P1"><text:span text:style-name="T1">use</text:span> Livewire\Component;</text:p>
      <text:p text:style-name="P1"><text:span text:style-name="T1">use</text:span> Livewire\WithPagination;</text:p>
      <text:p text:style-name="P4"/>
      <text:p text:style-name="P1"><text:span text:style-name="T1">class</text:span> PostsIndex <text:span text:style-name="T1">extends</text:span> Component</text:p>
      <text:p text:style-name="P1">{</text:p>
      <text:p text:style-name="P2">    <text:span text:style-name="T2">use</text:span><text:span text:style-name="T3"> WithPagination;</text:span></text:p>
      <text:p text:style-name="P4"/>
      <text:p text:style-name="P2">    <text:span text:style-name="T2">protected</text:span><text:span text:style-name="T3"> $paginationTheme = </text:span><text:span text:style-name="T5">"bootstrap"</text:span><text:span text:style-name="T3">;</text:span></text:p>
      <text:p text:style-name="P4"/>
      <text:p text:style-name="P2"><text:soft-page-break/>    <text:span text:style-name="T2">public</text:span><text:span text:style-name="T3"> $search;</text:span></text:p>
      <text:p text:style-name="P4"/>
      <text:p text:style-name="P2">    <text:span text:style-name="T2">public</text:span><text:span text:style-name="T3"> </text:span><text:span text:style-name="T2">function</text:span><text:span text:style-name="T3"> updatingSearch()</text:span></text:p>
      <text:p text:style-name="P2">    <text:span text:style-name="T3">{</text:span></text:p>
      <text:p text:style-name="P2">        <text:span text:style-name="T2">$this</text:span><text:span text:style-name="T3">-&gt;resetPage();</text:span></text:p>
      <text:p text:style-name="P2">    <text:span text:style-name="T3">}</text:span></text:p>
      <text:p text:style-name="P4"/>
      <text:p text:style-name="P2">    <text:span text:style-name="T2">public</text:span><text:span text:style-name="T3"> </text:span><text:span text:style-name="T2">function</text:span><text:span text:style-name="T3"> render()</text:span></text:p>
      <text:p text:style-name="P2">    <text:span text:style-name="T3">{</text:span></text:p>
      <text:p text:style-name="P2">        <text:span text:style-name="T3">$posts = Post::where(</text:span><text:span text:style-name="T5">'user_id'</text:span><text:span text:style-name="T3">, auth()-&gt;user()-&gt;id)</text:span></text:p>
      <text:p text:style-name="P2">            <text:span text:style-name="T3">-&gt;where(</text:span><text:span text:style-name="T5">'name'</text:span><text:span text:style-name="T3">, </text:span><text:span text:style-name="T5">'LIKE'</text:span><text:span text:style-name="T3">, </text:span><text:span text:style-name="T5">'%'</text:span><text:span text:style-name="T3"> . </text:span><text:span text:style-name="T2">$this</text:span><text:span text:style-name="T3">-&gt;search . </text:span><text:span text:style-name="T5">'%'</text:span><text:span text:style-name="T3">)</text:span></text:p>
      <text:p text:style-name="P2">            <text:span text:style-name="T3">-&gt;latest(</text:span><text:span text:style-name="T5">'id'</text:span><text:span text:style-name="T3">)</text:span></text:p>
      <text:p text:style-name="P2">            <text:span text:style-name="T3">-&gt;paginate();</text:span></text:p>
      <text:p text:style-name="P4"/>
      <text:p text:style-name="P2">        <text:span text:style-name="T2">return</text:span><text:span text:style-name="T3"> view(</text:span><text:span text:style-name="T5">'livewire.admin.posts-index'</text:span><text:span text:style-name="T3">, compact(</text:span><text:span text:style-name="T5">'posts'</text:span><text:span text:style-name="T3">));</text:span></text:p>
      <text:p text:style-name="P2">    <text:span text:style-name="T3">}</text:span></text:p>
      <text:p text:style-name="P1">}</text:p>
      <text:p text:style-name="P1"/>
      <text:p text:style-name="Standard"/>
      <text:p text:style-name="Standard"><text:s text:c="8"/>modified: <text:s text:c="2"/>app/Providers/RouteServiceProvider.php</text:p>
      <text:p text:style-name="P3">&lt;?php</text:p>
      <text:p text:style-name="P4"/>
      <text:p text:style-name="P1"><text:span text:style-name="T1">namespace</text:span> App\Providers;</text:p>
      <text:p text:style-name="P4"/>
      <text:p text:style-name="P1"><text:span text:style-name="T1">use</text:span> Illuminate\Cache\RateLimiting\Limit;</text:p>
      <text:p text:style-name="P1"><text:span text:style-name="T1">use</text:span> Illuminate\Foundation\Support\Providers\RouteServiceProvider <text:span text:style-name="T1">as</text:span> ServiceProvider;</text:p>
      <text:p text:style-name="P1"><text:span text:style-name="T1">use</text:span> Illuminate\Http\Request;</text:p>
      <text:p text:style-name="P1"><text:span text:style-name="T1">use</text:span> Illuminate\Support\Facades\RateLimiter;</text:p>
      <text:p text:style-name="P1"><text:span text:style-name="T1">use</text:span> Illuminate\Support\Facades\Route;</text:p>
      <text:p text:style-name="P4"/>
      <text:p text:style-name="P1"><text:span text:style-name="T1">class</text:span> RouteServiceProvider <text:span text:style-name="T1">extends</text:span> ServiceProvider</text:p>
      <text:p text:style-name="P1">{</text:p>
      <text:p text:style-name="P2">    <text:span text:style-name="T9">/**</text:span></text:p>
      <text:p text:style-name="P6">     <text:span text:style-name="T3">* The path to your application's "home" route.</text:span></text:p>
      <text:p text:style-name="P6">     <text:span text:style-name="T3">*</text:span></text:p>
      <text:p text:style-name="P6">     <text:span text:style-name="T3">* Typically, users are redirected here after authentication.</text:span></text:p>
      <text:p text:style-name="P6">     <text:span text:style-name="T3">*</text:span></text:p>
      <text:p text:style-name="P2"><text:span text:style-name="T8">     </text:span><text:span text:style-name="T9">* </text:span><text:span text:style-name="T2">@var</text:span><text:span text:style-name="T9"> </text:span><text:span text:style-name="T2">string</text:span></text:p>
      <text:p text:style-name="P6">     <text:span text:style-name="T3">*/</text:span></text:p>
      <text:p text:style-name="P2">    <text:span text:style-name="T2">public</text:span><text:span text:style-name="T3"> </text:span><text:span text:style-name="T2">const</text:span><text:span text:style-name="T3"> HOME = </text:span><text:span text:style-name="T5">'/'</text:span><text:span text:style-name="T3">;</text:span></text:p>
      <text:p text:style-name="P4"/>
      <text:p text:style-name="P2">    <text:span text:style-name="T9">/**</text:span></text:p>
      <text:p text:style-name="P6">     <text:span text:style-name="T3">* Define your route model bindings, pattern filters, and other route configuration.</text:span></text:p>
      <text:p text:style-name="P6">     <text:span text:style-name="T3">*/</text:span></text:p>
      <text:p text:style-name="P2">    <text:span text:style-name="T2">public</text:span><text:span text:style-name="T3"> </text:span><text:span text:style-name="T2">function</text:span><text:span text:style-name="T3"> boot(): </text:span><text:span text:style-name="T2">void</text:span></text:p>
      <text:p text:style-name="P2">    <text:span text:style-name="T3">{</text:span></text:p>
      <text:p text:style-name="P2">        <text:span text:style-name="T2">$this</text:span><text:span text:style-name="T3">-&gt;configureRateLimiting();</text:span></text:p>
      <text:p text:style-name="P4"/>
      <text:p text:style-name="P2">        <text:span text:style-name="T2">$this</text:span><text:span text:style-name="T3">-&gt;routes(</text:span><text:span text:style-name="T2">function</text:span><text:span text:style-name="T3"> () {</text:span></text:p>
      <text:p text:style-name="P2">            <text:span text:style-name="T3">Route::prefix(</text:span><text:span text:style-name="T5">'api'</text:span><text:span text:style-name="T3">)</text:span></text:p>
      <text:p text:style-name="P2">                <text:span text:style-name="T3">-&gt;middleware(</text:span><text:span text:style-name="T5">'api'</text:span><text:span text:style-name="T3">)</text:span></text:p>
      <text:p text:style-name="P2">                <text:span text:style-name="T3">-&gt;namespace(</text:span><text:span text:style-name="T2">$this</text:span><text:span text:style-name="T3">-&gt;namespace)</text:span></text:p>
      <text:p text:style-name="P2">                <text:span text:style-name="T3">-&gt;group(base_path(</text:span><text:span text:style-name="T5">'routes/api.php'</text:span><text:span text:style-name="T3">));</text:span></text:p>
      <text:p text:style-name="P4"/>
      <text:p text:style-name="P2">            <text:span text:style-name="T3">Route::middleware(</text:span><text:span text:style-name="T5">'web'</text:span><text:span text:style-name="T3">)</text:span></text:p>
      <text:p text:style-name="P2">                <text:span text:style-name="T3">-&gt;group(base_path(</text:span><text:span text:style-name="T5">'routes/web.php'</text:span><text:span text:style-name="T3">));</text:span></text:p>
      <text:p text:style-name="P4"><text:soft-page-break/></text:p>
      <text:p text:style-name="P2">            <text:span text:style-name="T3">Route::middleware(</text:span><text:span text:style-name="T5">'web'</text:span><text:span text:style-name="T3">, </text:span><text:span text:style-name="T5">'auth'</text:span><text:span text:style-name="T3">)</text:span></text:p>
      <text:p text:style-name="P2">                <text:span text:style-name="T3">-&gt;prefix(</text:span><text:span text:style-name="T5">'admin'</text:span><text:span text:style-name="T3">)</text:span></text:p>
      <text:p text:style-name="P2">                <text:span text:style-name="T3">-&gt;group(base_path(</text:span><text:span text:style-name="T5">'routes/admin.php'</text:span><text:span text:style-name="T3">));</text:span></text:p>
      <text:p text:style-name="P2">        <text:span text:style-name="T3">});</text:span></text:p>
      <text:p text:style-name="P2">    <text:span text:style-name="T3">}</text:span></text:p>
      <text:p text:style-name="P4"/>
      <text:p text:style-name="P2">    <text:span text:style-name="T9">/**</text:span></text:p>
      <text:p text:style-name="P6">     <text:span text:style-name="T3">* Configure the rate limiters for the application.</text:span></text:p>
      <text:p text:style-name="P6">     <text:span text:style-name="T3">*/</text:span></text:p>
      <text:p text:style-name="P2">    <text:span text:style-name="T2">protected</text:span><text:span text:style-name="T3"> </text:span><text:span text:style-name="T2">function</text:span><text:span text:style-name="T3"> configureRateLimiting(): </text:span><text:span text:style-name="T2">void</text:span></text:p>
      <text:p text:style-name="P2">    <text:span text:style-name="T3">{</text:span></text:p>
      <text:p text:style-name="P2">        <text:span text:style-name="T3">RateLimiter::for(</text:span><text:span text:style-name="T5">'api'</text:span><text:span text:style-name="T3">, </text:span><text:span text:style-name="T2">function</text:span><text:span text:style-name="T3"> (Request $request) {</text:span></text:p>
      <text:p text:style-name="P2">            <text:span text:style-name="T2">return</text:span><text:span text:style-name="T3"> Limit::perMinute(</text:span><text:span text:style-name="T7">60</text:span><text:span text:style-name="T3">)-&gt;by($request-&gt;user()?-&gt;id ?: $request-&gt;ip());</text:span></text:p>
      <text:p text:style-name="P2">        <text:span text:style-name="T3">});</text:span></text:p>
      <text:p text:style-name="P2">    <text:span text:style-name="T3">}</text:span></text:p>
      <text:p text:style-name="P1">}</text:p>
      <text:p text:style-name="P1"/>
      <text:p text:style-name="Standard"/>
      <text:p text:style-name="Standard"><text:s text:c="8"/>modified: <text:s text:c="2"/>config/adminlte.php</text:p>
      <text:p text:style-name="P3">&lt;?php</text:p>
      <text:p text:style-name="P4"/>
      <text:p text:style-name="P1"><text:span text:style-name="T1">return</text:span> [</text:p>
      <text:p text:style-name="P4"/>
      <text:p text:style-name="P2">    <text:span text:style-name="T9">/*</text:span></text:p>
      <text:p text:style-name="P6">    <text:span text:style-name="T3">|--------------------------------------------------------------------------</text:span></text:p>
      <text:p text:style-name="P6">    <text:span text:style-name="T3">| Title</text:span></text:p>
      <text:p text:style-name="P6">    <text:span text:style-name="T3">|--------------------------------------------------------------------------</text:span></text:p>
      <text:p text:style-name="P6">    <text:span text:style-name="T3">|</text:span></text:p>
      <text:p text:style-name="P6">    <text:span text:style-name="T3">| Here you can change the default title of your admin panel.</text:span></text:p>
      <text:p text:style-name="P6">    <text:span text:style-name="T3">|</text:span></text:p>
      <text:p text:style-name="P6">    <text:span text:style-name="T3">| For detailed instructions you can look the title section here:</text:span></text:p>
      <text:p text:style-name="P6">    <text:span text:style-name="T3">| https://github.com/jeroennoten/Laravel-AdminLTE/wiki/Basic-Configuration</text:span></text:p>
      <text:p text:style-name="P6">    <text:span text:style-name="T3">|</text:span></text:p>
      <text:p text:style-name="P6">    <text:span text:style-name="T3">*/</text:span></text:p>
      <text:p text:style-name="P4"/>
      <text:p text:style-name="P2">    <text:span text:style-name="T5">'title'</text:span><text:span text:style-name="T3"> =&gt; </text:span><text:span text:style-name="T5">'My Blog, Project'</text:span><text:span text:style-name="T3">,</text:span></text:p>
      <text:p text:style-name="P2">    <text:span text:style-name="T5">'title_prefix'</text:span><text:span text:style-name="T3"> =&gt; </text:span><text:span text:style-name="T5">''</text:span><text:span text:style-name="T3">,</text:span></text:p>
      <text:p text:style-name="P2">    <text:span text:style-name="T5">'title_postfix'</text:span><text:span text:style-name="T3"> =&gt; </text:span><text:span text:style-name="T5">''</text:span><text:span text:style-name="T3">,</text:span></text:p>
      <text:p text:style-name="P4"/>
      <text:p text:style-name="P2">    <text:span text:style-name="T9">/*</text:span></text:p>
      <text:p text:style-name="P6">    <text:span text:style-name="T3">|--------------------------------------------------------------------------</text:span></text:p>
      <text:p text:style-name="P6">    <text:span text:style-name="T3">| Favicon</text:span></text:p>
      <text:p text:style-name="P6">    <text:span text:style-name="T3">|--------------------------------------------------------------------------</text:span></text:p>
      <text:p text:style-name="P6">    <text:span text:style-name="T3">|</text:span></text:p>
      <text:p text:style-name="P6">    <text:span text:style-name="T3">| Here you can activate the favicon.</text:span></text:p>
      <text:p text:style-name="P6">    <text:span text:style-name="T3">|</text:span></text:p>
      <text:p text:style-name="P6">    <text:span text:style-name="T3">| For detailed instructions you can look the favicon section here:</text:span></text:p>
      <text:p text:style-name="P6">    <text:span text:style-name="T3">| https://github.com/jeroennoten/Laravel-AdminLTE/wiki/Basic-Configuration</text:span></text:p>
      <text:p text:style-name="P6">    <text:span text:style-name="T3">|</text:span></text:p>
      <text:p text:style-name="P6">    <text:span text:style-name="T3">*/</text:span></text:p>
      <text:p text:style-name="P4"/>
      <text:p text:style-name="P2">    <text:span text:style-name="T5">'use_ico_only'</text:span><text:span text:style-name="T3"> =&gt; </text:span><text:span text:style-name="T2">false</text:span><text:span text:style-name="T3">,</text:span></text:p>
      <text:p text:style-name="P2">    <text:span text:style-name="T5">'use_full_favicon'</text:span><text:span text:style-name="T3"> =&gt; </text:span><text:span text:style-name="T2">false</text:span><text:span text:style-name="T3">,</text:span></text:p>
      <text:p text:style-name="P4"><text:soft-page-break/></text:p>
      <text:p text:style-name="P2">    <text:span text:style-name="T9">/*</text:span></text:p>
      <text:p text:style-name="P6">    <text:span text:style-name="T3">|--------------------------------------------------------------------------</text:span></text:p>
      <text:p text:style-name="P6">    <text:span text:style-name="T3">| Google Fonts</text:span></text:p>
      <text:p text:style-name="P6">    <text:span text:style-name="T3">|--------------------------------------------------------------------------</text:span></text:p>
      <text:p text:style-name="P6">    <text:span text:style-name="T3">|</text:span></text:p>
      <text:p text:style-name="P6">    <text:span text:style-name="T3">| Here you can allow or not the use of external google fonts. Disabling the</text:span></text:p>
      <text:p text:style-name="P6">    <text:span text:style-name="T3">| google fonts may be useful if your admin panel internet access is</text:span></text:p>
      <text:p text:style-name="P6">    <text:span text:style-name="T3">| restricted somehow.</text:span></text:p>
      <text:p text:style-name="P6">    <text:span text:style-name="T3">|</text:span></text:p>
      <text:p text:style-name="P6">    <text:span text:style-name="T3">| For detailed instructions you can look the google fonts section here:</text:span></text:p>
      <text:p text:style-name="P6">    <text:span text:style-name="T3">| https://github.com/jeroennoten/Laravel-AdminLTE/wiki/Basic-Configuration</text:span></text:p>
      <text:p text:style-name="P6">    <text:span text:style-name="T3">|</text:span></text:p>
      <text:p text:style-name="P6">    <text:span text:style-name="T3">*/</text:span></text:p>
      <text:p text:style-name="P4"/>
      <text:p text:style-name="P2">    <text:span text:style-name="T5">'google_fonts'</text:span><text:span text:style-name="T3"> =&gt; [</text:span></text:p>
      <text:p text:style-name="P2">        <text:span text:style-name="T5">'allowed'</text:span><text:span text:style-name="T3"> =&gt; </text:span><text:span text:style-name="T2">true</text:span><text:span text:style-name="T3">,</text:span></text:p>
      <text:p text:style-name="P2">    <text:span text:style-name="T3">],</text:span></text:p>
      <text:p text:style-name="P4"/>
      <text:p text:style-name="P2">    <text:span text:style-name="T9">/*</text:span></text:p>
      <text:p text:style-name="P6">    <text:span text:style-name="T3">|--------------------------------------------------------------------------</text:span></text:p>
      <text:p text:style-name="P6">    <text:span text:style-name="T3">| Admin Panel Logo</text:span></text:p>
      <text:p text:style-name="P6">    <text:span text:style-name="T3">|--------------------------------------------------------------------------</text:span></text:p>
      <text:p text:style-name="P6">    <text:span text:style-name="T3">|</text:span></text:p>
      <text:p text:style-name="P6">    <text:span text:style-name="T3">| Here you can change the logo of your admin panel.</text:span></text:p>
      <text:p text:style-name="P6">    <text:span text:style-name="T3">|</text:span></text:p>
      <text:p text:style-name="P6">    <text:span text:style-name="T3">| For detailed instructions you can look the logo section here:</text:span></text:p>
      <text:p text:style-name="P6">    <text:span text:style-name="T3">| https://github.com/jeroennoten/Laravel-AdminLTE/wiki/Basic-Configuration</text:span></text:p>
      <text:p text:style-name="P6">    <text:span text:style-name="T3">|</text:span></text:p>
      <text:p text:style-name="P6">    <text:span text:style-name="T3">*/</text:span></text:p>
      <text:p text:style-name="P4"/>
      <text:p text:style-name="P2">    <text:span text:style-name="T5">'logo'</text:span><text:span text:style-name="T3"> =&gt; </text:span><text:span text:style-name="T5">'&lt;b&gt;Proyecto&lt;/b&gt;BLOG'</text:span><text:span text:style-name="T3">,</text:span></text:p>
      <text:p text:style-name="P2">    <text:span text:style-name="T5">'logo_img'</text:span><text:span text:style-name="T3"> =&gt; </text:span><text:span text:style-name="T5">'vendor/adminlte/dist/img/AdminLTELogo.png'</text:span><text:span text:style-name="T3">,</text:span></text:p>
      <text:p text:style-name="P2">    <text:span text:style-name="T5">'logo_img_class'</text:span><text:span text:style-name="T3"> =&gt; </text:span><text:span text:style-name="T5">'brand-image img-circle elevation-3'</text:span><text:span text:style-name="T3">,</text:span></text:p>
      <text:p text:style-name="P2">    <text:span text:style-name="T5">'logo_img_xl'</text:span><text:span text:style-name="T3"> =&gt; </text:span><text:span text:style-name="T2">null</text:span><text:span text:style-name="T3">,</text:span></text:p>
      <text:p text:style-name="P2">    <text:span text:style-name="T5">'logo_img_xl_class'</text:span><text:span text:style-name="T3"> =&gt; </text:span><text:span text:style-name="T5">'brand-image-xs'</text:span><text:span text:style-name="T3">,</text:span></text:p>
      <text:p text:style-name="P2">    <text:span text:style-name="T5">'logo_img_alt'</text:span><text:span text:style-name="T3"> =&gt; </text:span><text:span text:style-name="T5">'Admin Logo'</text:span><text:span text:style-name="T3">,</text:span></text:p>
      <text:p text:style-name="P4"/>
      <text:p text:style-name="P2">    <text:span text:style-name="T9">/*</text:span></text:p>
      <text:p text:style-name="P6">    <text:span text:style-name="T3">|--------------------------------------------------------------------------</text:span></text:p>
      <text:p text:style-name="P6">    <text:span text:style-name="T3">| Authentication Logo</text:span></text:p>
      <text:p text:style-name="P6">    <text:span text:style-name="T3">|--------------------------------------------------------------------------</text:span></text:p>
      <text:p text:style-name="P6">    <text:span text:style-name="T3">|</text:span></text:p>
      <text:p text:style-name="P6">    <text:span text:style-name="T3">| Here you can setup an alternative logo to use on your login and register</text:span></text:p>
      <text:p text:style-name="P6">    <text:span text:style-name="T3">| screens. When disabled, the admin panel logo will be used instead.</text:span></text:p>
      <text:p text:style-name="P6">    <text:span text:style-name="T3">|</text:span></text:p>
      <text:p text:style-name="P6">    <text:span text:style-name="T3">| For detailed instructions you can look the auth logo section here:</text:span></text:p>
      <text:p text:style-name="P6">    <text:span text:style-name="T3">| https://github.com/jeroennoten/Laravel-AdminLTE/wiki/Basic-Configuration</text:span></text:p>
      <text:p text:style-name="P6">    <text:span text:style-name="T3">|</text:span></text:p>
      <text:p text:style-name="P6">    <text:span text:style-name="T3">*/</text:span></text:p>
      <text:p text:style-name="P4"/>
      <text:p text:style-name="P2">    <text:span text:style-name="T5">'auth_logo'</text:span><text:span text:style-name="T3"> =&gt; [</text:span></text:p>
      <text:p text:style-name="P2"><text:soft-page-break/>        <text:span text:style-name="T5">'enabled'</text:span><text:span text:style-name="T3"> =&gt; </text:span><text:span text:style-name="T2">false</text:span><text:span text:style-name="T3">,</text:span></text:p>
      <text:p text:style-name="P2">        <text:span text:style-name="T5">'img'</text:span><text:span text:style-name="T3"> =&gt; [</text:span></text:p>
      <text:p text:style-name="P2">            <text:span text:style-name="T5">'path'</text:span><text:span text:style-name="T3"> =&gt; </text:span><text:span text:style-name="T5">'vendor/adminlte/dist/img/AdminLTELogo.png'</text:span><text:span text:style-name="T3">,</text:span></text:p>
      <text:p text:style-name="P2">            <text:span text:style-name="T5">'alt'</text:span><text:span text:style-name="T3"> =&gt; </text:span><text:span text:style-name="T5">'Auth Logo'</text:span><text:span text:style-name="T3">,</text:span></text:p>
      <text:p text:style-name="P2">            <text:span text:style-name="T5">'class'</text:span><text:span text:style-name="T3"> =&gt; </text:span><text:span text:style-name="T5">''</text:span><text:span text:style-name="T3">,</text:span></text:p>
      <text:p text:style-name="P2">            <text:span text:style-name="T5">'width'</text:span><text:span text:style-name="T3"> =&gt; </text:span><text:span text:style-name="T7">50</text:span><text:span text:style-name="T3">,</text:span></text:p>
      <text:p text:style-name="P2">            <text:span text:style-name="T5">'height'</text:span><text:span text:style-name="T3"> =&gt; </text:span><text:span text:style-name="T7">50</text:span><text:span text:style-name="T3">,</text:span></text:p>
      <text:p text:style-name="P2">        <text:span text:style-name="T3">],</text:span></text:p>
      <text:p text:style-name="P2">    <text:span text:style-name="T3">],</text:span></text:p>
      <text:p text:style-name="P4"/>
      <text:p text:style-name="P2">    <text:span text:style-name="T9">/*</text:span></text:p>
      <text:p text:style-name="P6">    <text:span text:style-name="T3">|--------------------------------------------------------------------------</text:span></text:p>
      <text:p text:style-name="P6">    <text:span text:style-name="T3">| Preloader Animation</text:span></text:p>
      <text:p text:style-name="P6">    <text:span text:style-name="T3">|--------------------------------------------------------------------------</text:span></text:p>
      <text:p text:style-name="P6">    <text:span text:style-name="T3">|</text:span></text:p>
      <text:p text:style-name="P6">    <text:span text:style-name="T3">| Here you can change the preloader animation configuration.</text:span></text:p>
      <text:p text:style-name="P6">    <text:span text:style-name="T3">|</text:span></text:p>
      <text:p text:style-name="P6">    <text:span text:style-name="T3">| For detailed instructions you can look the preloader section here:</text:span></text:p>
      <text:p text:style-name="P6">    <text:span text:style-name="T3">| https://github.com/jeroennoten/Laravel-AdminLTE/wiki/Basic-Configuration</text:span></text:p>
      <text:p text:style-name="P6">    <text:span text:style-name="T3">|</text:span></text:p>
      <text:p text:style-name="P6">    <text:span text:style-name="T3">*/</text:span></text:p>
      <text:p text:style-name="P4"/>
      <text:p text:style-name="P2">    <text:span text:style-name="T5">'preloader'</text:span><text:span text:style-name="T3"> =&gt; [</text:span></text:p>
      <text:p text:style-name="P2">        <text:span text:style-name="T5">'enabled'</text:span><text:span text:style-name="T3"> =&gt; </text:span><text:span text:style-name="T2">true</text:span><text:span text:style-name="T3">,</text:span></text:p>
      <text:p text:style-name="P2">        <text:span text:style-name="T5">'img'</text:span><text:span text:style-name="T3"> =&gt; [</text:span></text:p>
      <text:p text:style-name="P2">            <text:span text:style-name="T5">'path'</text:span><text:span text:style-name="T3"> =&gt; </text:span><text:span text:style-name="T5">'vendor/adminlte/dist/img/AdminLTELogo.png'</text:span><text:span text:style-name="T3">,</text:span></text:p>
      <text:p text:style-name="P2">            <text:span text:style-name="T5">'alt'</text:span><text:span text:style-name="T3"> =&gt; </text:span><text:span text:style-name="T5">'AdminLTE Preloader Image'</text:span><text:span text:style-name="T3">,</text:span></text:p>
      <text:p text:style-name="P2">            <text:span text:style-name="T5">'effect'</text:span><text:span text:style-name="T3"> =&gt; </text:span><text:span text:style-name="T5">'animation__shake'</text:span><text:span text:style-name="T3">,</text:span></text:p>
      <text:p text:style-name="P2">            <text:span text:style-name="T5">'width'</text:span><text:span text:style-name="T3"> =&gt; </text:span><text:span text:style-name="T7">60</text:span><text:span text:style-name="T3">,</text:span></text:p>
      <text:p text:style-name="P2">            <text:span text:style-name="T5">'height'</text:span><text:span text:style-name="T3"> =&gt; </text:span><text:span text:style-name="T7">60</text:span><text:span text:style-name="T3">,</text:span></text:p>
      <text:p text:style-name="P2">        <text:span text:style-name="T3">],</text:span></text:p>
      <text:p text:style-name="P2">    <text:span text:style-name="T3">],</text:span></text:p>
      <text:p text:style-name="P4"/>
      <text:p text:style-name="P2">    <text:span text:style-name="T9">/*</text:span></text:p>
      <text:p text:style-name="P6">    <text:span text:style-name="T3">|--------------------------------------------------------------------------</text:span></text:p>
      <text:p text:style-name="P6">    <text:span text:style-name="T3">| User Menu</text:span></text:p>
      <text:p text:style-name="P6">    <text:span text:style-name="T3">|--------------------------------------------------------------------------</text:span></text:p>
      <text:p text:style-name="P6">    <text:span text:style-name="T3">|</text:span></text:p>
      <text:p text:style-name="P6">    <text:span text:style-name="T3">| Here you can activate and change the user menu.</text:span></text:p>
      <text:p text:style-name="P6">    <text:span text:style-name="T3">|</text:span></text:p>
      <text:p text:style-name="P6">    <text:span text:style-name="T3">| For detailed instructions you can look the user menu section here:</text:span></text:p>
      <text:p text:style-name="P6">    <text:span text:style-name="T3">| https://github.com/jeroennoten/Laravel-AdminLTE/wiki/Basic-Configuration</text:span></text:p>
      <text:p text:style-name="P6">    <text:span text:style-name="T3">|</text:span></text:p>
      <text:p text:style-name="P6">    <text:span text:style-name="T3">*/</text:span></text:p>
      <text:p text:style-name="P4"/>
      <text:p text:style-name="P2">    <text:span text:style-name="T5">'usermenu_enabled'</text:span><text:span text:style-name="T3"> =&gt; </text:span><text:span text:style-name="T2">true</text:span><text:span text:style-name="T3">,</text:span></text:p>
      <text:p text:style-name="P2">    <text:span text:style-name="T5">'usermenu_header'</text:span><text:span text:style-name="T3"> =&gt; </text:span><text:span text:style-name="T2">false</text:span><text:span text:style-name="T3">,</text:span></text:p>
      <text:p text:style-name="P2">    <text:span text:style-name="T5">'usermenu_header_class'</text:span><text:span text:style-name="T3"> =&gt; </text:span><text:span text:style-name="T5">'bg-primary'</text:span><text:span text:style-name="T3">,</text:span></text:p>
      <text:p text:style-name="P2">    <text:span text:style-name="T5">'usermenu_image'</text:span><text:span text:style-name="T3"> =&gt; </text:span><text:span text:style-name="T2">false</text:span><text:span text:style-name="T3">,</text:span></text:p>
      <text:p text:style-name="P2">    <text:span text:style-name="T5">'usermenu_desc'</text:span><text:span text:style-name="T3"> =&gt; </text:span><text:span text:style-name="T2">false</text:span><text:span text:style-name="T3">,</text:span></text:p>
      <text:p text:style-name="P2">    <text:span text:style-name="T5">'usermenu_profile_url'</text:span><text:span text:style-name="T3"> =&gt; </text:span><text:span text:style-name="T2">false</text:span><text:span text:style-name="T3">,</text:span></text:p>
      <text:p text:style-name="P4"/>
      <text:p text:style-name="P2"><text:soft-page-break/>    <text:span text:style-name="T9">/*</text:span></text:p>
      <text:p text:style-name="P6">    <text:span text:style-name="T3">|--------------------------------------------------------------------------</text:span></text:p>
      <text:p text:style-name="P6">    <text:span text:style-name="T3">| Layout</text:span></text:p>
      <text:p text:style-name="P6">    <text:span text:style-name="T3">|--------------------------------------------------------------------------</text:span></text:p>
      <text:p text:style-name="P6">    <text:span text:style-name="T3">|</text:span></text:p>
      <text:p text:style-name="P6">    <text:span text:style-name="T3">| Here we change the layout of your admin panel.</text:span></text:p>
      <text:p text:style-name="P6">    <text:span text:style-name="T3">|</text:span></text:p>
      <text:p text:style-name="P6">    <text:span text:style-name="T3">| For detailed instructions you can look the layout section here:</text:span></text:p>
      <text:p text:style-name="P6">    <text:span text:style-name="T3">| https://github.com/jeroennoten/Laravel-AdminLTE/wiki/Layout-and-Styling-Configuration</text:span></text:p>
      <text:p text:style-name="P6">    <text:span text:style-name="T3">|</text:span></text:p>
      <text:p text:style-name="P6">    <text:span text:style-name="T3">*/</text:span></text:p>
      <text:p text:style-name="P4"/>
      <text:p text:style-name="P2">    <text:span text:style-name="T5">'layout_topnav'</text:span><text:span text:style-name="T3"> =&gt; </text:span><text:span text:style-name="T2">null</text:span><text:span text:style-name="T3">,</text:span></text:p>
      <text:p text:style-name="P2">    <text:span text:style-name="T5">'layout_boxed'</text:span><text:span text:style-name="T3"> =&gt; </text:span><text:span text:style-name="T2">null</text:span><text:span text:style-name="T3">,</text:span></text:p>
      <text:p text:style-name="P2">    <text:span text:style-name="T5">'layout_fixed_sidebar'</text:span><text:span text:style-name="T3"> =&gt; </text:span><text:span text:style-name="T2">true</text:span><text:span text:style-name="T3">,</text:span></text:p>
      <text:p text:style-name="P2">    <text:span text:style-name="T5">'layout_fixed_navbar'</text:span><text:span text:style-name="T3"> =&gt; </text:span><text:span text:style-name="T2">null</text:span><text:span text:style-name="T3">,</text:span></text:p>
      <text:p text:style-name="P2">    <text:span text:style-name="T5">'layout_fixed_footer'</text:span><text:span text:style-name="T3"> =&gt; </text:span><text:span text:style-name="T2">null</text:span><text:span text:style-name="T3">,</text:span></text:p>
      <text:p text:style-name="P2">    <text:span text:style-name="T5">'layout_dark_mode'</text:span><text:span text:style-name="T3"> =&gt; </text:span><text:span text:style-name="T2">null</text:span><text:span text:style-name="T3">,</text:span></text:p>
      <text:p text:style-name="P4"/>
      <text:p text:style-name="P2">    <text:span text:style-name="T9">/*</text:span></text:p>
      <text:p text:style-name="P6">    <text:span text:style-name="T3">|--------------------------------------------------------------------------</text:span></text:p>
      <text:p text:style-name="P6">    <text:span text:style-name="T3">| Authentication Views Classes</text:span></text:p>
      <text:p text:style-name="P6">    <text:span text:style-name="T3">|--------------------------------------------------------------------------</text:span></text:p>
      <text:p text:style-name="P6">    <text:span text:style-name="T3">|</text:span></text:p>
      <text:p text:style-name="P6">    <text:span text:style-name="T3">| Here you can change the look and behavior of the authentication views.</text:span></text:p>
      <text:p text:style-name="P6">    <text:span text:style-name="T3">|</text:span></text:p>
      <text:p text:style-name="P6">    <text:span text:style-name="T3">| For detailed instructions you can look the auth classes section here:</text:span></text:p>
      <text:p text:style-name="P6">    <text:span text:style-name="T3">| https://github.com/jeroennoten/Laravel-AdminLTE/wiki/Layout-and-Styling-Configuration</text:span></text:p>
      <text:p text:style-name="P6">    <text:span text:style-name="T3">|</text:span></text:p>
      <text:p text:style-name="P6">    <text:span text:style-name="T3">*/</text:span></text:p>
      <text:p text:style-name="P4"/>
      <text:p text:style-name="P2">    <text:span text:style-name="T5">'classes_auth_card'</text:span><text:span text:style-name="T3"> =&gt; </text:span><text:span text:style-name="T5">'card-outline card-primary'</text:span><text:span text:style-name="T3">,</text:span></text:p>
      <text:p text:style-name="P2">    <text:span text:style-name="T5">'classes_auth_header'</text:span><text:span text:style-name="T3"> =&gt; </text:span><text:span text:style-name="T5">''</text:span><text:span text:style-name="T3">,</text:span></text:p>
      <text:p text:style-name="P2">    <text:span text:style-name="T5">'classes_auth_body'</text:span><text:span text:style-name="T3"> =&gt; </text:span><text:span text:style-name="T5">''</text:span><text:span text:style-name="T3">,</text:span></text:p>
      <text:p text:style-name="P2">    <text:span text:style-name="T5">'classes_auth_footer'</text:span><text:span text:style-name="T3"> =&gt; </text:span><text:span text:style-name="T5">''</text:span><text:span text:style-name="T3">,</text:span></text:p>
      <text:p text:style-name="P2">    <text:span text:style-name="T5">'classes_auth_icon'</text:span><text:span text:style-name="T3"> =&gt; </text:span><text:span text:style-name="T5">''</text:span><text:span text:style-name="T3">,</text:span></text:p>
      <text:p text:style-name="P2">    <text:span text:style-name="T5">'classes_auth_btn'</text:span><text:span text:style-name="T3"> =&gt; </text:span><text:span text:style-name="T5">'btn-flat btn-primary'</text:span><text:span text:style-name="T3">,</text:span></text:p>
      <text:p text:style-name="P4"/>
      <text:p text:style-name="P2">    <text:span text:style-name="T9">/*</text:span></text:p>
      <text:p text:style-name="P6">    <text:span text:style-name="T3">|--------------------------------------------------------------------------</text:span></text:p>
      <text:p text:style-name="P6">    <text:span text:style-name="T3">| Admin Panel Classes</text:span></text:p>
      <text:p text:style-name="P6">    <text:span text:style-name="T3">|--------------------------------------------------------------------------</text:span></text:p>
      <text:p text:style-name="P6">    <text:span text:style-name="T3">|</text:span></text:p>
      <text:p text:style-name="P6">    <text:span text:style-name="T3">| Here you can change the look and behavior of the admin panel.</text:span></text:p>
      <text:p text:style-name="P6">    <text:span text:style-name="T3">|</text:span></text:p>
      <text:p text:style-name="P6">    <text:span text:style-name="T3">| For detailed instructions you can look the admin panel classes here:</text:span></text:p>
      <text:p text:style-name="P6">    <text:span text:style-name="T3">| https://github.com/jeroennoten/Laravel-AdminLTE/wiki/Layout-and-Styling-Configuration</text:span></text:p>
      <text:p text:style-name="P6">    <text:span text:style-name="T3">|</text:span></text:p>
      <text:p text:style-name="P6">    <text:span text:style-name="T3">*/</text:span></text:p>
      <text:p text:style-name="P4"/>
      <text:p text:style-name="P2">    <text:span text:style-name="T5">'classes_body'</text:span><text:span text:style-name="T3"> =&gt; </text:span><text:span text:style-name="T5">''</text:span><text:span text:style-name="T3">,</text:span></text:p>
      <text:p text:style-name="P2">    <text:span text:style-name="T5">'classes_brand'</text:span><text:span text:style-name="T3"> =&gt; </text:span><text:span text:style-name="T5">''</text:span><text:span text:style-name="T3">,</text:span></text:p>
      <text:p text:style-name="P2"><text:soft-page-break/>    <text:span text:style-name="T5">'classes_brand_text'</text:span><text:span text:style-name="T3"> =&gt; </text:span><text:span text:style-name="T5">''</text:span><text:span text:style-name="T3">,</text:span></text:p>
      <text:p text:style-name="P2">    <text:span text:style-name="T5">'classes_content_wrapper'</text:span><text:span text:style-name="T3"> =&gt; </text:span><text:span text:style-name="T5">''</text:span><text:span text:style-name="T3">,</text:span></text:p>
      <text:p text:style-name="P2">    <text:span text:style-name="T5">'classes_content_header'</text:span><text:span text:style-name="T3"> =&gt; </text:span><text:span text:style-name="T5">''</text:span><text:span text:style-name="T3">,</text:span></text:p>
      <text:p text:style-name="P2">    <text:span text:style-name="T5">'classes_content'</text:span><text:span text:style-name="T3"> =&gt; </text:span><text:span text:style-name="T5">''</text:span><text:span text:style-name="T3">,</text:span></text:p>
      <text:p text:style-name="P2">    <text:span text:style-name="T5">'classes_sidebar'</text:span><text:span text:style-name="T3"> =&gt; </text:span><text:span text:style-name="T5">'sidebar-dark-primary elevation-4'</text:span><text:span text:style-name="T3">,</text:span></text:p>
      <text:p text:style-name="P2">    <text:span text:style-name="T5">'classes_sidebar_nav'</text:span><text:span text:style-name="T3"> =&gt; </text:span><text:span text:style-name="T5">''</text:span><text:span text:style-name="T3">,</text:span></text:p>
      <text:p text:style-name="P2">    <text:span text:style-name="T5">'classes_topnav'</text:span><text:span text:style-name="T3"> =&gt; </text:span><text:span text:style-name="T5">'navbar-white navbar-light'</text:span><text:span text:style-name="T3">,</text:span></text:p>
      <text:p text:style-name="P2">    <text:span text:style-name="T5">'classes_topnav_nav'</text:span><text:span text:style-name="T3"> =&gt; </text:span><text:span text:style-name="T5">'navbar-expand'</text:span><text:span text:style-name="T3">,</text:span></text:p>
      <text:p text:style-name="P2">    <text:span text:style-name="T5">'classes_topnav_container'</text:span><text:span text:style-name="T3"> =&gt; </text:span><text:span text:style-name="T5">'container'</text:span><text:span text:style-name="T3">,</text:span></text:p>
      <text:p text:style-name="P4"/>
      <text:p text:style-name="P2">    <text:span text:style-name="T9">/*</text:span></text:p>
      <text:p text:style-name="P6">    <text:span text:style-name="T3">|--------------------------------------------------------------------------</text:span></text:p>
      <text:p text:style-name="P6">    <text:span text:style-name="T3">| Sidebar</text:span></text:p>
      <text:p text:style-name="P6">    <text:span text:style-name="T3">|--------------------------------------------------------------------------</text:span></text:p>
      <text:p text:style-name="P6">    <text:span text:style-name="T3">|</text:span></text:p>
      <text:p text:style-name="P6">    <text:span text:style-name="T3">| Here we can modify the sidebar of the admin panel.</text:span></text:p>
      <text:p text:style-name="P6">    <text:span text:style-name="T3">|</text:span></text:p>
      <text:p text:style-name="P6">    <text:span text:style-name="T3">| For detailed instructions you can look the sidebar section here:</text:span></text:p>
      <text:p text:style-name="P6">    <text:span text:style-name="T3">| https://github.com/jeroennoten/Laravel-AdminLTE/wiki/Layout-and-Styling-Configuration</text:span></text:p>
      <text:p text:style-name="P6">    <text:span text:style-name="T3">|</text:span></text:p>
      <text:p text:style-name="P6">    <text:span text:style-name="T3">*/</text:span></text:p>
      <text:p text:style-name="P4"/>
      <text:p text:style-name="P2">    <text:span text:style-name="T5">'sidebar_mini'</text:span><text:span text:style-name="T3"> =&gt; </text:span><text:span text:style-name="T5">'lg'</text:span><text:span text:style-name="T3">,</text:span></text:p>
      <text:p text:style-name="P2">    <text:span text:style-name="T5">'sidebar_collapse'</text:span><text:span text:style-name="T3"> =&gt; </text:span><text:span text:style-name="T2">false</text:span><text:span text:style-name="T3">,</text:span></text:p>
      <text:p text:style-name="P2">    <text:span text:style-name="T5">'sidebar_collapse_auto_size'</text:span><text:span text:style-name="T3"> =&gt; </text:span><text:span text:style-name="T2">false</text:span><text:span text:style-name="T3">,</text:span></text:p>
      <text:p text:style-name="P2">    <text:span text:style-name="T5">'sidebar_collapse_remember'</text:span><text:span text:style-name="T3"> =&gt; </text:span><text:span text:style-name="T2">false</text:span><text:span text:style-name="T3">,</text:span></text:p>
      <text:p text:style-name="P2">    <text:span text:style-name="T5">'sidebar_collapse_remember_no_transition'</text:span><text:span text:style-name="T3"> =&gt; </text:span><text:span text:style-name="T2">true</text:span><text:span text:style-name="T3">,</text:span></text:p>
      <text:p text:style-name="P2">    <text:span text:style-name="T5">'sidebar_scrollbar_theme'</text:span><text:span text:style-name="T3"> =&gt; </text:span><text:span text:style-name="T5">'os-theme-light'</text:span><text:span text:style-name="T3">,</text:span></text:p>
      <text:p text:style-name="P2">    <text:span text:style-name="T5">'sidebar_scrollbar_auto_hide'</text:span><text:span text:style-name="T3"> =&gt; </text:span><text:span text:style-name="T5">'l'</text:span><text:span text:style-name="T3">,</text:span></text:p>
      <text:p text:style-name="P2">    <text:span text:style-name="T5">'sidebar_nav_accordion'</text:span><text:span text:style-name="T3"> =&gt; </text:span><text:span text:style-name="T2">true</text:span><text:span text:style-name="T3">,</text:span></text:p>
      <text:p text:style-name="P2">    <text:span text:style-name="T5">'sidebar_nav_animation_speed'</text:span><text:span text:style-name="T3"> =&gt; </text:span><text:span text:style-name="T7">300</text:span><text:span text:style-name="T3">,</text:span></text:p>
      <text:p text:style-name="P4"/>
      <text:p text:style-name="P2">    <text:span text:style-name="T9">/*</text:span></text:p>
      <text:p text:style-name="P6">    <text:span text:style-name="T3">|--------------------------------------------------------------------------</text:span></text:p>
      <text:p text:style-name="P6">    <text:span text:style-name="T3">| Control Sidebar (Right Sidebar)</text:span></text:p>
      <text:p text:style-name="P6">    <text:span text:style-name="T3">|--------------------------------------------------------------------------</text:span></text:p>
      <text:p text:style-name="P6">    <text:span text:style-name="T3">|</text:span></text:p>
      <text:p text:style-name="P6">    <text:span text:style-name="T3">| Here we can modify the right sidebar aka control sidebar of the admin panel.</text:span></text:p>
      <text:p text:style-name="P6">    <text:span text:style-name="T3">|</text:span></text:p>
      <text:p text:style-name="P6">    <text:span text:style-name="T3">| For detailed instructions you can look the right sidebar section here:</text:span></text:p>
      <text:p text:style-name="P6">    <text:span text:style-name="T3">| https://github.com/jeroennoten/Laravel-AdminLTE/wiki/Layout-and-Styling-Configuration</text:span></text:p>
      <text:p text:style-name="P6">    <text:span text:style-name="T3">|</text:span></text:p>
      <text:p text:style-name="P6">    <text:span text:style-name="T3">*/</text:span></text:p>
      <text:p text:style-name="P4"/>
      <text:p text:style-name="P2">    <text:span text:style-name="T5">'right_sidebar'</text:span><text:span text:style-name="T3"> =&gt; </text:span><text:span text:style-name="T2">false</text:span><text:span text:style-name="T3">,</text:span></text:p>
      <text:p text:style-name="P2">    <text:span text:style-name="T5">'right_sidebar_icon'</text:span><text:span text:style-name="T3"> =&gt; </text:span><text:span text:style-name="T5">'fas fa-cogs'</text:span><text:span text:style-name="T3">,</text:span></text:p>
      <text:p text:style-name="P2">    <text:span text:style-name="T5">'right_sidebar_theme'</text:span><text:span text:style-name="T3"> =&gt; </text:span><text:span text:style-name="T5">'dark'</text:span><text:span text:style-name="T3">,</text:span></text:p>
      <text:p text:style-name="P2">    <text:span text:style-name="T5">'right_sidebar_slide'</text:span><text:span text:style-name="T3"> =&gt; </text:span><text:span text:style-name="T2">true</text:span><text:span text:style-name="T3">,</text:span></text:p>
      <text:p text:style-name="P2">    <text:span text:style-name="T5">'right_sidebar_push'</text:span><text:span text:style-name="T3"> =&gt; </text:span><text:span text:style-name="T2">true</text:span><text:span text:style-name="T3">,</text:span></text:p>
      <text:p text:style-name="P2">    <text:span text:style-name="T5">'right_sidebar_scrollbar_theme'</text:span><text:span text:style-name="T3"> =&gt; </text:span><text:span text:style-name="T5">'os-theme-light'</text:span><text:span text:style-name="T3">,</text:span></text:p>
      <text:p text:style-name="P2">    <text:span text:style-name="T5">'right_sidebar_scrollbar_auto_hide'</text:span><text:span text:style-name="T3"> =&gt; </text:span><text:span text:style-name="T5">'l'</text:span><text:span text:style-name="T3">,</text:span></text:p>
      <text:p text:style-name="P4"/>
      <text:p text:style-name="P2"><text:soft-page-break/>    <text:span text:style-name="T9">/*</text:span></text:p>
      <text:p text:style-name="P6">    <text:span text:style-name="T3">|--------------------------------------------------------------------------</text:span></text:p>
      <text:p text:style-name="P6">    <text:span text:style-name="T3">| URLs</text:span></text:p>
      <text:p text:style-name="P6">    <text:span text:style-name="T3">|--------------------------------------------------------------------------</text:span></text:p>
      <text:p text:style-name="P6">    <text:span text:style-name="T3">|</text:span></text:p>
      <text:p text:style-name="P6">    <text:span text:style-name="T3">| Here we can modify the url settings of the admin panel.</text:span></text:p>
      <text:p text:style-name="P6">    <text:span text:style-name="T3">|</text:span></text:p>
      <text:p text:style-name="P6">    <text:span text:style-name="T3">| For detailed instructions you can look the urls section here:</text:span></text:p>
      <text:p text:style-name="P6">    <text:span text:style-name="T3">| https://github.com/jeroennoten/Laravel-AdminLTE/wiki/Basic-Configuration</text:span></text:p>
      <text:p text:style-name="P6">    <text:span text:style-name="T3">|</text:span></text:p>
      <text:p text:style-name="P6">    <text:span text:style-name="T3">*/</text:span></text:p>
      <text:p text:style-name="P4"/>
      <text:p text:style-name="P2">    <text:span text:style-name="T5">'use_route_url'</text:span><text:span text:style-name="T3"> =&gt; </text:span><text:span text:style-name="T2">false</text:span><text:span text:style-name="T3">,</text:span></text:p>
      <text:p text:style-name="P2">    <text:span text:style-name="T5">'dashboard_url'</text:span><text:span text:style-name="T3"> =&gt; </text:span><text:span text:style-name="T5">'/'</text:span><text:span text:style-name="T3">,</text:span></text:p>
      <text:p text:style-name="P2">    <text:span text:style-name="T5">'logout_url'</text:span><text:span text:style-name="T3"> =&gt; </text:span><text:span text:style-name="T5">'logout'</text:span><text:span text:style-name="T3">,</text:span></text:p>
      <text:p text:style-name="P2">    <text:span text:style-name="T5">'login_url'</text:span><text:span text:style-name="T3"> =&gt; </text:span><text:span text:style-name="T5">'login'</text:span><text:span text:style-name="T3">,</text:span></text:p>
      <text:p text:style-name="P2">    <text:span text:style-name="T5">'register_url'</text:span><text:span text:style-name="T3"> =&gt; </text:span><text:span text:style-name="T5">'register'</text:span><text:span text:style-name="T3">,</text:span></text:p>
      <text:p text:style-name="P2">    <text:span text:style-name="T5">'password_reset_url'</text:span><text:span text:style-name="T3"> =&gt; </text:span><text:span text:style-name="T5">'password/reset'</text:span><text:span text:style-name="T3">,</text:span></text:p>
      <text:p text:style-name="P2">    <text:span text:style-name="T5">'password_email_url'</text:span><text:span text:style-name="T3"> =&gt; </text:span><text:span text:style-name="T5">'password/email'</text:span><text:span text:style-name="T3">,</text:span></text:p>
      <text:p text:style-name="P2">    <text:span text:style-name="T5">'profile_url'</text:span><text:span text:style-name="T3"> =&gt; </text:span><text:span text:style-name="T2">false</text:span><text:span text:style-name="T3">,</text:span></text:p>
      <text:p text:style-name="P4"/>
      <text:p text:style-name="P2">    <text:span text:style-name="T9">/*</text:span></text:p>
      <text:p text:style-name="P6">    <text:span text:style-name="T3">|--------------------------------------------------------------------------</text:span></text:p>
      <text:p text:style-name="P6">    <text:span text:style-name="T3">| Laravel Mix</text:span></text:p>
      <text:p text:style-name="P6">    <text:span text:style-name="T3">|--------------------------------------------------------------------------</text:span></text:p>
      <text:p text:style-name="P6">    <text:span text:style-name="T3">|</text:span></text:p>
      <text:p text:style-name="P6">    <text:span text:style-name="T3">| Here we can enable the Laravel Mix option for the admin panel.</text:span></text:p>
      <text:p text:style-name="P6">    <text:span text:style-name="T3">|</text:span></text:p>
      <text:p text:style-name="P6">    <text:span text:style-name="T3">| For detailed instructions you can look the laravel mix section here:</text:span></text:p>
      <text:p text:style-name="P6">    <text:span text:style-name="T3">| https://github.com/jeroennoten/Laravel-AdminLTE/wiki/Other-Configuration</text:span></text:p>
      <text:p text:style-name="P6">    <text:span text:style-name="T3">|</text:span></text:p>
      <text:p text:style-name="P6">    <text:span text:style-name="T3">*/</text:span></text:p>
      <text:p text:style-name="P4"/>
      <text:p text:style-name="P2">    <text:span text:style-name="T5">'enabled_laravel_mix'</text:span><text:span text:style-name="T3"> =&gt; </text:span><text:span text:style-name="T2">false</text:span><text:span text:style-name="T3">,</text:span></text:p>
      <text:p text:style-name="P2">    <text:span text:style-name="T5">'laravel_mix_css_path'</text:span><text:span text:style-name="T3"> =&gt; </text:span><text:span text:style-name="T5">'css/app.css'</text:span><text:span text:style-name="T3">,</text:span></text:p>
      <text:p text:style-name="P2">    <text:span text:style-name="T5">'laravel_mix_js_path'</text:span><text:span text:style-name="T3"> =&gt; </text:span><text:span text:style-name="T5">'js/app.js'</text:span><text:span text:style-name="T3">,</text:span></text:p>
      <text:p text:style-name="P4"/>
      <text:p text:style-name="P2">    <text:span text:style-name="T9">/*</text:span></text:p>
      <text:p text:style-name="P6">    <text:span text:style-name="T3">|--------------------------------------------------------------------------</text:span></text:p>
      <text:p text:style-name="P6">    <text:span text:style-name="T3">| Menu Items</text:span></text:p>
      <text:p text:style-name="P6">    <text:span text:style-name="T3">|--------------------------------------------------------------------------</text:span></text:p>
      <text:p text:style-name="P6">    <text:span text:style-name="T3">|</text:span></text:p>
      <text:p text:style-name="P6">    <text:span text:style-name="T3">| Here we can modify the sidebar/top navigation of the admin panel.</text:span></text:p>
      <text:p text:style-name="P6">    <text:span text:style-name="T3">|</text:span></text:p>
      <text:p text:style-name="P6">    <text:span text:style-name="T3">| For detailed instructions you can look here:</text:span></text:p>
      <text:p text:style-name="P6">    <text:span text:style-name="T3">| https://github.com/jeroennoten/Laravel-AdminLTE/wiki/Menu-Configuration</text:span></text:p>
      <text:p text:style-name="P6">    <text:span text:style-name="T3">|</text:span></text:p>
      <text:p text:style-name="P6">    <text:span text:style-name="T3">*/</text:span></text:p>
      <text:p text:style-name="P4"/>
      <text:p text:style-name="P2">    <text:span text:style-name="T5">'menu'</text:span><text:span text:style-name="T3"> =&gt; [</text:span></text:p>
      <text:p text:style-name="P2">        <text:span text:style-name="T9">// Navbar items:</text:span></text:p>
      <text:p text:style-name="P2">        <text:span text:style-name="T3">[</text:span></text:p>
      <text:p text:style-name="P2"><text:soft-page-break/>            <text:span text:style-name="T5">'type'</text:span><text:span text:style-name="T3">         =&gt; </text:span><text:span text:style-name="T5">'navbar-search'</text:span><text:span text:style-name="T3">,</text:span></text:p>
      <text:p text:style-name="P2">            <text:span text:style-name="T5">'text'</text:span><text:span text:style-name="T3">         =&gt; </text:span><text:span text:style-name="T5">'search'</text:span><text:span text:style-name="T3">,</text:span></text:p>
      <text:p text:style-name="P2">            <text:span text:style-name="T5">'topnav_right'</text:span><text:span text:style-name="T3"> =&gt; </text:span><text:span text:style-name="T2">true</text:span><text:span text:style-name="T3">,</text:span></text:p>
      <text:p text:style-name="P2">        <text:span text:style-name="T3">],</text:span></text:p>
      <text:p text:style-name="P2">        <text:span text:style-name="T3">[</text:span></text:p>
      <text:p text:style-name="P2">            <text:span text:style-name="T5">'type'</text:span><text:span text:style-name="T3">         =&gt; </text:span><text:span text:style-name="T5">'fullscreen-widget'</text:span><text:span text:style-name="T3">,</text:span></text:p>
      <text:p text:style-name="P2">            <text:span text:style-name="T5">'topnav_right'</text:span><text:span text:style-name="T3"> =&gt; </text:span><text:span text:style-name="T2">true</text:span><text:span text:style-name="T3">,</text:span></text:p>
      <text:p text:style-name="P2">        <text:span text:style-name="T3">],</text:span></text:p>
      <text:p text:style-name="P4"/>
      <text:p text:style-name="P2">        <text:span text:style-name="T9">// Sidebar items:</text:span></text:p>
      <text:p text:style-name="P2">        <text:span text:style-name="T3">[</text:span></text:p>
      <text:p text:style-name="P2">            <text:span text:style-name="T5">'type'</text:span><text:span text:style-name="T3"> =&gt; </text:span><text:span text:style-name="T5">'sidebar-menu-search'</text:span><text:span text:style-name="T3">,</text:span></text:p>
      <text:p text:style-name="P2">            <text:span text:style-name="T5">'text'</text:span><text:span text:style-name="T3"> =&gt; </text:span><text:span text:style-name="T5">'search'</text:span><text:span text:style-name="T3">,</text:span></text:p>
      <text:p text:style-name="P2">        <text:span text:style-name="T3">],</text:span></text:p>
      <text:p text:style-name="P2">        <text:span text:style-name="T3">[</text:span></text:p>
      <text:p text:style-name="P2">            <text:span text:style-name="T5">'text'</text:span><text:span text:style-name="T3"> =&gt; </text:span><text:span text:style-name="T5">'blog'</text:span><text:span text:style-name="T3">,</text:span></text:p>
      <text:p text:style-name="P2">            <text:span text:style-name="T5">'url'</text:span><text:span text:style-name="T3">  =&gt; </text:span><text:span text:style-name="T5">'admin/blog'</text:span><text:span text:style-name="T3">,</text:span></text:p>
      <text:p text:style-name="P2">            <text:span text:style-name="T5">'can'</text:span><text:span text:style-name="T3">  =&gt; </text:span><text:span text:style-name="T5">'manage-blog'</text:span><text:span text:style-name="T3">,</text:span></text:p>
      <text:p text:style-name="P2">        <text:span text:style-name="T3">],</text:span></text:p>
      <text:p text:style-name="P2">        <text:span text:style-name="T3">[</text:span></text:p>
      <text:p text:style-name="P2">            <text:span text:style-name="T5">'text'</text:span><text:span text:style-name="T3">        =&gt; </text:span><text:span text:style-name="T5">'Dashboard'</text:span><text:span text:style-name="T3">,</text:span></text:p>
      <text:p text:style-name="P2">            <text:span text:style-name="T5">'url'</text:span><text:span text:style-name="T3">         =&gt; </text:span><text:span text:style-name="T5">'admin'</text:span><text:span text:style-name="T3">,</text:span></text:p>
      <text:p text:style-name="P2">            <text:span text:style-name="T5">'icon'</text:span><text:span text:style-name="T3">        =&gt; </text:span><text:span text:style-name="T5">'fas fa-tachometer-alt fa-fw'</text:span><text:span text:style-name="T3">,</text:span></text:p>
      <text:p text:style-name="P4"/>
      <text:p text:style-name="P2">        <text:span text:style-name="T3">],</text:span></text:p>
      <text:p text:style-name="P2">        <text:span text:style-name="T3">[</text:span><text:span text:style-name="T5">'header'</text:span><text:span text:style-name="T3"> =&gt; </text:span><text:span text:style-name="T5">'Administrador'</text:span><text:span text:style-name="T3">],</text:span></text:p>
      <text:p text:style-name="P2">        <text:span text:style-name="T3">[</text:span></text:p>
      <text:p text:style-name="P2">            <text:span text:style-name="T5">'text'</text:span><text:span text:style-name="T3"> =&gt; </text:span><text:span text:style-name="T5">'Categorías'</text:span><text:span text:style-name="T3">,</text:span></text:p>
      <text:p text:style-name="P2">            <text:span text:style-name="T5">'route'</text:span><text:span text:style-name="T3">  =&gt; </text:span><text:span text:style-name="T5">'admin.categories.index'</text:span><text:span text:style-name="T3">,</text:span></text:p>
      <text:p text:style-name="P2">            <text:span text:style-name="T5">'icon'</text:span><text:span text:style-name="T3"> =&gt; </text:span><text:span text:style-name="T5">'fab fa-fw fa-buffer'</text:span><text:span text:style-name="T3">,</text:span></text:p>
      <text:p text:style-name="P2">            <text:span text:style-name="T5">'active'</text:span><text:span text:style-name="T3"> =&gt; [</text:span><text:span text:style-name="T5">'admin/category*'</text:span><text:span text:style-name="T3">]</text:span></text:p>
      <text:p text:style-name="P2">        <text:span text:style-name="T3">],</text:span></text:p>
      <text:p text:style-name="P2">        <text:span text:style-name="T3">[</text:span></text:p>
      <text:p text:style-name="P2">            <text:span text:style-name="T5">'text'</text:span><text:span text:style-name="T3"> =&gt; </text:span><text:span text:style-name="T5">'Etiquetas'</text:span><text:span text:style-name="T3">,</text:span></text:p>
      <text:p text:style-name="P2">            <text:span text:style-name="T5">'route'</text:span><text:span text:style-name="T3">  =&gt; </text:span><text:span text:style-name="T5">'admin.tags.index'</text:span><text:span text:style-name="T3">,</text:span></text:p>
      <text:p text:style-name="P2">            <text:span text:style-name="T5">'icon'</text:span><text:span text:style-name="T3"> =&gt; </text:span><text:span text:style-name="T5">'far fa-fw fa-bookmark'</text:span><text:span text:style-name="T3">,</text:span></text:p>
      <text:p text:style-name="P2">            <text:span text:style-name="T5">'active'</text:span><text:span text:style-name="T3"> =&gt; [</text:span><text:span text:style-name="T5">'admin/tags*'</text:span><text:span text:style-name="T3">]</text:span></text:p>
      <text:p text:style-name="P2">        <text:span text:style-name="T3">],</text:span></text:p>
      <text:p text:style-name="P2">        <text:span text:style-name="T3">[</text:span><text:span text:style-name="T5">'header'</text:span><text:span text:style-name="T3"> =&gt; </text:span><text:span text:style-name="T5">'OPCIONES DE BLOG'</text:span><text:span text:style-name="T3">],</text:span></text:p>
      <text:p text:style-name="P2">        <text:span text:style-name="T3">[</text:span></text:p>
      <text:p text:style-name="P2">            <text:span text:style-name="T5">'text'</text:span><text:span text:style-name="T3">       =&gt; </text:span><text:span text:style-name="T5">'Lista de posts'</text:span><text:span text:style-name="T3">,</text:span></text:p>
      <text:p text:style-name="P2">            <text:span text:style-name="T5">'route'</text:span><text:span text:style-name="T3">        =&gt; </text:span><text:span text:style-name="T5">'admin.posts.index'</text:span><text:span text:style-name="T3">,</text:span></text:p>
      <text:p text:style-name="P2">            <text:span text:style-name="T5">'icon'</text:span><text:span text:style-name="T3">       =&gt; </text:span><text:span text:style-name="T5">'fas fa-fw fa-clipboard'</text:span><text:span text:style-name="T3">,</text:span></text:p>
      <text:p text:style-name="P2">            <text:span text:style-name="T5">'active'</text:span><text:span text:style-name="T3"> =&gt; [</text:span><text:span text:style-name="T5">'admin/posts*'</text:span><text:span text:style-name="T3">]        ],</text:span></text:p>
      <text:p text:style-name="P2">        <text:span text:style-name="T3">[</text:span></text:p>
      <text:p text:style-name="P2">            <text:span text:style-name="T5">'text'</text:span><text:span text:style-name="T3">       =&gt; </text:span><text:span text:style-name="T5">'Crear nuevo post'</text:span><text:span text:style-name="T3">,</text:span></text:p>
      <text:p text:style-name="P2">            <text:span text:style-name="T5">'route'</text:span><text:span text:style-name="T3">        =&gt; </text:span><text:span text:style-name="T5">'admin.posts.create'</text:span><text:span text:style-name="T3">,</text:span></text:p>
      <text:p text:style-name="P2">            <text:span text:style-name="T5">'icon'</text:span><text:span text:style-name="T3">       =&gt; </text:span><text:span text:style-name="T5">'fas fa-fw fa-file'</text:span><text:span text:style-name="T3">,</text:span></text:p>
      <text:p text:style-name="P2">            <text:span text:style-name="T5">'active'</text:span><text:span text:style-name="T3"> =&gt; [</text:span><text:span text:style-name="T5">'admin/posts'</text:span><text:span text:style-name="T3">]           ],</text:span></text:p>
      <text:p text:style-name="P4"/>
      <text:p text:style-name="P2">    <text:span text:style-name="T3">],</text:span></text:p>
      <text:p text:style-name="P4"/>
      <text:p text:style-name="P2"><text:soft-page-break/>    <text:span text:style-name="T9">/*</text:span></text:p>
      <text:p text:style-name="P6">    <text:span text:style-name="T3">|--------------------------------------------------------------------------</text:span></text:p>
      <text:p text:style-name="P6">    <text:span text:style-name="T3">| Menu Filters</text:span></text:p>
      <text:p text:style-name="P6">    <text:span text:style-name="T3">|--------------------------------------------------------------------------</text:span></text:p>
      <text:p text:style-name="P6">    <text:span text:style-name="T3">|</text:span></text:p>
      <text:p text:style-name="P6">    <text:span text:style-name="T3">| Here we can modify the menu filters of the admin panel.</text:span></text:p>
      <text:p text:style-name="P6">    <text:span text:style-name="T3">|</text:span></text:p>
      <text:p text:style-name="P6">    <text:span text:style-name="T3">| For detailed instructions you can look the menu filters section here:</text:span></text:p>
      <text:p text:style-name="P6">    <text:span text:style-name="T3">| https://github.com/jeroennoten/Laravel-AdminLTE/wiki/Menu-Configuration</text:span></text:p>
      <text:p text:style-name="P6">    <text:span text:style-name="T3">|</text:span></text:p>
      <text:p text:style-name="P6">    <text:span text:style-name="T3">*/</text:span></text:p>
      <text:p text:style-name="P4"/>
      <text:p text:style-name="P2">    <text:span text:style-name="T5">'filters'</text:span><text:span text:style-name="T3"> =&gt; [</text:span></text:p>
      <text:p text:style-name="P2">        <text:span text:style-name="T3">JeroenNoten\LaravelAdminLte\Menu\Filters\GateFilter::</text:span><text:span text:style-name="T2">class</text:span><text:span text:style-name="T3">,</text:span></text:p>
      <text:p text:style-name="P2">        <text:span text:style-name="T3">JeroenNoten\LaravelAdminLte\Menu\Filters\HrefFilter::</text:span><text:span text:style-name="T2">class</text:span><text:span text:style-name="T3">,</text:span></text:p>
      <text:p text:style-name="P2">        <text:span text:style-name="T3">JeroenNoten\LaravelAdminLte\Menu\Filters\SearchFilter::</text:span><text:span text:style-name="T2">class</text:span><text:span text:style-name="T3">,</text:span></text:p>
      <text:p text:style-name="P2">        <text:span text:style-name="T3">JeroenNoten\LaravelAdminLte\Menu\Filters\ActiveFilter::</text:span><text:span text:style-name="T2">class</text:span><text:span text:style-name="T3">,</text:span></text:p>
      <text:p text:style-name="P2">        <text:span text:style-name="T3">JeroenNoten\LaravelAdminLte\Menu\Filters\ClassesFilter::</text:span><text:span text:style-name="T2">class</text:span><text:span text:style-name="T3">,</text:span></text:p>
      <text:p text:style-name="P2">        <text:span text:style-name="T3">JeroenNoten\LaravelAdminLte\Menu\Filters\LangFilter::</text:span><text:span text:style-name="T2">class</text:span><text:span text:style-name="T3">,</text:span></text:p>
      <text:p text:style-name="P2">        <text:span text:style-name="T3">JeroenNoten\LaravelAdminLte\Menu\Filters\DataFilter::</text:span><text:span text:style-name="T2">class</text:span><text:span text:style-name="T3">,</text:span></text:p>
      <text:p text:style-name="P2">    <text:span text:style-name="T3">],</text:span></text:p>
      <text:p text:style-name="P4"/>
      <text:p text:style-name="P2">    <text:span text:style-name="T9">/*</text:span></text:p>
      <text:p text:style-name="P6">    <text:span text:style-name="T3">|--------------------------------------------------------------------------</text:span></text:p>
      <text:p text:style-name="P6">    <text:span text:style-name="T3">| Plugins Initialization</text:span></text:p>
      <text:p text:style-name="P6">    <text:span text:style-name="T3">|--------------------------------------------------------------------------</text:span></text:p>
      <text:p text:style-name="P6">    <text:span text:style-name="T3">|</text:span></text:p>
      <text:p text:style-name="P6">    <text:span text:style-name="T3">| Here we can modify the plugins used inside the admin panel.</text:span></text:p>
      <text:p text:style-name="P6">    <text:span text:style-name="T3">|</text:span></text:p>
      <text:p text:style-name="P6">    <text:span text:style-name="T3">| For detailed instructions you can look the plugins section here:</text:span></text:p>
      <text:p text:style-name="P6">    <text:span text:style-name="T3">| https://github.com/jeroennoten/Laravel-AdminLTE/wiki/Plugins-Configuration</text:span></text:p>
      <text:p text:style-name="P6">    <text:span text:style-name="T3">|</text:span></text:p>
      <text:p text:style-name="P6">    <text:span text:style-name="T3">*/</text:span></text:p>
      <text:p text:style-name="P4"/>
      <text:p text:style-name="P2">    <text:span text:style-name="T5">'plugins'</text:span><text:span text:style-name="T3"> =&gt; [</text:span></text:p>
      <text:p text:style-name="P2">        <text:span text:style-name="T5">'Datatables'</text:span><text:span text:style-name="T3"> =&gt; [</text:span></text:p>
      <text:p text:style-name="P2">            <text:span text:style-name="T5">'active'</text:span><text:span text:style-name="T3"> =&gt; </text:span><text:span text:style-name="T2">false</text:span><text:span text:style-name="T3">,</text:span></text:p>
      <text:p text:style-name="P2">            <text:span text:style-name="T5">'files'</text:span><text:span text:style-name="T3"> =&gt; [</text:span></text:p>
      <text:p text:style-name="P2">                <text:span text:style-name="T3">[</text:span></text:p>
      <text:p text:style-name="P2">                    <text:span text:style-name="T5">'type'</text:span><text:span text:style-name="T3"> =&gt; </text:span><text:span text:style-name="T5">'js'</text:span><text:span text:style-name="T3">,</text:span></text:p>
      <text:p text:style-name="P2">                    <text:span text:style-name="T5">'asset'</text:span><text:span text:style-name="T3"> =&gt; </text:span><text:span text:style-name="T2">false</text:span><text:span text:style-name="T3">,</text:span></text:p>
      <text:p text:style-name="P2">                    <text:span text:style-name="T5">'location'</text:span><text:span text:style-name="T3"> =&gt; </text:span><text:span text:style-name="T5">'//cdn.datatables.net/1.10.19/js/jquery.dataTables.min.js'</text:span><text:span text:style-name="T3">,</text:span></text:p>
      <text:p text:style-name="P2">                <text:span text:style-name="T3">],</text:span></text:p>
      <text:p text:style-name="P2">                <text:span text:style-name="T3">[</text:span></text:p>
      <text:p text:style-name="P2">                    <text:span text:style-name="T5">'type'</text:span><text:span text:style-name="T3"> =&gt; </text:span><text:span text:style-name="T5">'js'</text:span><text:span text:style-name="T3">,</text:span></text:p>
      <text:p text:style-name="P2">                    <text:span text:style-name="T5">'asset'</text:span><text:span text:style-name="T3"> =&gt; </text:span><text:span text:style-name="T2">false</text:span><text:span text:style-name="T3">,</text:span></text:p>
      <text:p text:style-name="P2">                    <text:span text:style-name="T5">'location'</text:span><text:span text:style-name="T3"> =&gt; </text:span><text:span text:style-name="T5">'//cdn.datatables.net/1.10.19/js/dataTables.bootstrap4.min.js'</text:span><text:span text:style-name="T3">,</text:span></text:p>
      <text:p text:style-name="P2">                <text:span text:style-name="T3">],</text:span></text:p>
      <text:p text:style-name="P2">                <text:span text:style-name="T3">[</text:span></text:p>
      <text:p text:style-name="P2">                    <text:span text:style-name="T5">'type'</text:span><text:span text:style-name="T3"> =&gt; </text:span><text:span text:style-name="T5">'css'</text:span><text:span text:style-name="T3">,</text:span></text:p>
      <text:p text:style-name="P2">                    <text:span text:style-name="T5">'asset'</text:span><text:span text:style-name="T3"> =&gt; </text:span><text:span text:style-name="T2">false</text:span><text:span text:style-name="T3">,</text:span></text:p>
      <text:p text:style-name="P2">                    <text:span text:style-name="T5">'location'</text:span><text:span text:style-name="T3"> =&gt; </text:span><text:span text:style-name="T5">'//cdn.datatables.net/1.10.19/css/dataTables.bootstrap4.min.css'</text:span><text:span text:style-name="T3">,</text:span></text:p>
      <text:p text:style-name="P2"><text:soft-page-break/>                <text:span text:style-name="T3">],</text:span></text:p>
      <text:p text:style-name="P2">            <text:span text:style-name="T3">],</text:span></text:p>
      <text:p text:style-name="P2">        <text:span text:style-name="T3">],</text:span></text:p>
      <text:p text:style-name="P2">        <text:span text:style-name="T5">'Select2'</text:span><text:span text:style-name="T3"> =&gt; [</text:span></text:p>
      <text:p text:style-name="P2">            <text:span text:style-name="T5">'active'</text:span><text:span text:style-name="T3"> =&gt; </text:span><text:span text:style-name="T2">false</text:span><text:span text:style-name="T3">,</text:span></text:p>
      <text:p text:style-name="P2">            <text:span text:style-name="T5">'files'</text:span><text:span text:style-name="T3"> =&gt; [</text:span></text:p>
      <text:p text:style-name="P2">                <text:span text:style-name="T3">[</text:span></text:p>
      <text:p text:style-name="P2">                    <text:span text:style-name="T5">'type'</text:span><text:span text:style-name="T3"> =&gt; </text:span><text:span text:style-name="T5">'js'</text:span><text:span text:style-name="T3">,</text:span></text:p>
      <text:p text:style-name="P2">                    <text:span text:style-name="T5">'asset'</text:span><text:span text:style-name="T3"> =&gt; </text:span><text:span text:style-name="T2">false</text:span><text:span text:style-name="T3">,</text:span></text:p>
      <text:p text:style-name="P2">                    <text:span text:style-name="T5">'location'</text:span><text:span text:style-name="T3"> =&gt; </text:span><text:span text:style-name="T5">'//cdnjs.cloudflare.com/ajax/libs/select2/4.0.3/js/select2.min.js'</text:span><text:span text:style-name="T3">,</text:span></text:p>
      <text:p text:style-name="P2">                <text:span text:style-name="T3">],</text:span></text:p>
      <text:p text:style-name="P2">                <text:span text:style-name="T3">[</text:span></text:p>
      <text:p text:style-name="P2">                    <text:span text:style-name="T5">'type'</text:span><text:span text:style-name="T3"> =&gt; </text:span><text:span text:style-name="T5">'css'</text:span><text:span text:style-name="T3">,</text:span></text:p>
      <text:p text:style-name="P2">                    <text:span text:style-name="T5">'asset'</text:span><text:span text:style-name="T3"> =&gt; </text:span><text:span text:style-name="T2">false</text:span><text:span text:style-name="T3">,</text:span></text:p>
      <text:p text:style-name="P2">                    <text:span text:style-name="T5">'location'</text:span><text:span text:style-name="T3"> =&gt; </text:span><text:span text:style-name="T5">'//cdnjs.cloudflare.com/ajax/libs/select2/4.0.3/css/select2.css'</text:span><text:span text:style-name="T3">,</text:span></text:p>
      <text:p text:style-name="P2">                <text:span text:style-name="T3">],</text:span></text:p>
      <text:p text:style-name="P2">            <text:span text:style-name="T3">],</text:span></text:p>
      <text:p text:style-name="P2">        <text:span text:style-name="T3">],</text:span></text:p>
      <text:p text:style-name="P2">        <text:span text:style-name="T5">'Chartjs'</text:span><text:span text:style-name="T3"> =&gt; [</text:span></text:p>
      <text:p text:style-name="P2">            <text:span text:style-name="T5">'active'</text:span><text:span text:style-name="T3"> =&gt; </text:span><text:span text:style-name="T2">false</text:span><text:span text:style-name="T3">,</text:span></text:p>
      <text:p text:style-name="P2">            <text:span text:style-name="T5">'files'</text:span><text:span text:style-name="T3"> =&gt; [</text:span></text:p>
      <text:p text:style-name="P2">                <text:span text:style-name="T3">[</text:span></text:p>
      <text:p text:style-name="P2">                    <text:span text:style-name="T5">'type'</text:span><text:span text:style-name="T3"> =&gt; </text:span><text:span text:style-name="T5">'js'</text:span><text:span text:style-name="T3">,</text:span></text:p>
      <text:p text:style-name="P2">                    <text:span text:style-name="T5">'asset'</text:span><text:span text:style-name="T3"> =&gt; </text:span><text:span text:style-name="T2">false</text:span><text:span text:style-name="T3">,</text:span></text:p>
      <text:p text:style-name="P2">                    <text:span text:style-name="T5">'location'</text:span><text:span text:style-name="T3"> =&gt; </text:span><text:span text:style-name="T5">'//cdnjs.cloudflare.com/ajax/libs/Chart.js/2.7.0/Chart.bundle.min.js'</text:span><text:span text:style-name="T3">,</text:span></text:p>
      <text:p text:style-name="P2">                <text:span text:style-name="T3">],</text:span></text:p>
      <text:p text:style-name="P2">            <text:span text:style-name="T3">],</text:span></text:p>
      <text:p text:style-name="P2">        <text:span text:style-name="T3">],</text:span></text:p>
      <text:p text:style-name="P2">        <text:span text:style-name="T5">'Sweetalert2'</text:span><text:span text:style-name="T3"> =&gt; [</text:span></text:p>
      <text:p text:style-name="P2">            <text:span text:style-name="T5">'active'</text:span><text:span text:style-name="T3"> =&gt; </text:span><text:span text:style-name="T2">false</text:span><text:span text:style-name="T3">,</text:span></text:p>
      <text:p text:style-name="P2">            <text:span text:style-name="T5">'files'</text:span><text:span text:style-name="T3"> =&gt; [</text:span></text:p>
      <text:p text:style-name="P2">                <text:span text:style-name="T3">[</text:span></text:p>
      <text:p text:style-name="P2">                    <text:span text:style-name="T5">'type'</text:span><text:span text:style-name="T3"> =&gt; </text:span><text:span text:style-name="T5">'js'</text:span><text:span text:style-name="T3">,</text:span></text:p>
      <text:p text:style-name="P2">                    <text:span text:style-name="T5">'asset'</text:span><text:span text:style-name="T3"> =&gt; </text:span><text:span text:style-name="T2">false</text:span><text:span text:style-name="T3">,</text:span></text:p>
      <text:p text:style-name="P2">                    <text:span text:style-name="T5">'location'</text:span><text:span text:style-name="T3"> =&gt; </text:span><text:span text:style-name="T5">'//cdn.jsdelivr.net/npm/sweetalert2@8'</text:span><text:span text:style-name="T3">,</text:span></text:p>
      <text:p text:style-name="P2">                <text:span text:style-name="T3">],</text:span></text:p>
      <text:p text:style-name="P2">            <text:span text:style-name="T3">],</text:span></text:p>
      <text:p text:style-name="P2">        <text:span text:style-name="T3">],</text:span></text:p>
      <text:p text:style-name="P2">        <text:span text:style-name="T5">'Pace'</text:span><text:span text:style-name="T3"> =&gt; [</text:span></text:p>
      <text:p text:style-name="P2">            <text:span text:style-name="T5">'active'</text:span><text:span text:style-name="T3"> =&gt; </text:span><text:span text:style-name="T2">false</text:span><text:span text:style-name="T3">,</text:span></text:p>
      <text:p text:style-name="P2">            <text:span text:style-name="T5">'files'</text:span><text:span text:style-name="T3"> =&gt; [</text:span></text:p>
      <text:p text:style-name="P2">                <text:span text:style-name="T3">[</text:span></text:p>
      <text:p text:style-name="P2">                    <text:span text:style-name="T5">'type'</text:span><text:span text:style-name="T3"> =&gt; </text:span><text:span text:style-name="T5">'css'</text:span><text:span text:style-name="T3">,</text:span></text:p>
      <text:p text:style-name="P2">                    <text:span text:style-name="T5">'asset'</text:span><text:span text:style-name="T3"> =&gt; </text:span><text:span text:style-name="T2">false</text:span><text:span text:style-name="T3">,</text:span></text:p>
      <text:p text:style-name="P2">                    <text:span text:style-name="T5">'location'</text:span><text:span text:style-name="T3"> =&gt; </text:span><text:span text:style-name="T5">'//cdnjs.cloudflare.com/ajax/libs/pace/1.0.2/themes/blue/pace-theme-center-radar.min.css'</text:span><text:span text:style-name="T3">,</text:span></text:p>
      <text:p text:style-name="P2">                <text:span text:style-name="T3">],</text:span></text:p>
      <text:p text:style-name="P2">                <text:span text:style-name="T3">[</text:span></text:p>
      <text:p text:style-name="P2">                    <text:span text:style-name="T5">'type'</text:span><text:span text:style-name="T3"> =&gt; </text:span><text:span text:style-name="T5">'js'</text:span><text:span text:style-name="T3">,</text:span></text:p>
      <text:p text:style-name="P2">                    <text:span text:style-name="T5">'asset'</text:span><text:span text:style-name="T3"> =&gt; </text:span><text:span text:style-name="T2">false</text:span><text:span text:style-name="T3">,</text:span></text:p>
      <text:p text:style-name="P2">                    <text:span text:style-name="T5">'location'</text:span><text:span text:style-name="T3"> =&gt; </text:span><text:span text:style-name="T5">'//cdnjs.cloudflare.com/ajax/libs/pace/1.0.2/pace.min.js'</text:span><text:span text:style-name="T3">,</text:span></text:p>
      <text:p text:style-name="P2">                <text:span text:style-name="T3">],</text:span></text:p>
      <text:p text:style-name="P2">            <text:span text:style-name="T3">],</text:span></text:p>
      <text:p text:style-name="P2"><text:soft-page-break/>        <text:span text:style-name="T3">],</text:span></text:p>
      <text:p text:style-name="P2">    <text:span text:style-name="T3">],</text:span></text:p>
      <text:p text:style-name="P4"/>
      <text:p text:style-name="P2">    <text:span text:style-name="T9">/*</text:span></text:p>
      <text:p text:style-name="P6">    <text:span text:style-name="T3">|--------------------------------------------------------------------------</text:span></text:p>
      <text:p text:style-name="P6">    <text:span text:style-name="T3">| IFrame</text:span></text:p>
      <text:p text:style-name="P6">    <text:span text:style-name="T3">|--------------------------------------------------------------------------</text:span></text:p>
      <text:p text:style-name="P6">    <text:span text:style-name="T3">|</text:span></text:p>
      <text:p text:style-name="P6">    <text:span text:style-name="T3">| Here we change the IFrame mode configuration. Note these changes will</text:span></text:p>
      <text:p text:style-name="P6">    <text:span text:style-name="T3">| only apply to the view that extends and enable the IFrame mode.</text:span></text:p>
      <text:p text:style-name="P6">    <text:span text:style-name="T3">|</text:span></text:p>
      <text:p text:style-name="P6">    <text:span text:style-name="T3">| For detailed instructions you can look the iframe mode section here:</text:span></text:p>
      <text:p text:style-name="P6">    <text:span text:style-name="T3">| https://github.com/jeroennoten/Laravel-AdminLTE/wiki/IFrame-Mode-Configuration</text:span></text:p>
      <text:p text:style-name="P6">    <text:span text:style-name="T3">|</text:span></text:p>
      <text:p text:style-name="P6">    <text:span text:style-name="T3">*/</text:span></text:p>
      <text:p text:style-name="P4"/>
      <text:p text:style-name="P2">    <text:span text:style-name="T5">'iframe'</text:span><text:span text:style-name="T3"> =&gt; [</text:span></text:p>
      <text:p text:style-name="P2">        <text:span text:style-name="T5">'default_tab'</text:span><text:span text:style-name="T3"> =&gt; [</text:span></text:p>
      <text:p text:style-name="P2">            <text:span text:style-name="T5">'url'</text:span><text:span text:style-name="T3"> =&gt; </text:span><text:span text:style-name="T2">null</text:span><text:span text:style-name="T3">,</text:span></text:p>
      <text:p text:style-name="P2">            <text:span text:style-name="T5">'title'</text:span><text:span text:style-name="T3"> =&gt; </text:span><text:span text:style-name="T2">null</text:span><text:span text:style-name="T3">,</text:span></text:p>
      <text:p text:style-name="P2">        <text:span text:style-name="T3">],</text:span></text:p>
      <text:p text:style-name="P2">        <text:span text:style-name="T5">'buttons'</text:span><text:span text:style-name="T3"> =&gt; [</text:span></text:p>
      <text:p text:style-name="P2">            <text:span text:style-name="T5">'close'</text:span><text:span text:style-name="T3"> =&gt; </text:span><text:span text:style-name="T2">true</text:span><text:span text:style-name="T3">,</text:span></text:p>
      <text:p text:style-name="P2">            <text:span text:style-name="T5">'close_all'</text:span><text:span text:style-name="T3"> =&gt; </text:span><text:span text:style-name="T2">true</text:span><text:span text:style-name="T3">,</text:span></text:p>
      <text:p text:style-name="P2">            <text:span text:style-name="T5">'close_all_other'</text:span><text:span text:style-name="T3"> =&gt; </text:span><text:span text:style-name="T2">true</text:span><text:span text:style-name="T3">,</text:span></text:p>
      <text:p text:style-name="P2">            <text:span text:style-name="T5">'scroll_left'</text:span><text:span text:style-name="T3"> =&gt; </text:span><text:span text:style-name="T2">true</text:span><text:span text:style-name="T3">,</text:span></text:p>
      <text:p text:style-name="P2">            <text:span text:style-name="T5">'scroll_right'</text:span><text:span text:style-name="T3"> =&gt; </text:span><text:span text:style-name="T2">true</text:span><text:span text:style-name="T3">,</text:span></text:p>
      <text:p text:style-name="P2">            <text:span text:style-name="T5">'fullscreen'</text:span><text:span text:style-name="T3"> =&gt; </text:span><text:span text:style-name="T2">true</text:span><text:span text:style-name="T3">,</text:span></text:p>
      <text:p text:style-name="P2">        <text:span text:style-name="T3">],</text:span></text:p>
      <text:p text:style-name="P2">        <text:span text:style-name="T5">'options'</text:span><text:span text:style-name="T3"> =&gt; [</text:span></text:p>
      <text:p text:style-name="P2">            <text:span text:style-name="T5">'loading_screen'</text:span><text:span text:style-name="T3"> =&gt; </text:span><text:span text:style-name="T7">1000</text:span><text:span text:style-name="T3">,</text:span></text:p>
      <text:p text:style-name="P2">            <text:span text:style-name="T5">'auto_show_new_tab'</text:span><text:span text:style-name="T3"> =&gt; </text:span><text:span text:style-name="T2">true</text:span><text:span text:style-name="T3">,</text:span></text:p>
      <text:p text:style-name="P2">            <text:span text:style-name="T5">'use_navbar_items'</text:span><text:span text:style-name="T3"> =&gt; </text:span><text:span text:style-name="T2">true</text:span><text:span text:style-name="T3">,</text:span></text:p>
      <text:p text:style-name="P2">        <text:span text:style-name="T3">],</text:span></text:p>
      <text:p text:style-name="P2">    <text:span text:style-name="T3">],</text:span></text:p>
      <text:p text:style-name="P4"/>
      <text:p text:style-name="P2">    <text:span text:style-name="T9">/*</text:span></text:p>
      <text:p text:style-name="P6">    <text:span text:style-name="T3">|--------------------------------------------------------------------------</text:span></text:p>
      <text:p text:style-name="P6">    <text:span text:style-name="T3">| Livewire</text:span></text:p>
      <text:p text:style-name="P6">    <text:span text:style-name="T3">|--------------------------------------------------------------------------</text:span></text:p>
      <text:p text:style-name="P6">    <text:span text:style-name="T3">|</text:span></text:p>
      <text:p text:style-name="P6">    <text:span text:style-name="T3">| Here we can enable the Livewire support.</text:span></text:p>
      <text:p text:style-name="P6">    <text:span text:style-name="T3">|</text:span></text:p>
      <text:p text:style-name="P6">    <text:span text:style-name="T3">| For detailed instructions you can look the livewire here:</text:span></text:p>
      <text:p text:style-name="P6">    <text:span text:style-name="T3">| https://github.com/jeroennoten/Laravel-AdminLTE/wiki/Other-Configuration</text:span></text:p>
      <text:p text:style-name="P6">    <text:span text:style-name="T3">|</text:span></text:p>
      <text:p text:style-name="P6">    <text:span text:style-name="T3">*/</text:span></text:p>
      <text:p text:style-name="P4"/>
      <text:p text:style-name="P2">    <text:span text:style-name="T5">'livewire'</text:span><text:span text:style-name="T3"> =&gt; </text:span><text:span text:style-name="T2">false</text:span><text:span text:style-name="T3">,</text:span></text:p>
      <text:p text:style-name="P1">];</text:p>
      <text:p text:style-name="P1"/>
      <text:p text:style-name="Standard"/>
      <text:p text:style-name="Standard"><text:s text:c="8"/>modified: <text:s text:c="2"/>database/seeders/PostSeeder.php</text:p>
      <text:p text:style-name="P3"><text:soft-page-break/>&lt;?php</text:p>
      <text:p text:style-name="P4"/>
      <text:p text:style-name="P1"><text:span text:style-name="T1">namespace</text:span> Database\Seeders;</text:p>
      <text:p text:style-name="P4"/>
      <text:p text:style-name="P1"><text:span text:style-name="T1">use</text:span> App\Models\Image;</text:p>
      <text:p text:style-name="P1"><text:span text:style-name="T1">use</text:span> App\Models\Post;</text:p>
      <text:p text:style-name="P1"><text:span text:style-name="T1">use</text:span> Illuminate\Database\Console\Seeds\WithoutModelEvents;</text:p>
      <text:p text:style-name="P1"><text:span text:style-name="T1">use</text:span> Illuminate\Database\Seeder;</text:p>
      <text:p text:style-name="P4"/>
      <text:p text:style-name="P1"><text:span text:style-name="T1">class</text:span> PostSeeder <text:span text:style-name="T1">extends</text:span> Seeder</text:p>
      <text:p text:style-name="P1">{</text:p>
      <text:p text:style-name="P2">    <text:span text:style-name="T9">/**</text:span></text:p>
      <text:p text:style-name="P6">     <text:span text:style-name="T3">* Run the database seeds.</text:span></text:p>
      <text:p text:style-name="P6">     <text:span text:style-name="T3">*/</text:span></text:p>
      <text:p text:style-name="P2">    <text:span text:style-name="T2">public</text:span><text:span text:style-name="T3"> </text:span><text:span text:style-name="T2">function</text:span><text:span text:style-name="T3"> run(): </text:span><text:span text:style-name="T2">void</text:span></text:p>
      <text:p text:style-name="P2">    <text:span text:style-name="T3">{</text:span></text:p>
      <text:p text:style-name="P2">       <text:span text:style-name="T3">$posts = Post::factory(</text:span><text:span text:style-name="T7">33</text:span><text:span text:style-name="T3">)-&gt;create();</text:span></text:p>
      <text:p text:style-name="P2">       <text:span text:style-name="T2">foreach</text:span><text:span text:style-name="T3"> ($posts as $post){</text:span></text:p>
      <text:p text:style-name="P2">        <text:span text:style-name="T3">Image::factory(</text:span><text:span text:style-name="T7">1</text:span><text:span text:style-name="T3">)-&gt;create([</text:span></text:p>
      <text:p text:style-name="P2">            <text:span text:style-name="T5">'imageable_id'</text:span><text:span text:style-name="T3"> =&gt;$post-&gt;id,</text:span></text:p>
      <text:p text:style-name="P2">            <text:span text:style-name="T5">'imageable_type'</text:span><text:span text:style-name="T3"> =&gt; Post::</text:span><text:span text:style-name="T2">class</text:span></text:p>
      <text:p text:style-name="P2">        <text:span text:style-name="T3">]);</text:span></text:p>
      <text:p text:style-name="P2">        <text:span text:style-name="T3">$post-&gt;tags()-&gt;attach([</text:span></text:p>
      <text:p text:style-name="P2">            <text:span text:style-name="T3">rand(</text:span><text:span text:style-name="T7">1</text:span><text:span text:style-name="T3">,</text:span><text:span text:style-name="T7">4</text:span><text:span text:style-name="T3">),</text:span></text:p>
      <text:p text:style-name="P2">            <text:span text:style-name="T3">rand(</text:span><text:span text:style-name="T7">5</text:span><text:span text:style-name="T3">,</text:span><text:span text:style-name="T7">8</text:span><text:span text:style-name="T3">)</text:span></text:p>
      <text:p text:style-name="P4"/>
      <text:p text:style-name="P2">        <text:span text:style-name="T3">]);</text:span></text:p>
      <text:p text:style-name="P2">       <text:span text:style-name="T3">}</text:span></text:p>
      <text:p text:style-name="P2">    <text:span text:style-name="T3">}</text:span></text:p>
      <text:p text:style-name="P1">}</text:p>
      <text:p text:style-name="P1"/>
      <text:p text:style-name="Standard"/>
      <text:p text:style-name="Standard"><text:s text:c="8"/>modified: <text:s text:c="2"/>public/css/articulos.css</text:p>
      <text:p text:style-name="P7">/*Portada*/</text:p>
      <text:p text:style-name="P5"/>
      <text:p text:style-name="P1"><text:span text:style-name="T10">.article-container-cover</text:span>{</text:p>
      <text:p text:style-name="P2">    <text:span text:style-name="T13">width</text:span><text:span text:style-name="T3">: </text:span><text:span text:style-name="T7">100%</text:span><text:span text:style-name="T3">;</text:span></text:p>
      <text:p text:style-name="P2">    <text:span text:style-name="T13">height</text:span><text:span text:style-name="T3">: </text:span><text:span text:style-name="T7">200px</text:span><text:span text:style-name="T3">;</text:span></text:p>
      <text:p text:style-name="P2">    <text:span text:style-name="T13">position</text:span><text:span text:style-name="T3">: </text:span><text:span text:style-name="T15">relative</text:span><text:span text:style-name="T3">;</text:span></text:p>
      <text:p text:style-name="P2">    <text:span text:style-name="T13">margin-top</text:span><text:span text:style-name="T3">: </text:span><text:span text:style-name="T7">80px</text:span><text:span text:style-name="T3">;</text:span></text:p>
      <text:p text:style-name="P2">    <text:span text:style-name="T13">background-image</text:span><text:span text:style-name="T3">: url(</text:span><text:span text:style-name="T5">"public/assets/img/img/articulos/img8.jpg"</text:span><text:span text:style-name="T3">);</text:span></text:p>
      <text:p text:style-name="P2">    <text:span text:style-name="T13">background-position</text:span><text:span text:style-name="T3">: </text:span><text:span text:style-name="T15">center</text:span><text:span text:style-name="T3">;</text:span></text:p>
      <text:p text:style-name="P2">    <text:span text:style-name="T13">background-size</text:span><text:span text:style-name="T3">: </text:span><text:span text:style-name="T15">cover</text:span><text:span text:style-name="T3">;</text:span></text:p>
      <text:p text:style-name="P2">    <text:span text:style-name="T13">background-repeat</text:span><text:span text:style-name="T3">: </text:span><text:span text:style-name="T15">no-repeat</text:span><text:span text:style-name="T3">;</text:span></text:p>
      <text:p text:style-name="P1">}</text:p>
      <text:p text:style-name="P4"/>
      <text:p text:style-name="P1"><text:span text:style-name="T10">.article-container-cover:before</text:span>{</text:p>
      <text:p text:style-name="P2">    <text:span text:style-name="T13">content</text:span><text:span text:style-name="T3">: </text:span><text:span text:style-name="T5">''</text:span><text:span text:style-name="T3">;</text:span></text:p>
      <text:p text:style-name="P2">    <text:span text:style-name="T13">width</text:span><text:span text:style-name="T3">: </text:span><text:span text:style-name="T7">100%</text:span><text:span text:style-name="T3">;</text:span></text:p>
      <text:p text:style-name="P2">    <text:span text:style-name="T13">height</text:span><text:span text:style-name="T3">: </text:span><text:span text:style-name="T7">100%</text:span><text:span text:style-name="T3">;</text:span></text:p>
      <text:p text:style-name="P2">    <text:span text:style-name="T13">background</text:span><text:span text:style-name="T3">: rgba(</text:span><text:span text:style-name="T7">38</text:span><text:span text:style-name="T3">, </text:span><text:span text:style-name="T7">172</text:span><text:span text:style-name="T3">, </text:span><text:span text:style-name="T7">255</text:span><text:span text:style-name="T3">, </text:span><text:span text:style-name="T7">0.8</text:span><text:span text:style-name="T3">);</text:span></text:p>
      <text:p text:style-name="P2">    <text:span text:style-name="T13">position</text:span><text:span text:style-name="T3">: </text:span><text:span text:style-name="T15">absolute</text:span><text:span text:style-name="T3">;</text:span></text:p>
      <text:p text:style-name="P2">    <text:span text:style-name="T13">top</text:span><text:span text:style-name="T3">: </text:span><text:span text:style-name="T7">0</text:span><text:span text:style-name="T3">;</text:span></text:p>
      <text:p text:style-name="P2">    <text:span text:style-name="T13">left</text:span><text:span text:style-name="T3">: </text:span><text:span text:style-name="T7">0</text:span><text:span text:style-name="T3">;</text:span></text:p>
      <text:p text:style-name="P1">}</text:p>
      <text:p text:style-name="P4"/>
      <text:p text:style-name="P1"><text:soft-page-break/><text:span text:style-name="T10">.container-info-cover</text:span>{</text:p>
      <text:p text:style-name="P2">    <text:span text:style-name="T13">max-width</text:span><text:span text:style-name="T3">: </text:span><text:span text:style-name="T7">800px</text:span><text:span text:style-name="T3">;</text:span></text:p>
      <text:p text:style-name="P2">    <text:span text:style-name="T13">height</text:span><text:span text:style-name="T3">: </text:span><text:span text:style-name="T7">1500px</text:span><text:span text:style-name="T3">;</text:span></text:p>
      <text:p text:style-name="P2">    <text:span text:style-name="T13">margin</text:span><text:span text:style-name="T3">: </text:span><text:span text:style-name="T15">auto</text:span><text:span text:style-name="T3">;</text:span></text:p>
      <text:p text:style-name="P2">    <text:span text:style-name="T13">text-align</text:span><text:span text:style-name="T3">: </text:span><text:span text:style-name="T15">center</text:span><text:span text:style-name="T3">;</text:span></text:p>
      <text:p text:style-name="P2">    <text:span text:style-name="T13">display</text:span><text:span text:style-name="T3">: </text:span><text:span text:style-name="T15">flex</text:span><text:span text:style-name="T3">;</text:span></text:p>
      <text:p text:style-name="P2">    <text:span text:style-name="T13">flex-direction</text:span><text:span text:style-name="T3">: </text:span><text:span text:style-name="T15">column</text:span><text:span text:style-name="T3">;</text:span></text:p>
      <text:p text:style-name="P2">    <text:span text:style-name="T13">justify-content</text:span><text:span text:style-name="T3">: </text:span><text:span text:style-name="T15">center</text:span><text:span text:style-name="T3">;</text:span></text:p>
      <text:p text:style-name="P2">    <text:span text:style-name="T13">align-items</text:span><text:span text:style-name="T3">: </text:span><text:span text:style-name="T15">center</text:span><text:span text:style-name="T3">;</text:span></text:p>
      <text:p text:style-name="P2">    <text:span text:style-name="T13">position</text:span><text:span text:style-name="T3">: </text:span><text:span text:style-name="T15">relative</text:span><text:span text:style-name="T3">;</text:span></text:p>
      <text:p text:style-name="P2">    <text:span text:style-name="T13">z-index</text:span><text:span text:style-name="T3">: </text:span><text:span text:style-name="T7">1</text:span><text:span text:style-name="T3">;</text:span></text:p>
      <text:p text:style-name="P1">}</text:p>
      <text:p text:style-name="P4"/>
      <text:p text:style-name="P1"><text:span text:style-name="T10">.container-info-cover</text:span> <text:span text:style-name="T10">h1</text:span>{</text:p>
      <text:p text:style-name="P2">    <text:span text:style-name="T13">font-size</text:span><text:span text:style-name="T3">: </text:span><text:span text:style-name="T7">60px</text:span><text:span text:style-name="T3">;</text:span></text:p>
      <text:p text:style-name="P2">    <text:span text:style-name="T13">font-weight</text:span><text:span text:style-name="T3">: </text:span><text:span text:style-name="T7">500</text:span><text:span text:style-name="T3">;</text:span></text:p>
      <text:p text:style-name="P2">    <text:span text:style-name="T13">color</text:span><text:span text:style-name="T3">: </text:span><text:span text:style-name="T15">#fff</text:span><text:span text:style-name="T3">;</text:span></text:p>
      <text:p text:style-name="P2">    <text:span text:style-name="T13">margin-bottom</text:span><text:span text:style-name="T3">: </text:span><text:span text:style-name="T7">20px</text:span><text:span text:style-name="T3">;</text:span></text:p>
      <text:p text:style-name="P1">}</text:p>
      <text:p text:style-name="P4"/>
      <text:p text:style-name="P1"><text:span text:style-name="T10">.container-info-cover</text:span> <text:span text:style-name="T10">p</text:span>{</text:p>
      <text:p text:style-name="P2">    <text:span text:style-name="T13">color</text:span><text:span text:style-name="T3">: </text:span><text:span text:style-name="T15">#fff</text:span><text:span text:style-name="T3">;</text:span></text:p>
      <text:p text:style-name="P2">    <text:span text:style-name="T13">font-size</text:span><text:span text:style-name="T3">: </text:span><text:span text:style-name="T7">20px</text:span><text:span text:style-name="T3">;</text:span></text:p>
      <text:p text:style-name="P2">    <text:span text:style-name="T13">font-weight</text:span><text:span text:style-name="T3">: </text:span><text:span text:style-name="T7">300</text:span><text:span text:style-name="T3">;</text:span></text:p>
      <text:p text:style-name="P1">}</text:p>
      <text:p text:style-name="P4"/>
      <text:p text:style-name="P7">/*Contenedor - contenido del articulo*/</text:p>
      <text:p text:style-name="P4"/>
      <text:p text:style-name="P1"><text:span text:style-name="T10">.container-content</text:span>{</text:p>
      <text:p text:style-name="P2">    <text:span text:style-name="T13">width</text:span><text:span text:style-name="T3">: </text:span><text:span text:style-name="T7">1200px</text:span><text:span text:style-name="T3">;</text:span></text:p>
      <text:p text:style-name="P2">    <text:span text:style-name="T13">margin</text:span><text:span text:style-name="T3">: </text:span><text:span text:style-name="T15">auto</text:span><text:span text:style-name="T3">;</text:span></text:p>
      <text:p text:style-name="P2">    <text:span text:style-name="T13">margin-top</text:span><text:span text:style-name="T3">: </text:span><text:span text:style-name="T7">40px</text:span><text:span text:style-name="T3">;</text:span></text:p>
      <text:p text:style-name="P2">    <text:span text:style-name="T13">display</text:span><text:span text:style-name="T3">: </text:span><text:span text:style-name="T15">flex</text:span><text:span text:style-name="T3">;</text:span></text:p>
      <text:p text:style-name="P2">    <text:span text:style-name="T13">justify-content</text:span><text:span text:style-name="T3">: </text:span><text:span text:style-name="T15">center</text:span><text:span text:style-name="T3">;</text:span></text:p>
      <text:p text:style-name="P1">}</text:p>
      <text:p text:style-name="P4"/>
      <text:p text:style-name="P1"><text:span text:style-name="T10">article</text:span>{</text:p>
      <text:p text:style-name="P2">    <text:span text:style-name="T13">width</text:span><text:span text:style-name="T3">: </text:span><text:span text:style-name="T7">100%</text:span><text:span text:style-name="T3">;</text:span></text:p>
      <text:p text:style-name="P2">    <text:span text:style-name="T13">padding</text:span><text:span text:style-name="T3">: </text:span><text:span text:style-name="T7">20px</text:span><text:span text:style-name="T3">;</text:span></text:p>
      <text:p text:style-name="P2">    <text:span text:style-name="T13">padding-bottom</text:span><text:span text:style-name="T3">: </text:span><text:span text:style-name="T7">40px</text:span><text:span text:style-name="T3">;</text:span></text:p>
      <text:p text:style-name="P2">    <text:span text:style-name="T13">box-shadow</text:span><text:span text:style-name="T3">: </text:span><text:span text:style-name="T7">-10px</text:span><text:span text:style-name="T3"> </text:span><text:span text:style-name="T7">0</text:span><text:span text:style-name="T3"> </text:span><text:span text:style-name="T7">20px</text:span><text:span text:style-name="T3"> </text:span><text:span text:style-name="T7">-30px</text:span><text:span text:style-name="T3"> </text:span><text:span text:style-name="T15">black</text:span><text:span text:style-name="T3">;</text:span></text:p>
      <text:p text:style-name="P2">    <text:span text:style-name="T13">border-radius</text:span><text:span text:style-name="T3">: </text:span><text:span text:style-name="T7">6px</text:span><text:span text:style-name="T3">;</text:span></text:p>
      <text:p text:style-name="P2">    <text:span text:style-name="T13">position</text:span><text:span text:style-name="T3">: </text:span><text:span text:style-name="T15">relative</text:span><text:span text:style-name="T3">;</text:span></text:p>
      <text:p text:style-name="P2">    <text:span text:style-name="T13">overflow</text:span><text:span text:style-name="T3">: </text:span><text:span text:style-name="T15">hidden</text:span><text:span text:style-name="T3">;</text:span></text:p>
      <text:p text:style-name="P2">    <text:span text:style-name="T13">background</text:span><text:span text:style-name="T3">: </text:span><text:span text:style-name="T15">#fff</text:span><text:span text:style-name="T3">;</text:span></text:p>
      <text:p text:style-name="P1">}</text:p>
      <text:p text:style-name="P4"/>
      <text:p text:style-name="P1"><text:span text:style-name="T10">article:before</text:span>{</text:p>
      <text:p text:style-name="P2">    <text:span text:style-name="T13">content</text:span><text:span text:style-name="T3">: </text:span><text:span text:style-name="T5">''</text:span><text:span text:style-name="T3">;</text:span></text:p>
      <text:p text:style-name="P2">    <text:span text:style-name="T13">width</text:span><text:span text:style-name="T3">: </text:span><text:span text:style-name="T7">100%</text:span><text:span text:style-name="T3">;</text:span></text:p>
      <text:p text:style-name="P2">    <text:span text:style-name="T13">height</text:span><text:span text:style-name="T3">: </text:span><text:span text:style-name="T7">6px</text:span><text:span text:style-name="T3">;</text:span></text:p>
      <text:p text:style-name="P2">    <text:span text:style-name="T13">position</text:span><text:span text:style-name="T3">: </text:span><text:span text:style-name="T15">absolute</text:span><text:span text:style-name="T3">;</text:span></text:p>
      <text:p text:style-name="P2">    <text:span text:style-name="T13">top</text:span><text:span text:style-name="T3">: </text:span><text:span text:style-name="T7">0</text:span><text:span text:style-name="T3">;</text:span></text:p>
      <text:p text:style-name="P2">    <text:span text:style-name="T13">left</text:span><text:span text:style-name="T3">: </text:span><text:span text:style-name="T7">0</text:span><text:span text:style-name="T3">;</text:span></text:p>
      <text:p text:style-name="P2">    <text:span text:style-name="T13">background</text:span><text:span text:style-name="T3">: </text:span><text:span text:style-name="T15">#46a2fd</text:span><text:span text:style-name="T3">;</text:span></text:p>
      <text:p text:style-name="P1">}</text:p>
      <text:p text:style-name="P4"><text:soft-page-break/></text:p>
      <text:p text:style-name="P1"><text:span text:style-name="T10">article</text:span> <text:span text:style-name="T10">h1</text:span>{</text:p>
      <text:p text:style-name="P2">    <text:span text:style-name="T13">margin-top</text:span><text:span text:style-name="T3">: </text:span><text:span text:style-name="T7">20px</text:span><text:span text:style-name="T3">;</text:span></text:p>
      <text:p text:style-name="P2">    <text:span text:style-name="T13">font-weight</text:span><text:span text:style-name="T3">: </text:span><text:span text:style-name="T7">500</text:span><text:span text:style-name="T3">;</text:span></text:p>
      <text:p text:style-name="P2">    <text:span text:style-name="T13">font-size</text:span><text:span text:style-name="T3">: </text:span><text:span text:style-name="T7">40px</text:span><text:span text:style-name="T3">;</text:span></text:p>
      <text:p text:style-name="P1">}</text:p>
      <text:p text:style-name="P4"/>
      <text:p text:style-name="P1"><text:span text:style-name="T10">article</text:span> <text:span text:style-name="T10">p</text:span>{</text:p>
      <text:p text:style-name="P2">    <text:span text:style-name="T13">margin-top</text:span><text:span text:style-name="T3">: </text:span><text:span text:style-name="T7">20px</text:span><text:span text:style-name="T3">;</text:span></text:p>
      <text:p text:style-name="P2">    <text:span text:style-name="T13">font-size</text:span><text:span text:style-name="T3">: </text:span><text:span text:style-name="T7">18px</text:span><text:span text:style-name="T3">;</text:span></text:p>
      <text:p text:style-name="P2">    <text:span text:style-name="T13">color</text:span><text:span text:style-name="T3">: </text:span><text:span text:style-name="T15">#3c3c3c</text:span><text:span text:style-name="T3">;</text:span></text:p>
      <text:p text:style-name="P1">}</text:p>
      <text:p text:style-name="P4"/>
      <text:p text:style-name="P1"><text:span text:style-name="T10">article</text:span> <text:span text:style-name="T10">img</text:span>{</text:p>
      <text:p text:style-name="P2">    <text:span text:style-name="T13">width</text:span><text:span text:style-name="T3">: </text:span><text:span text:style-name="T7">100%</text:span><text:span text:style-name="T3">;</text:span></text:p>
      <text:p text:style-name="P2">    <text:span text:style-name="T13">margin-top</text:span><text:span text:style-name="T3">: </text:span><text:span text:style-name="T7">20px</text:span><text:span text:style-name="T3">;</text:span></text:p>
      <text:p text:style-name="P1">}</text:p>
      <text:p text:style-name="P4"/>
      <text:p text:style-name="P7">/*Aside de los articulos de relacionados*/</text:p>
      <text:p text:style-name="P4"/>
      <text:p text:style-name="P1"><text:span text:style-name="T10">aside</text:span>{</text:p>
      <text:p text:style-name="P2">  <text:span text:style-name="T13">width</text:span><text:span text:style-name="T3">: </text:span><text:span text:style-name="T7">320px</text:span><text:span text:style-name="T3">;</text:span></text:p>
      <text:p text:style-name="P2">  <text:span text:style-name="T13">border-right</text:span><text:span text:style-name="T3">: </text:span><text:span text:style-name="T7">6px</text:span><text:span text:style-name="T3">;</text:span></text:p>
      <text:p text:style-name="P2">  <text:span text:style-name="T13">box-shadow</text:span><text:span text:style-name="T3">: </text:span><text:span text:style-name="T7">0</text:span><text:span text:style-name="T3"> </text:span><text:span text:style-name="T7">0</text:span><text:span text:style-name="T3"> </text:span><text:span text:style-name="T7">20px</text:span><text:span text:style-name="T3"> </text:span><text:span text:style-name="T7">-20px</text:span><text:span text:style-name="T3"> </text:span><text:span text:style-name="T15">black</text:span><text:span text:style-name="T3">;</text:span></text:p>
      <text:p text:style-name="P2">  <text:span text:style-name="T13">border-radius</text:span><text:span text:style-name="T3">: </text:span><text:span text:style-name="T7">6px</text:span><text:span text:style-name="T3">;</text:span></text:p>
      <text:p text:style-name="P2">  <text:span text:style-name="T13">overflow</text:span><text:span text:style-name="T3">: </text:span><text:span text:style-name="T15">hidden</text:span><text:span text:style-name="T3">;</text:span></text:p>
      <text:p text:style-name="P2">  <text:span text:style-name="T13">margin-left</text:span><text:span text:style-name="T3">: </text:span><text:span text:style-name="T7">40px</text:span><text:span text:style-name="T3">;</text:span></text:p>
      <text:p text:style-name="P2">  <text:span text:style-name="T13">margin-bottom</text:span><text:span text:style-name="T3">: </text:span><text:span text:style-name="T7">40px</text:span><text:span text:style-name="T3">;</text:span></text:p>
      <text:p text:style-name="P2">  <text:span text:style-name="T13">padding-bottom</text:span><text:span text:style-name="T3">: </text:span><text:span text:style-name="T7">20px</text:span><text:span text:style-name="T3">;</text:span></text:p>
      <text:p text:style-name="P2">  <text:span text:style-name="T13">background</text:span><text:span text:style-name="T3">: </text:span><text:span text:style-name="T15">#fff</text:span><text:span text:style-name="T3">;</text:span></text:p>
      <text:p text:style-name="P1">}</text:p>
      <text:p text:style-name="P4"/>
      <text:p text:style-name="P1"><text:span text:style-name="T10">.container-aside</text:span> <text:span text:style-name="T10">aside</text:span> <text:span text:style-name="T10">img</text:span>{</text:p>
      <text:p text:style-name="P2">    <text:span text:style-name="T13">width</text:span><text:span text:style-name="T3">: </text:span><text:span text:style-name="T7">100%</text:span><text:span text:style-name="T3">;</text:span></text:p>
      <text:p text:style-name="P1">}</text:p>
      <text:p text:style-name="P4"/>
      <text:p text:style-name="P1"><text:span text:style-name="T10">.container-aside</text:span> <text:span text:style-name="T10">aside</text:span> <text:span text:style-name="T10">h2</text:span>,</text:p>
      <text:p text:style-name="P1"><text:span text:style-name="T10">.container-aside</text:span> <text:span text:style-name="T10">aside</text:span> <text:span text:style-name="T10">p</text:span>{</text:p>
      <text:p text:style-name="P2">    <text:span text:style-name="T13">margin-top</text:span><text:span text:style-name="T3">: </text:span><text:span text:style-name="T7">20px</text:span><text:span text:style-name="T3">;</text:span></text:p>
      <text:p text:style-name="P2">    <text:span text:style-name="T13">padding</text:span><text:span text:style-name="T3">: </text:span><text:span text:style-name="T7">0px</text:span><text:span text:style-name="T3"> </text:span><text:span text:style-name="T7">20px</text:span><text:span text:style-name="T3">;</text:span></text:p>
      <text:p text:style-name="P1">}</text:p>
      <text:p text:style-name="P4"/>
      <text:p text:style-name="P1"><text:span text:style-name="T10">.container-aside</text:span> <text:span text:style-name="T10">aside</text:span> <text:span text:style-name="T10">button</text:span>{</text:p>
      <text:p text:style-name="P2">    <text:span text:style-name="T13">margin-top</text:span><text:span text:style-name="T3">: </text:span><text:span text:style-name="T7">20px</text:span><text:span text:style-name="T3">;</text:span></text:p>
      <text:p text:style-name="P2">    <text:span text:style-name="T13">margin-left</text:span><text:span text:style-name="T3">: </text:span><text:span text:style-name="T7">20px</text:span><text:span text:style-name="T3">;</text:span></text:p>
      <text:p text:style-name="P2">    <text:span text:style-name="T13">padding</text:span><text:span text:style-name="T3">: </text:span><text:span text:style-name="T7">10px</text:span><text:span text:style-name="T3"> </text:span><text:span text:style-name="T7">50px</text:span><text:span text:style-name="T3">;</text:span></text:p>
      <text:p text:style-name="P2">    <text:span text:style-name="T13">font-size</text:span><text:span text:style-name="T3">: </text:span><text:span text:style-name="T7">16px</text:span><text:span text:style-name="T3">;</text:span></text:p>
      <text:p text:style-name="P2">    <text:span text:style-name="T13">background</text:span><text:span text:style-name="T3">: </text:span><text:span text:style-name="T15">#46a2fd</text:span><text:span text:style-name="T3">;</text:span></text:p>
      <text:p text:style-name="P2">    <text:span text:style-name="T13">border</text:span><text:span text:style-name="T3">: </text:span><text:span text:style-name="T15">none</text:span><text:span text:style-name="T3">;</text:span></text:p>
      <text:p text:style-name="P2">    <text:span text:style-name="T13">color</text:span><text:span text:style-name="T3">: </text:span><text:span text:style-name="T15">#fff</text:span><text:span text:style-name="T3">;</text:span></text:p>
      <text:p text:style-name="P2">    <text:span text:style-name="T13">cursor</text:span><text:span text:style-name="T3">: </text:span><text:span text:style-name="T15">pointer</text:span><text:span text:style-name="T3">;</text:span></text:p>
      <text:p text:style-name="P2">    <text:span text:style-name="T13">border-radius</text:span><text:span text:style-name="T3">: </text:span><text:span text:style-name="T7">6px</text:span><text:span text:style-name="T3">;</text:span></text:p>
      <text:p text:style-name="P1">}</text:p>
      <text:p text:style-name="P4"/>
      <text:p text:style-name="P1"><text:span text:style-name="T10">.container-aside</text:span> <text:span text:style-name="T10">aside</text:span> <text:span text:style-name="T10">button:hover</text:span>{</text:p>
      <text:p text:style-name="P2">    <text:span text:style-name="T13">opacity</text:span><text:span text:style-name="T3">: </text:span><text:span text:style-name="T7">0.9</text:span><text:span text:style-name="T3">;</text:span></text:p>
      <text:p text:style-name="P1">}</text:p>
      <text:p text:style-name="P4"/>
      <text:p text:style-name="P1"><text:soft-page-break/><text:span text:style-name="T1">@media</text:span> <text:span text:style-name="T14">screen</text:span> and (<text:span text:style-name="T12">max-width</text:span>: <text:span text:style-name="T6">1220px</text:span>){</text:p>
      <text:p text:style-name="P4"/>
      <text:p text:style-name="P2">    <text:span text:style-name="T11">.container-content</text:span><text:span text:style-name="T3">{</text:span></text:p>
      <text:p text:style-name="P2">        <text:span text:style-name="T13">max-width</text:span><text:span text:style-name="T3">: </text:span><text:span text:style-name="T7">1000px</text:span><text:span text:style-name="T3">;</text:span></text:p>
      <text:p text:style-name="P2">        <text:span text:style-name="T13">padding</text:span><text:span text:style-name="T3">: </text:span><text:span text:style-name="T7">0</text:span><text:span text:style-name="T3"> </text:span><text:span text:style-name="T7">20px</text:span><text:span text:style-name="T3">;</text:span></text:p>
      <text:p text:style-name="P2">    <text:span text:style-name="T3">}</text:span></text:p>
      <text:p text:style-name="P5"/>
      <text:p text:style-name="P1">}</text:p>
      <text:p text:style-name="P4"/>
      <text:p text:style-name="P1"><text:span text:style-name="T1">@media</text:span> <text:span text:style-name="T14">screen</text:span> and (<text:span text:style-name="T12">max-width</text:span>: <text:span text:style-name="T6">1020px</text:span>){</text:p>
      <text:p text:style-name="P4"/>
      <text:p text:style-name="P2">    <text:span text:style-name="T11">.container-content</text:span><text:span text:style-name="T3">{</text:span></text:p>
      <text:p text:style-name="P2">        <text:span text:style-name="T13">width</text:span><text:span text:style-name="T3">: </text:span><text:span text:style-name="T7">100%</text:span><text:span text:style-name="T3">;</text:span></text:p>
      <text:p text:style-name="P2">        <text:span text:style-name="T13">flex-direction</text:span><text:span text:style-name="T3">: </text:span><text:span text:style-name="T15">column</text:span><text:span text:style-name="T3">;</text:span></text:p>
      <text:p text:style-name="P2">    <text:span text:style-name="T3">}</text:span></text:p>
      <text:p text:style-name="P4"/>
      <text:p text:style-name="P2">    <text:span text:style-name="T11">article</text:span><text:span text:style-name="T3">{</text:span></text:p>
      <text:p text:style-name="P2">        <text:span text:style-name="T13">box-shadow</text:span><text:span text:style-name="T3">: </text:span><text:span text:style-name="T7">0</text:span><text:span text:style-name="T3"> </text:span><text:span text:style-name="T7">0</text:span><text:span text:style-name="T3"> </text:span><text:span text:style-name="T7">0</text:span><text:span text:style-name="T3"> </text:span><text:span text:style-name="T7">0</text:span><text:span text:style-name="T3">;</text:span></text:p>
      <text:p text:style-name="P2">    <text:span text:style-name="T3">}</text:span></text:p>
      <text:p text:style-name="P4"/>
      <text:p text:style-name="P2">    <text:span text:style-name="T11">.container-aside</text:span><text:span text:style-name="T3">{</text:span></text:p>
      <text:p text:style-name="P2">        <text:span text:style-name="T13">display</text:span><text:span text:style-name="T3">: </text:span><text:span text:style-name="T15">flex</text:span><text:span text:style-name="T3">;</text:span></text:p>
      <text:p text:style-name="P2">        <text:span text:style-name="T13">justify-content</text:span><text:span text:style-name="T3">: </text:span><text:span text:style-name="T15">center</text:span><text:span text:style-name="T3">;</text:span></text:p>
      <text:p text:style-name="P2">    <text:span text:style-name="T3">}</text:span></text:p>
      <text:p text:style-name="P4"/>
      <text:p text:style-name="P2">    <text:span text:style-name="T11">.container-aside</text:span><text:span text:style-name="T3"> </text:span><text:span text:style-name="T11">aside</text:span><text:span text:style-name="T3">{</text:span></text:p>
      <text:p text:style-name="P2">        <text:span text:style-name="T13">max-width</text:span><text:span text:style-name="T3">: </text:span><text:span text:style-name="T7">300px</text:span><text:span text:style-name="T3">;</text:span></text:p>
      <text:p text:style-name="P2">        <text:span text:style-name="T13">margin</text:span><text:span text:style-name="T3">: </text:span><text:span text:style-name="T7">10px</text:span><text:span text:style-name="T3">;</text:span></text:p>
      <text:p text:style-name="P2">    <text:span text:style-name="T3">}</text:span></text:p>
      <text:p text:style-name="P4"/>
      <text:p text:style-name="P1">}</text:p>
      <text:p text:style-name="P4"/>
      <text:p text:style-name="P1"><text:span text:style-name="T1">@media</text:span> <text:span text:style-name="T14">screen</text:span> and (<text:span text:style-name="T12">max-width</text:span>: <text:span text:style-name="T6">800px</text:span>){</text:p>
      <text:p text:style-name="P4"/>
      <text:p text:style-name="P2">    <text:span text:style-name="T11">.container-aside</text:span><text:span text:style-name="T3">{</text:span></text:p>
      <text:p text:style-name="P2">        <text:span text:style-name="T13">flex-wrap</text:span><text:span text:style-name="T3">: </text:span><text:span text:style-name="T15">wrap</text:span><text:span text:style-name="T3">;</text:span></text:p>
      <text:p text:style-name="P2">    <text:span text:style-name="T3">}</text:span></text:p>
      <text:p text:style-name="P4"/>
      <text:p text:style-name="P2">    <text:span text:style-name="T11">#icon-menu</text:span><text:span text:style-name="T3">{</text:span></text:p>
      <text:p text:style-name="P2">        <text:span text:style-name="T13">right</text:span><text:span text:style-name="T3">: </text:span><text:span text:style-name="T7">20px</text:span><text:span text:style-name="T3">;</text:span></text:p>
      <text:p text:style-name="P2">    <text:span text:style-name="T3">}</text:span></text:p>
      <text:p text:style-name="P4"/>
      <text:p text:style-name="P1">}</text:p>
      <text:p text:style-name="P1"/>
      <text:p text:style-name="Standard"/>
      <text:p text:style-name="Standard"><text:s text:c="8"/>modified: <text:s text:c="2"/>resources/views/layouts/app.blade.php</text:p>
      <text:p text:style-name="P1"><text:span text:style-name="T10">&lt;!DOCTYPE</text:span> <text:span text:style-name="T12">html</text:span><text:span text:style-name="T10">&gt;</text:span></text:p>
      <text:p text:style-name="P1"><text:span text:style-name="T10">&lt;html</text:span> <text:span text:style-name="T12">lang</text:span>=<text:span text:style-name="T1">"{{ str_replace(</text:span><text:span text:style-name="T4">'_'</text:span><text:span text:style-name="T1">, </text:span><text:span text:style-name="T4">'-'</text:span><text:span text:style-name="T1">, app()</text:span>-&gt;<text:span text:style-name="T1">getLocale()) }}"</text:span><text:span text:style-name="T10">&gt;</text:span></text:p>
      <text:p text:style-name="P2">    <text:span text:style-name="T11">&lt;head&gt;</text:span></text:p>
      <text:p text:style-name="P2">        <text:span text:style-name="T11">&lt;meta</text:span><text:span text:style-name="T3"> </text:span><text:span text:style-name="T13">charset</text:span><text:span text:style-name="T3">=</text:span><text:span text:style-name="T2">"utf-8"</text:span><text:span text:style-name="T11">&gt;</text:span></text:p>
      <text:p text:style-name="P2">        <text:span text:style-name="T11">&lt;meta</text:span><text:span text:style-name="T3"> </text:span><text:span text:style-name="T13">name</text:span><text:span text:style-name="T3">=</text:span><text:span text:style-name="T2">"viewport"</text:span><text:span text:style-name="T3"> </text:span><text:span text:style-name="T13">content</text:span><text:span text:style-name="T3">=</text:span><text:span text:style-name="T2">"width=device-width, initial-scale=1"</text:span><text:span text:style-name="T11">&gt;</text:span></text:p>
      <text:p text:style-name="P2">        <text:span text:style-name="T11">&lt;meta</text:span><text:span text:style-name="T3"> </text:span><text:span text:style-name="T13">name</text:span><text:span text:style-name="T3">=</text:span><text:span text:style-name="T2">"csrf-token"</text:span><text:span text:style-name="T3"> </text:span><text:span text:style-name="T13">content</text:span><text:span text:style-name="T3">=</text:span><text:span text:style-name="T2">"{{ csrf_token() }}"</text:span><text:span text:style-name="T11">&gt;</text:span></text:p>
      <text:p text:style-name="P4"/>
      <text:p text:style-name="P2">        <text:span text:style-name="T11">&lt;script</text:span><text:span text:style-name="T3"> </text:span><text:span text:style-name="T13">src</text:span><text:span text:style-name="T3">=</text:span><text:span text:style-name="T2">"https://kit.fontawesome.com/41bcea2ae3.js"</text:span><text:span text:style-name="T3"> </text:span><text:span text:style-name="T13">crossorigin</text:span><text:span text:style-name="T3">=</text:span><text:span text:style-name="T2">"anonymous"</text:span><text:span text:style-name="T11">&gt;&lt;/script&gt;</text:span></text:p>
      <text:p text:style-name="P2"><text:soft-page-break/>        <text:span text:style-name="T11">&lt;script</text:span><text:span text:style-name="T3"> </text:span><text:span text:style-name="T13">src</text:span><text:span text:style-name="T3">=</text:span><text:span text:style-name="T2">"/js/script.js"</text:span><text:span text:style-name="T11">&gt;&lt;/script&gt;</text:span></text:p>
      <text:p text:style-name="P2">        <text:span text:style-name="T11">&lt;link</text:span><text:span text:style-name="T3"> </text:span><text:span text:style-name="T13">rel</text:span><text:span text:style-name="T3">=</text:span><text:span text:style-name="T2">"stylesheet"</text:span><text:span text:style-name="T3"> </text:span><text:span text:style-name="T13">href</text:span><text:span text:style-name="T3">=</text:span><text:span text:style-name="T2">"/css/principal.css"</text:span><text:span text:style-name="T11">&gt;</text:span></text:p>
      <text:p text:style-name="P2">        <text:span text:style-name="T11">&lt;link</text:span><text:span text:style-name="T3"> </text:span><text:span text:style-name="T13">rel</text:span><text:span text:style-name="T3">=</text:span><text:span text:style-name="T2">"stylesheet"</text:span><text:span text:style-name="T3"> </text:span><text:span text:style-name="T13">href</text:span><text:span text:style-name="T3">=</text:span><text:span text:style-name="T2">"/css/articulo.css"</text:span><text:span text:style-name="T11">&gt;</text:span></text:p>
      <text:p text:style-name="P2">        <text:span text:style-name="T11">&lt;link</text:span><text:span text:style-name="T3"> </text:span><text:span text:style-name="T13">rel</text:span><text:span text:style-name="T3">=</text:span><text:span text:style-name="T2">"stylesheet"</text:span><text:span text:style-name="T3"> </text:span><text:span text:style-name="T13">href</text:span><text:span text:style-name="T3">=</text:span><text:span text:style-name="T2">"/css/blog.css"</text:span><text:span text:style-name="T11">&gt;</text:span></text:p>
      <text:p text:style-name="P2">        <text:span text:style-name="T9">{{-- &lt;style&gt;</text:span></text:p>
      <text:p text:style-name="P6">        <text:span text:style-name="T3">aside .myAside{</text:span></text:p>
      <text:p text:style-name="P6">            <text:span text:style-name="T3">width: 300px;</text:span></text:p>
      <text:p text:style-name="P6">            <text:span text:style-name="T3">border-right: 6px;</text:span></text:p>
      <text:p text:style-name="P6">            <text:span text:style-name="T3">box-shadow: 0 0 20px -20px black;</text:span></text:p>
      <text:p text:style-name="P6">            <text:span text:style-name="T3">/* border-radius: 6px; */</text:span></text:p>
      <text:p text:style-name="P6">            <text:span text:style-name="T3">overflow: hidden;</text:span></text:p>
      <text:p text:style-name="P6">            <text:span text:style-name="T3">/* margin-left: 40px;</text:span></text:p>
      <text:p text:style-name="P6">            <text:span text:style-name="T3">margin-bottom: 40px;</text:span></text:p>
      <text:p text:style-name="P6">            <text:span text:style-name="T3">padding-bottom: 20px; */</text:span></text:p>
      <text:p text:style-name="P6">            <text:span text:style-name="T3">background: #fff;</text:span></text:p>
      <text:p text:style-name="P6">          <text:span text:style-name="T3">}</text:span></text:p>
      <text:p text:style-name="P4"/>
      <text:p text:style-name="P6">        <text:span text:style-name="T3">&lt;/style&gt; --}}</text:span></text:p>
      <text:p text:style-name="P2">        <text:span text:style-name="T11">&lt;link</text:span><text:span text:style-name="T3"> </text:span><text:span text:style-name="T13">rel</text:span><text:span text:style-name="T3">=</text:span><text:span text:style-name="T2">"stylesheet"</text:span><text:span text:style-name="T3"> </text:span><text:span text:style-name="T13">href</text:span><text:span text:style-name="T3">=</text:span><text:span text:style-name="T2">"http://localhost/proyecto/4_blog/proyecto-blog/public/app.css"</text:span><text:span text:style-name="T11">&gt;</text:span></text:p>
      <text:p text:style-name="P2">        <text:span text:style-name="T11">&lt;title&gt;</text:span><text:span text:style-name="T3">{{ config(</text:span><text:span text:style-name="T5">'app.name'</text:span><text:span text:style-name="T3">, </text:span><text:span text:style-name="T5">'Laravel'</text:span><text:span text:style-name="T3">) }}</text:span><text:span text:style-name="T11">&lt;/title&gt;</text:span></text:p>
      <text:p text:style-name="P4"/>
      <text:p text:style-name="P2">        <text:span text:style-name="T9">&lt;!-- Fonts --&gt;</text:span></text:p>
      <text:p text:style-name="P2">        <text:span text:style-name="T11">&lt;link</text:span><text:span text:style-name="T3"> </text:span><text:span text:style-name="T13">rel</text:span><text:span text:style-name="T3">=</text:span><text:span text:style-name="T2">"preconnect"</text:span><text:span text:style-name="T3"> </text:span><text:span text:style-name="T13">href</text:span><text:span text:style-name="T3">=</text:span><text:span text:style-name="T2">"https://fonts.bunny.net"</text:span><text:span text:style-name="T11">&gt;</text:span></text:p>
      <text:p text:style-name="P2">        <text:span text:style-name="T11">&lt;link</text:span><text:span text:style-name="T3"> </text:span><text:span text:style-name="T13">href</text:span><text:span text:style-name="T3">=</text:span><text:span text:style-name="T2">"https://fonts.bunny.net/css?family=figtree:400,500,600&amp;display=swap"</text:span><text:span text:style-name="T3"> </text:span><text:span text:style-name="T13">rel</text:span><text:span text:style-name="T3">=</text:span><text:span text:style-name="T2">"stylesheet"</text:span><text:span text:style-name="T3"> </text:span><text:span text:style-name="T11">/&gt;</text:span></text:p>
      <text:p text:style-name="P4"/>
      <text:p text:style-name="P2">        <text:span text:style-name="T9">&lt;!-- Scripts --&gt;</text:span></text:p>
      <text:p text:style-name="P2">        <text:span text:style-name="T2">@vite</text:span><text:span text:style-name="T3">([</text:span><text:span text:style-name="T5">'resources/css/app.css'</text:span><text:span text:style-name="T3">, </text:span><text:span text:style-name="T5">'resources/js/app.js'</text:span><text:span text:style-name="T3">])</text:span></text:p>
      <text:p text:style-name="P4"/>
      <text:p text:style-name="P2">        <text:span text:style-name="T9">&lt;!-- Styles --&gt;</text:span></text:p>
      <text:p text:style-name="P2">        <text:span text:style-name="T2">@livewireStyles</text:span></text:p>
      <text:p text:style-name="P2">    <text:span text:style-name="T11">&lt;/head&gt;</text:span></text:p>
      <text:p text:style-name="P4"/>
      <text:p text:style-name="P2">    <text:span text:style-name="T11">&lt;body</text:span><text:span text:style-name="T3"> </text:span><text:span text:style-name="T13">class</text:span><text:span text:style-name="T3">=</text:span><text:span text:style-name="T2">"font-sans antialiased"</text:span><text:span text:style-name="T11">&gt;</text:span></text:p>
      <text:p text:style-name="P2">        <text:span text:style-name="T11">&lt;x-banner</text:span><text:span text:style-name="T3"> </text:span><text:span text:style-name="T11">/&gt;</text:span></text:p>
      <text:p text:style-name="P2">        <text:span text:style-name="T11">&lt;div</text:span><text:span text:style-name="T3"> </text:span><text:span text:style-name="T13">class</text:span><text:span text:style-name="T3">=</text:span><text:span text:style-name="T2">"min-h-screen bg-gray-100"</text:span><text:span text:style-name="T11">&gt;</text:span></text:p>
      <text:p text:style-name="P2">            <text:span text:style-name="T2">@livewire</text:span><text:span text:style-name="T3">(</text:span><text:span text:style-name="T5">'navigation'</text:span><text:span text:style-name="T3">)</text:span></text:p>
      <text:p text:style-name="P4"/>
      <text:p text:style-name="P2">            <text:span text:style-name="T9">&lt;!-- Page Heading --&gt;</text:span></text:p>
      <text:p text:style-name="P2">            <text:span text:style-name="T2">@if </text:span><text:span text:style-name="T3">(isset($header))</text:span></text:p>
      <text:p text:style-name="P2">                <text:span text:style-name="T11">&lt;header</text:span><text:span text:style-name="T3"> </text:span><text:span text:style-name="T13">class</text:span><text:span text:style-name="T3">=</text:span><text:span text:style-name="T2">"class="</text:span><text:span text:style-name="T13">bg-MyColor</text:span><text:span text:style-name="T16">"</text:span><text:span text:style-name="T11">&gt;</text:span><text:span text:style-name="T3">"&gt;</text:span></text:p>
      <text:p text:style-name="P2">                    <text:span text:style-name="T11">&lt;div</text:span><text:span text:style-name="T3"> </text:span><text:span text:style-name="T13">class</text:span><text:span text:style-name="T3">=</text:span><text:span text:style-name="T2">"max-w-7xl mx-auto py-6 px-4 sm:px-6 lg:px-8"</text:span><text:span text:style-name="T11">&gt;</text:span></text:p>
      <text:p text:style-name="P2">                        <text:span text:style-name="T3">{{ $header }}</text:span></text:p>
      <text:p text:style-name="P2">                    <text:span text:style-name="T11">&lt;/div&gt;</text:span></text:p>
      <text:p text:style-name="P2">                <text:span text:style-name="T11">&lt;/header&gt;</text:span></text:p>
      <text:p text:style-name="P2">            <text:span text:style-name="T2">@endif</text:span></text:p>
      <text:p text:style-name="P4"/>
      <text:p text:style-name="P2">            <text:span text:style-name="T9">&lt;!-- Page Content --&gt;</text:span></text:p>
      <text:p text:style-name="P2">            <text:span text:style-name="T11">&lt;main&gt;</text:span></text:p>
      <text:p text:style-name="P2">                <text:span text:style-name="T3">{{ $slot }}</text:span></text:p>
      <text:p text:style-name="P2">            <text:span text:style-name="T11">&lt;/main&gt;</text:span></text:p>
      <text:p text:style-name="P2">        <text:span text:style-name="T11">&lt;/div&gt;</text:span></text:p>
      <text:p text:style-name="P4"/>
      <text:p text:style-name="P2"><text:soft-page-break/>        <text:span text:style-name="T2">@stack</text:span><text:span text:style-name="T3">(</text:span><text:span text:style-name="T5">'modals'</text:span><text:span text:style-name="T3">)</text:span></text:p>
      <text:p text:style-name="P4"/>
      <text:p text:style-name="P2">        <text:span text:style-name="T2">@livewireScripts</text:span></text:p>
      <text:p text:style-name="P5"/>
      <text:p text:style-name="P3">&lt;br&gt;</text:p>
      <text:p text:style-name="P1"><text:span text:style-name="T10">&lt;footer</text:span> <text:span text:style-name="T12">class</text:span>=<text:span text:style-name="T1">"bg-white dark:bg-MyColor"</text:span><text:span text:style-name="T10">&gt;</text:span></text:p>
      <text:p text:style-name="P2">    <text:span text:style-name="T11">&lt;div</text:span><text:span text:style-name="T3"> </text:span><text:span text:style-name="T13">class</text:span><text:span text:style-name="T3">=</text:span><text:span text:style-name="T2">"mx-auto w-full max-w-screen-xl"</text:span><text:span text:style-name="T11">&gt;</text:span></text:p>
      <text:p text:style-name="P2">      <text:span text:style-name="T11">&lt;div</text:span><text:span text:style-name="T3"> </text:span><text:span text:style-name="T13">class</text:span><text:span text:style-name="T3">=</text:span><text:span text:style-name="T2">"grid grid-cols-2 gap-8 px-4 py-6 lg:py-8 md:grid-cols-4"</text:span><text:span text:style-name="T11">&gt;</text:span></text:p>
      <text:p text:style-name="P2">        <text:span text:style-name="T11">&lt;div&gt;</text:span></text:p>
      <text:p text:style-name="P2">            <text:span text:style-name="T11">&lt;h2</text:span><text:span text:style-name="T3"> </text:span><text:span text:style-name="T13">class</text:span><text:span text:style-name="T3">=</text:span><text:span text:style-name="T2">"mb-6 text-sm font-semibold text-gray-900 uppercase dark:text-white"</text:span><text:span text:style-name="T11">&gt;</text:span><text:span text:style-name="T3">Company</text:span><text:span text:style-name="T11">&lt;/h2&gt;</text:span></text:p>
      <text:p text:style-name="P2">            <text:span text:style-name="T11">&lt;ul</text:span><text:span text:style-name="T3"> </text:span><text:span text:style-name="T13">class</text:span><text:span text:style-name="T3">=</text:span><text:span text:style-name="T2">"text-gray-500  dark:text-gray-400 font-medium"</text:span><text:span text:style-name="T11">&gt;</text:span></text:p>
      <text:p text:style-name="P2">                <text:span text:style-name="T11">&lt;li</text:span><text:span text:style-name="T3"> </text:span><text:span text:style-name="T13">class</text:span><text:span text:style-name="T3">=</text:span><text:span text:style-name="T2">"mb-4"</text:span><text:span text:style-name="T11">&gt;</text:span></text:p>
      <text:p text:style-name="P2">                    <text:span text:style-name="T11">&lt;a</text:span><text:span text:style-name="T3"> </text:span><text:span text:style-name="T13">href</text:span><text:span text:style-name="T3">=</text:span><text:span text:style-name="T2">"#"</text:span><text:span text:style-name="T3"> </text:span><text:span text:style-name="T13">class</text:span><text:span text:style-name="T3">=</text:span><text:span text:style-name="T2">" hover:underline"</text:span><text:span text:style-name="T11">&gt;</text:span><text:span text:style-name="T3">About</text:span><text:span text:style-name="T11">&lt;/a&gt;</text:span></text:p>
      <text:p text:style-name="P2">                <text:span text:style-name="T11">&lt;/li&gt;</text:span></text:p>
      <text:p text:style-name="P2">                <text:span text:style-name="T11">&lt;li</text:span><text:span text:style-name="T3"> </text:span><text:span text:style-name="T13">class</text:span><text:span text:style-name="T3">=</text:span><text:span text:style-name="T2">"mb-4"</text:span><text:span text:style-name="T11">&gt;</text:span></text:p>
      <text:p text:style-name="P2">                    <text:span text:style-name="T11">&lt;a</text:span><text:span text:style-name="T3"> </text:span><text:span text:style-name="T13">href</text:span><text:span text:style-name="T3">=</text:span><text:span text:style-name="T2">"#"</text:span><text:span text:style-name="T3"> </text:span><text:span text:style-name="T13">class</text:span><text:span text:style-name="T3">=</text:span><text:span text:style-name="T2">"hover:underline"</text:span><text:span text:style-name="T11">&gt;</text:span><text:span text:style-name="T3">Careers</text:span><text:span text:style-name="T11">&lt;/a&gt;</text:span></text:p>
      <text:p text:style-name="P2">                <text:span text:style-name="T11">&lt;/li&gt;</text:span></text:p>
      <text:p text:style-name="P2">                <text:span text:style-name="T11">&lt;li</text:span><text:span text:style-name="T3"> </text:span><text:span text:style-name="T13">class</text:span><text:span text:style-name="T3">=</text:span><text:span text:style-name="T2">"mb-4"</text:span><text:span text:style-name="T11">&gt;</text:span></text:p>
      <text:p text:style-name="P2">                    <text:span text:style-name="T11">&lt;a</text:span><text:span text:style-name="T3"> </text:span><text:span text:style-name="T13">href</text:span><text:span text:style-name="T3">=</text:span><text:span text:style-name="T2">"#"</text:span><text:span text:style-name="T3"> </text:span><text:span text:style-name="T13">class</text:span><text:span text:style-name="T3">=</text:span><text:span text:style-name="T2">"hover:underline"</text:span><text:span text:style-name="T11">&gt;</text:span><text:span text:style-name="T3">Brand Center</text:span><text:span text:style-name="T11">&lt;/a&gt;</text:span></text:p>
      <text:p text:style-name="P2">                <text:span text:style-name="T11">&lt;/li&gt;</text:span></text:p>
      <text:p text:style-name="P2">                <text:span text:style-name="T11">&lt;li</text:span><text:span text:style-name="T3"> </text:span><text:span text:style-name="T13">class</text:span><text:span text:style-name="T3">=</text:span><text:span text:style-name="T2">"mb-4"</text:span><text:span text:style-name="T11">&gt;</text:span></text:p>
      <text:p text:style-name="P2">                    <text:span text:style-name="T11">&lt;a</text:span><text:span text:style-name="T3"> </text:span><text:span text:style-name="T13">href</text:span><text:span text:style-name="T3">=</text:span><text:span text:style-name="T2">"#"</text:span><text:span text:style-name="T3"> </text:span><text:span text:style-name="T13">class</text:span><text:span text:style-name="T3">=</text:span><text:span text:style-name="T2">"hover:underline"</text:span><text:span text:style-name="T11">&gt;</text:span><text:span text:style-name="T3">Blog</text:span><text:span text:style-name="T11">&lt;/a&gt;</text:span></text:p>
      <text:p text:style-name="P2">                <text:span text:style-name="T11">&lt;/li&gt;</text:span></text:p>
      <text:p text:style-name="P2">            <text:span text:style-name="T11">&lt;/ul&gt;</text:span></text:p>
      <text:p text:style-name="P2">        <text:span text:style-name="T11">&lt;/div&gt;</text:span></text:p>
      <text:p text:style-name="P2">        <text:span text:style-name="T11">&lt;div&gt;</text:span></text:p>
      <text:p text:style-name="P2">            <text:span text:style-name="T11">&lt;h2</text:span><text:span text:style-name="T3"> </text:span><text:span text:style-name="T13">class</text:span><text:span text:style-name="T3">=</text:span><text:span text:style-name="T2">"mb-6 text-sm font-semibold text-gray-900 uppercase dark:text-white"</text:span><text:span text:style-name="T11">&gt;</text:span><text:span text:style-name="T3">Help center</text:span><text:span text:style-name="T11">&lt;/h2&gt;</text:span></text:p>
      <text:p text:style-name="P2">            <text:span text:style-name="T11">&lt;ul</text:span><text:span text:style-name="T3"> </text:span><text:span text:style-name="T13">class</text:span><text:span text:style-name="T3">=</text:span><text:span text:style-name="T2">"text-gray-500 dark:text-gray-400 font-medium"</text:span><text:span text:style-name="T11">&gt;</text:span></text:p>
      <text:p text:style-name="P2">                <text:span text:style-name="T11">&lt;li</text:span><text:span text:style-name="T3"> </text:span><text:span text:style-name="T13">class</text:span><text:span text:style-name="T3">=</text:span><text:span text:style-name="T2">"mb-4"</text:span><text:span text:style-name="T11">&gt;</text:span></text:p>
      <text:p text:style-name="P2">                    <text:span text:style-name="T11">&lt;a</text:span><text:span text:style-name="T3"> </text:span><text:span text:style-name="T13">href</text:span><text:span text:style-name="T3">=</text:span><text:span text:style-name="T2">"#"</text:span><text:span text:style-name="T3"> </text:span><text:span text:style-name="T13">class</text:span><text:span text:style-name="T3">=</text:span><text:span text:style-name="T2">"hover:underline"</text:span><text:span text:style-name="T11">&gt;</text:span><text:span text:style-name="T3">linkedin</text:span><text:span text:style-name="T11">&lt;/a&gt;</text:span></text:p>
      <text:p text:style-name="P2">                <text:span text:style-name="T11">&lt;/li&gt;</text:span></text:p>
      <text:p text:style-name="P2">                <text:span text:style-name="T11">&lt;li</text:span><text:span text:style-name="T3"> </text:span><text:span text:style-name="T13">class</text:span><text:span text:style-name="T3">=</text:span><text:span text:style-name="T2">"mb-4"</text:span><text:span text:style-name="T11">&gt;</text:span></text:p>
      <text:p text:style-name="P2">                    <text:span text:style-name="T11">&lt;a</text:span><text:span text:style-name="T3"> </text:span><text:span text:style-name="T13">href</text:span><text:span text:style-name="T3">=</text:span><text:span text:style-name="T2">"#"</text:span><text:span text:style-name="T3"> </text:span><text:span text:style-name="T13">class</text:span><text:span text:style-name="T3">=</text:span><text:span text:style-name="T2">"hover:underline"</text:span><text:span text:style-name="T11">&gt;</text:span><text:span text:style-name="T3"> X (Twitter)</text:span><text:span text:style-name="T11">&lt;/a&gt;</text:span></text:p>
      <text:p text:style-name="P2">                <text:span text:style-name="T11">&lt;/li&gt;</text:span></text:p>
      <text:p text:style-name="P2">                <text:span text:style-name="T11">&lt;li</text:span><text:span text:style-name="T3"> </text:span><text:span text:style-name="T13">class</text:span><text:span text:style-name="T3">=</text:span><text:span text:style-name="T2">"mb-4"</text:span><text:span text:style-name="T11">&gt;</text:span></text:p>
      <text:p text:style-name="P2">                    <text:span text:style-name="T11">&lt;a</text:span><text:span text:style-name="T3"> </text:span><text:span text:style-name="T13">href</text:span><text:span text:style-name="T3">=</text:span><text:span text:style-name="T2">"#"</text:span><text:span text:style-name="T3"> </text:span><text:span text:style-name="T13">class</text:span><text:span text:style-name="T3">=</text:span><text:span text:style-name="T2">"hover:underline"</text:span><text:span text:style-name="T11">&gt;</text:span><text:span text:style-name="T3">Facebook</text:span><text:span text:style-name="T11">&lt;/a&gt;</text:span></text:p>
      <text:p text:style-name="P2">                <text:span text:style-name="T11">&lt;/li&gt;</text:span></text:p>
      <text:p text:style-name="P2">                <text:span text:style-name="T11">&lt;li</text:span><text:span text:style-name="T3"> </text:span><text:span text:style-name="T13">class</text:span><text:span text:style-name="T3">=</text:span><text:span text:style-name="T2">"mb-4"</text:span><text:span text:style-name="T11">&gt;</text:span></text:p>
      <text:p text:style-name="P2">                    <text:span text:style-name="T11">&lt;a</text:span><text:span text:style-name="T3"> </text:span><text:span text:style-name="T13">href</text:span><text:span text:style-name="T3">=</text:span><text:span text:style-name="T2">"#"</text:span><text:span text:style-name="T3"> </text:span><text:span text:style-name="T13">class</text:span><text:span text:style-name="T3">=</text:span><text:span text:style-name="T2">"hover:underline"</text:span><text:span text:style-name="T11">&gt;</text:span><text:span text:style-name="T3">Contact Us</text:span><text:span text:style-name="T11">&lt;/a&gt;</text:span></text:p>
      <text:p text:style-name="P2">                <text:span text:style-name="T11">&lt;/li&gt;</text:span></text:p>
      <text:p text:style-name="P2">            <text:span text:style-name="T11">&lt;/ul&gt;</text:span></text:p>
      <text:p text:style-name="P2">        <text:span text:style-name="T11">&lt;/div&gt;</text:span></text:p>
      <text:p text:style-name="P2">        <text:span text:style-name="T11">&lt;div&gt;</text:span></text:p>
      <text:p text:style-name="P2">            <text:span text:style-name="T11">&lt;h2</text:span><text:span text:style-name="T3"> </text:span><text:span text:style-name="T13">class</text:span><text:span text:style-name="T3">=</text:span><text:span text:style-name="T2">"mb-6 text-sm font-semibold text-gray-900 uppercase dark:text-white"</text:span><text:span text:style-name="T11">&gt;</text:span><text:span text:style-name="T3">Legal</text:span><text:span text:style-name="T11">&lt;/h2&gt;</text:span></text:p>
      <text:p text:style-name="P2">            <text:span text:style-name="T11">&lt;ul</text:span><text:span text:style-name="T3"> </text:span><text:span text:style-name="T13">class</text:span><text:span text:style-name="T3">=</text:span><text:span text:style-name="T2">"text-gray-500 dark:text-gray-400 font-medium"</text:span><text:span text:style-name="T11">&gt;</text:span></text:p>
      <text:p text:style-name="P2">                <text:span text:style-name="T11">&lt;li</text:span><text:span text:style-name="T3"> </text:span><text:span text:style-name="T13">class</text:span><text:span text:style-name="T3">=</text:span><text:span text:style-name="T2">"mb-4"</text:span><text:span text:style-name="T11">&gt;</text:span></text:p>
      <text:p text:style-name="P2">                    <text:span text:style-name="T11">&lt;a</text:span><text:span text:style-name="T3"> </text:span><text:span text:style-name="T13">href</text:span><text:span text:style-name="T3">=</text:span><text:span text:style-name="T2">"#"</text:span><text:span text:style-name="T3"> </text:span><text:span text:style-name="T13">class</text:span><text:span text:style-name="T3">=</text:span><text:span text:style-name="T2">"hover:underline"</text:span><text:span text:style-name="T11">&gt;</text:span><text:span text:style-name="T3">Privacy Policy</text:span><text:span text:style-name="T11">&lt;/a&gt;</text:span></text:p>
      <text:p text:style-name="P2">                <text:span text:style-name="T11">&lt;/li&gt;</text:span></text:p>
      <text:p text:style-name="P2">                <text:span text:style-name="T11">&lt;li</text:span><text:span text:style-name="T3"> </text:span><text:span text:style-name="T13">class</text:span><text:span text:style-name="T3">=</text:span><text:span text:style-name="T2">"mb-4"</text:span><text:span text:style-name="T11">&gt;</text:span></text:p>
      <text:p text:style-name="P2">                    <text:span text:style-name="T11">&lt;a</text:span><text:span text:style-name="T3"> </text:span><text:span text:style-name="T13">href</text:span><text:span text:style-name="T3">=</text:span><text:span text:style-name="T2">"#"</text:span><text:span text:style-name="T3"> </text:span><text:span text:style-name="T13">class</text:span><text:span text:style-name="T3">=</text:span><text:span text:style-name="T2">"hover:underline"</text:span><text:span text:style-name="T11">&gt;</text:span><text:span text:style-name="T3">Licensing</text:span><text:span text:style-name="T11">&lt;/a&gt;</text:span></text:p>
      <text:p text:style-name="P2">                <text:span text:style-name="T11">&lt;/li&gt;</text:span></text:p>
      <text:p text:style-name="P2">                <text:span text:style-name="T11">&lt;li</text:span><text:span text:style-name="T3"> </text:span><text:span text:style-name="T13">class</text:span><text:span text:style-name="T3">=</text:span><text:span text:style-name="T2">"mb-4"</text:span><text:span text:style-name="T11">&gt;</text:span></text:p>
      <text:p text:style-name="P2"><text:soft-page-break/>                    <text:span text:style-name="T11">&lt;a</text:span><text:span text:style-name="T3"> </text:span><text:span text:style-name="T13">href</text:span><text:span text:style-name="T3">=</text:span><text:span text:style-name="T2">"#"</text:span><text:span text:style-name="T3"> </text:span><text:span text:style-name="T13">class</text:span><text:span text:style-name="T3">=</text:span><text:span text:style-name="T2">"hover:underline"</text:span><text:span text:style-name="T11">&gt;</text:span><text:span text:style-name="T3">Terms &amp;amp; Conditions</text:span><text:span text:style-name="T11">&lt;/a&gt;</text:span></text:p>
      <text:p text:style-name="P2">                <text:span text:style-name="T11">&lt;/li&gt;</text:span></text:p>
      <text:p text:style-name="P2">            <text:span text:style-name="T11">&lt;/ul&gt;</text:span></text:p>
      <text:p text:style-name="P2">        <text:span text:style-name="T11">&lt;/div&gt;</text:span></text:p>
      <text:p text:style-name="P2">        <text:span text:style-name="T11">&lt;div&gt;</text:span></text:p>
      <text:p text:style-name="P2">            <text:span text:style-name="T11">&lt;h2</text:span><text:span text:style-name="T3"> </text:span><text:span text:style-name="T13">class</text:span><text:span text:style-name="T3">=</text:span><text:span text:style-name="T2">"mb-6 text-sm font-semibold text-gray-900 uppercase dark:text-white"</text:span><text:span text:style-name="T11">&gt;</text:span><text:span text:style-name="T3">Download</text:span><text:span text:style-name="T11">&lt;/h2&gt;</text:span></text:p>
      <text:p text:style-name="P2">            <text:span text:style-name="T11">&lt;ul</text:span><text:span text:style-name="T3"> </text:span><text:span text:style-name="T13">class</text:span><text:span text:style-name="T3">=</text:span><text:span text:style-name="T2">"text-gray-500 dark:text-gray-400 font-medium"</text:span><text:span text:style-name="T11">&gt;</text:span></text:p>
      <text:p text:style-name="P2">                <text:span text:style-name="T11">&lt;li</text:span><text:span text:style-name="T3"> </text:span><text:span text:style-name="T13">class</text:span><text:span text:style-name="T3">=</text:span><text:span text:style-name="T2">"mb-4"</text:span><text:span text:style-name="T11">&gt;</text:span></text:p>
      <text:p text:style-name="P2">                    <text:span text:style-name="T11">&lt;a</text:span><text:span text:style-name="T3"> </text:span><text:span text:style-name="T13">href</text:span><text:span text:style-name="T3">=</text:span><text:span text:style-name="T2">"#"</text:span><text:span text:style-name="T3"> </text:span><text:span text:style-name="T13">class</text:span><text:span text:style-name="T3">=</text:span><text:span text:style-name="T2">"hover:underline"</text:span><text:span text:style-name="T11">&gt;</text:span><text:span text:style-name="T3">iOS</text:span><text:span text:style-name="T11">&lt;/a&gt;</text:span></text:p>
      <text:p text:style-name="P2">                <text:span text:style-name="T11">&lt;/li&gt;</text:span></text:p>
      <text:p text:style-name="P2">                <text:span text:style-name="T11">&lt;li</text:span><text:span text:style-name="T3"> </text:span><text:span text:style-name="T13">class</text:span><text:span text:style-name="T3">=</text:span><text:span text:style-name="T2">"mb-4"</text:span><text:span text:style-name="T11">&gt;</text:span></text:p>
      <text:p text:style-name="P2">                    <text:span text:style-name="T11">&lt;a</text:span><text:span text:style-name="T3"> </text:span><text:span text:style-name="T13">href</text:span><text:span text:style-name="T3">=</text:span><text:span text:style-name="T2">"#"</text:span><text:span text:style-name="T3"> </text:span><text:span text:style-name="T13">class</text:span><text:span text:style-name="T3">=</text:span><text:span text:style-name="T2">"hover:underline"</text:span><text:span text:style-name="T11">&gt;</text:span><text:span text:style-name="T3">Android</text:span><text:span text:style-name="T11">&lt;/a&gt;</text:span></text:p>
      <text:p text:style-name="P2">                <text:span text:style-name="T11">&lt;/li&gt;</text:span></text:p>
      <text:p text:style-name="P2">                <text:span text:style-name="T11">&lt;li</text:span><text:span text:style-name="T3"> </text:span><text:span text:style-name="T13">class</text:span><text:span text:style-name="T3">=</text:span><text:span text:style-name="T2">"mb-4"</text:span><text:span text:style-name="T11">&gt;</text:span></text:p>
      <text:p text:style-name="P2">                    <text:span text:style-name="T11">&lt;a</text:span><text:span text:style-name="T3"> </text:span><text:span text:style-name="T13">href</text:span><text:span text:style-name="T3">=</text:span><text:span text:style-name="T2">"#"</text:span><text:span text:style-name="T3"> </text:span><text:span text:style-name="T13">class</text:span><text:span text:style-name="T3">=</text:span><text:span text:style-name="T2">"hover:underline"</text:span><text:span text:style-name="T11">&gt;</text:span><text:span text:style-name="T3">Windows</text:span><text:span text:style-name="T11">&lt;/a&gt;</text:span></text:p>
      <text:p text:style-name="P2">                <text:span text:style-name="T11">&lt;/li&gt;</text:span></text:p>
      <text:p text:style-name="P2">                <text:span text:style-name="T11">&lt;li</text:span><text:span text:style-name="T3"> </text:span><text:span text:style-name="T13">class</text:span><text:span text:style-name="T3">=</text:span><text:span text:style-name="T2">"mb-4"</text:span><text:span text:style-name="T11">&gt;</text:span></text:p>
      <text:p text:style-name="P2">                    <text:span text:style-name="T11">&lt;a</text:span><text:span text:style-name="T3"> </text:span><text:span text:style-name="T13">href</text:span><text:span text:style-name="T3">=</text:span><text:span text:style-name="T2">"#"</text:span><text:span text:style-name="T3"> </text:span><text:span text:style-name="T13">class</text:span><text:span text:style-name="T3">=</text:span><text:span text:style-name="T2">"hover:underline"</text:span><text:span text:style-name="T11">&gt;</text:span><text:span text:style-name="T3">MacOS</text:span><text:span text:style-name="T11">&lt;/a&gt;</text:span></text:p>
      <text:p text:style-name="P2">                <text:span text:style-name="T11">&lt;/li&gt;</text:span></text:p>
      <text:p text:style-name="P2">            <text:span text:style-name="T11">&lt;/ul&gt;</text:span></text:p>
      <text:p text:style-name="P2">        <text:span text:style-name="T11">&lt;/div&gt;</text:span></text:p>
      <text:p text:style-name="P2">    <text:span text:style-name="T11">&lt;/div&gt;</text:span></text:p>
      <text:p text:style-name="P2">    <text:span text:style-name="T11">&lt;div</text:span><text:span text:style-name="T3"> </text:span><text:span text:style-name="T13">class</text:span><text:span text:style-name="T3">=</text:span><text:span text:style-name="T2">"px-4 py-6 bg-gray-100 dark:bg-gray-700 md:flex md:items-center md:justify-between"</text:span><text:span text:style-name="T11">&gt;</text:span></text:p>
      <text:p text:style-name="P2">        <text:span text:style-name="T11">&lt;span</text:span><text:span text:style-name="T3"> </text:span><text:span text:style-name="T13">class</text:span><text:span text:style-name="T3">=</text:span><text:span text:style-name="T2">"text-sm text-gray-500 dark:text-gray-300 sm:text-center"</text:span><text:span text:style-name="T11">&gt;</text:span><text:span text:style-name="T3">© 2023 </text:span><text:span text:style-name="T11">&lt;a</text:span><text:span text:style-name="T3"> </text:span><text:span text:style-name="T13">href</text:span><text:span text:style-name="T3">=</text:span><text:span text:style-name="T2">"https://flowbite.com/"</text:span><text:span text:style-name="T11">&gt;</text:span><text:span text:style-name="T3">Flowbite™</text:span><text:span text:style-name="T11">&lt;/a&gt;</text:span><text:span text:style-name="T3">. All Rights Reserved.</text:span></text:p>
      <text:p text:style-name="P2">        <text:span text:style-name="T11">&lt;/span&gt;</text:span></text:p>
      <text:p text:style-name="P2">        <text:span text:style-name="T11">&lt;div</text:span><text:span text:style-name="T3"> </text:span><text:span text:style-name="T13">class</text:span><text:span text:style-name="T3">=</text:span><text:span text:style-name="T2">"flex mt-4 sm:justify-center md:mt-0 space-x-5 rtl:space-x-reverse"</text:span><text:span text:style-name="T11">&gt;</text:span></text:p>
      <text:p text:style-name="P2">            <text:span text:style-name="T11">&lt;a</text:span><text:span text:style-name="T3"> </text:span><text:span text:style-name="T13">href</text:span><text:span text:style-name="T3">=</text:span><text:span text:style-name="T2">"#"</text:span><text:span text:style-name="T3"> </text:span><text:span text:style-name="T13">class</text:span><text:span text:style-name="T3">=</text:span><text:span text:style-name="T2">"text-gray-400 hover:text-gray-900 dark:hover:text-white"</text:span><text:span text:style-name="T11">&gt;</text:span></text:p>
      <text:p text:style-name="P2">                  <text:span text:style-name="T11">&lt;svg</text:span><text:span text:style-name="T3"> </text:span><text:span text:style-name="T13">class</text:span><text:span text:style-name="T3">=</text:span><text:span text:style-name="T2">"w-4 h-4"</text:span><text:span text:style-name="T3"> </text:span><text:span text:style-name="T13">aria-hidden</text:span><text:span text:style-name="T3">=</text:span><text:span text:style-name="T2">"true"</text:span><text:span text:style-name="T3"> </text:span><text:span text:style-name="T13">xmlns</text:span><text:span text:style-name="T3">=</text:span><text:span text:style-name="T2">"http://www.w3.org/2000/svg"</text:span><text:span text:style-name="T3"> </text:span><text:span text:style-name="T13">fill</text:span><text:span text:style-name="T3">=</text:span><text:span text:style-name="T2">"currentColor"</text:span><text:span text:style-name="T3"> </text:span><text:span text:style-name="T13">viewBox</text:span><text:span text:style-name="T3">=</text:span><text:span text:style-name="T2">"0 0 8 19"</text:span><text:span text:style-name="T11">&gt;</text:span></text:p>
      <text:p text:style-name="P2">                        <text:span text:style-name="T11">&lt;path</text:span><text:span text:style-name="T3"> </text:span><text:span text:style-name="T13">fill-rule</text:span><text:span text:style-name="T3">=</text:span><text:span text:style-name="T2">"evenodd"</text:span><text:span text:style-name="T3"> </text:span><text:span text:style-name="T13">d</text:span><text:span text:style-name="T3">=</text:span><text:span text:style-name="T2">"M6.135 3H8V0H6.135a4.147 4.147 0 0 0-4.142 4.142V6H0v3h2v9.938h3V9h2.021l.592-3H5V3.591A.6.6 0 0 1 5.592 3h.543Z"</text:span><text:span text:style-name="T3"> </text:span><text:span text:style-name="T13">clip-rule</text:span><text:span text:style-name="T3">=</text:span><text:span text:style-name="T2">"evenodd"</text:span><text:span text:style-name="T11">/&gt;</text:span></text:p>
      <text:p text:style-name="P2">                    <text:span text:style-name="T11">&lt;/svg&gt;</text:span></text:p>
      <text:p text:style-name="P2">                  <text:span text:style-name="T11">&lt;span</text:span><text:span text:style-name="T3"> </text:span><text:span text:style-name="T13">class</text:span><text:span text:style-name="T3">=</text:span><text:span text:style-name="T2">"sr-only"</text:span><text:span text:style-name="T11">&gt;</text:span><text:span text:style-name="T3">Facebook page</text:span><text:span text:style-name="T11">&lt;/span&gt;</text:span></text:p>
      <text:p text:style-name="P2">              <text:span text:style-name="T11">&lt;/a&gt;</text:span></text:p>
      <text:p text:style-name="P2">              <text:span text:style-name="T11">&lt;a</text:span><text:span text:style-name="T3"> </text:span><text:span text:style-name="T13">href</text:span><text:span text:style-name="T3">=</text:span><text:span text:style-name="T2">"#"</text:span><text:span text:style-name="T3"> </text:span><text:span text:style-name="T13">class</text:span><text:span text:style-name="T3">=</text:span><text:span text:style-name="T2">"text-gray-400 hover:text-gray-900 dark:hover:text-white"</text:span><text:span text:style-name="T11">&gt;</text:span></text:p>
      <text:p text:style-name="P2">                  <text:span text:style-name="T11">&lt;svg</text:span><text:span text:style-name="T3"> </text:span><text:span text:style-name="T13">class</text:span><text:span text:style-name="T3">=</text:span><text:span text:style-name="T2">"w-4 h-4"</text:span><text:span text:style-name="T3"> </text:span><text:span text:style-name="T13">aria-hidden</text:span><text:span text:style-name="T3">=</text:span><text:span text:style-name="T2">"true"</text:span><text:span text:style-name="T3"> </text:span><text:span text:style-name="T13">xmlns</text:span><text:span text:style-name="T3">=</text:span><text:span text:style-name="T2">"http://www.w3.org/2000/svg"</text:span><text:span text:style-name="T3"> </text:span><text:span text:style-name="T13">fill</text:span><text:span text:style-name="T3">=</text:span><text:span text:style-name="T2">"currentColor"</text:span><text:span text:style-name="T3"> </text:span><text:span text:style-name="T13">viewBox</text:span><text:span text:style-name="T3">=</text:span><text:span text:style-name="T2">"0 0 21 16"</text:span><text:span text:style-name="T11">&gt;</text:span></text:p>
      <text:p text:style-name="P2">                        <text:span text:style-name="T11">&lt;path</text:span><text:span text:style-name="T3"> </text:span><text:span text:style-name="T13">d</text:span><text:span text:style-name="T3">=</text:span><text:span text:style-name="T2">"M16.942 1.556a16.3 16.3 0 0 0-4.126-1.3 12.04 12.04 0 0 0-.529 1.1 15.175 15.175 0 0 0-4.573 0 11.585 11.585 0 0 0-.535-1.1 16.274 16.274 0 0 0-4.129 1.3A17.392 17.392 0 0 0 .182 13.218a15.785 15.785 0 0 0 4.963 2.521c.41-.564.773-1.16 1.084-1.785a10.63 10.63 0 0 1-1.706-.83c.143-.106.283-.217.418-.33a11.664 11.664 0 0 0 10.118 0c.137.113.277.224.418.33-.544.328-1.116.606-1.71.832a12.52 12.52 0 0 0 1.084 1.785 16.46 16.46 0 0 0 5.064-2.595 17.286 17.286 0 0 0-2.973-11.59ZM6.678 10.813a1.941 1.941 0 0 1-1.8-2.045 1.93 1.93 0 0 1 1.8-2.047 1.919 1.919 0 0 1 1.8 2.047 1.93 1.93 0 0 1-1.8 2.045Zm6.644 0a1.94 1.94 0 0 1-1.8-2.045 1.93 1.93 0 0 1 1.8-2.047 1.918 1.918 0 0 1 1.8 2.047 1.93 1.93 0 0 1-1.8 2.045Z"</text:span><text:span text:style-name="T11">/&gt;</text:span></text:p>
      <text:p text:style-name="P2">                    <text:span text:style-name="T11">&lt;/svg&gt;</text:span></text:p>
      <text:p text:style-name="P2">                  <text:span text:style-name="T11">&lt;span</text:span><text:span text:style-name="T3"> </text:span><text:span text:style-name="T13">class</text:span><text:span text:style-name="T3">=</text:span><text:span text:style-name="T2">"sr-only"</text:span><text:span text:style-name="T11">&gt;</text:span><text:span text:style-name="T3">Discord community</text:span><text:span text:style-name="T11">&lt;/span&gt;</text:span></text:p>
      <text:p text:style-name="P2">              <text:span text:style-name="T11">&lt;/a&gt;</text:span></text:p>
      <text:p text:style-name="P2">              <text:span text:style-name="T11">&lt;a</text:span><text:span text:style-name="T3"> </text:span><text:span text:style-name="T13">href</text:span><text:span text:style-name="T3">=</text:span><text:span text:style-name="T2">"#"</text:span><text:span text:style-name="T3"> </text:span><text:span text:style-name="T13">class</text:span><text:span text:style-name="T3">=</text:span><text:span text:style-name="T2">"text-gray-400 hover:text-gray-900 dark:hover:text-white"</text:span><text:span text:style-name="T11">&gt;</text:span></text:p>
      <text:p text:style-name="P2">                  <text:span text:style-name="T11">&lt;svg</text:span><text:span text:style-name="T3"> </text:span><text:span text:style-name="T13">class</text:span><text:span text:style-name="T3">=</text:span><text:span text:style-name="T2">"w-4 h-4"</text:span><text:span text:style-name="T3"> </text:span><text:span text:style-name="T13">aria-hidden</text:span><text:span text:style-name="T3">=</text:span><text:span text:style-name="T2">"true"</text:span><text:span text:style-name="T3"> </text:span><text:span text:style-name="T13">xmlns</text:span><text:span text:style-name="T3">=</text:span><text:span text:style-name="T2">"http://www.w3.org/2000/svg"</text:span><text:span text:style-name="T3"> </text:span><text:span text:style-name="T13">fill</text:span><text:span text:style-name="T3">=</text:span><text:span text:style-name="T2">"currentColor"</text:span><text:span text:style-name="T3"> </text:span><text:span text:style-name="T13">viewBox</text:span><text:span text:style-name="T3">=</text:span><text:span text:style-name="T2">"0 0 20 17"</text:span><text:span text:style-name="T11">&gt;</text:span></text:p>
      <text:p text:style-name="P2">                    <text:span text:style-name="T11">&lt;path</text:span><text:span text:style-name="T3"> </text:span><text:span text:style-name="T13">fill-rule</text:span><text:span text:style-name="T3">=</text:span><text:span text:style-name="T2">"evenodd"</text:span><text:span text:style-name="T3"> </text:span><text:span text:style-name="T13">d</text:span><text:span text:style-name="T3">=</text:span><text:span text:style-name="T2">"M20 1.892a8.178 8.178 0 0 1-2.355.635 4.074 4.074 0 0 0 1.8-2.235 8.344 8.344 0 0 1-2.605.98A4.13 4.13 0 0 0 13.85 0a4.068 4.068 0 0 0-4.1 4.038 4 4 0 0 0 .105.919A11.705 11.705 0 0 1 1.4.734a4.006 4.006 0 0 0 1.268 5.392 4.165 4.165 0 0 1-1.859-.5v.05A4.057 4.057 0 0 0 4.1 9.635a4.19 4.19 0 0 1-1.856.07 4.108 4.108 0 0 0 3.831 2.807A8.36 8.36 0 0 1 0 14.184 11.732 11.732 0 0 0 6.291 16 11.502 11.502 0 0 0 17.964 4.5c0-.177 0-.35-.012-.523A8.143 8.143 0 0 0 20 1.892Z"</text:span><text:span text:style-name="T3"> </text:span><text:span text:style-name="T13">clip-rule</text:span><text:span text:style-name="T3">=</text:span><text:span text:style-name="T2">"evenodd"</text:span><text:span text:style-name="T11">/&gt;</text:span></text:p>
      <text:p text:style-name="P2">                <text:span text:style-name="T11">&lt;/svg&gt;</text:span></text:p>
      <text:p text:style-name="P2"><text:soft-page-break/>                  <text:span text:style-name="T11">&lt;span</text:span><text:span text:style-name="T3"> </text:span><text:span text:style-name="T13">class</text:span><text:span text:style-name="T3">=</text:span><text:span text:style-name="T2">"sr-only"</text:span><text:span text:style-name="T11">&gt;</text:span><text:span text:style-name="T3">Twitter page</text:span><text:span text:style-name="T11">&lt;/span&gt;</text:span></text:p>
      <text:p text:style-name="P2">              <text:span text:style-name="T11">&lt;/a&gt;</text:span></text:p>
      <text:p text:style-name="P2">              <text:span text:style-name="T11">&lt;a</text:span><text:span text:style-name="T3"> </text:span><text:span text:style-name="T13">href</text:span><text:span text:style-name="T3">=</text:span><text:span text:style-name="T2">"#"</text:span><text:span text:style-name="T3"> </text:span><text:span text:style-name="T13">class</text:span><text:span text:style-name="T3">=</text:span><text:span text:style-name="T2">"text-gray-400 hover:text-gray-900 dark:hover:text-white"</text:span><text:span text:style-name="T11">&gt;</text:span></text:p>
      <text:p text:style-name="P2">                  <text:span text:style-name="T11">&lt;svg</text:span><text:span text:style-name="T3"> </text:span><text:span text:style-name="T13">class</text:span><text:span text:style-name="T3">=</text:span><text:span text:style-name="T2">"w-4 h-4"</text:span><text:span text:style-name="T3"> </text:span><text:span text:style-name="T13">aria-hidden</text:span><text:span text:style-name="T3">=</text:span><text:span text:style-name="T2">"true"</text:span><text:span text:style-name="T3"> </text:span><text:span text:style-name="T13">xmlns</text:span><text:span text:style-name="T3">=</text:span><text:span text:style-name="T2">"http://www.w3.org/2000/svg"</text:span><text:span text:style-name="T3"> </text:span><text:span text:style-name="T13">fill</text:span><text:span text:style-name="T3">=</text:span><text:span text:style-name="T2">"currentColor"</text:span><text:span text:style-name="T3"> </text:span><text:span text:style-name="T13">viewBox</text:span><text:span text:style-name="T3">=</text:span><text:span text:style-name="T2">"0 0 20 20"</text:span><text:span text:style-name="T11">&gt;</text:span></text:p>
      <text:p text:style-name="P2">                        <text:span text:style-name="T11">&lt;path</text:span><text:span text:style-name="T3"> </text:span><text:span text:style-name="T13">fill-rule</text:span><text:span text:style-name="T3">=</text:span><text:span text:style-name="T2">"evenodd"</text:span><text:span text:style-name="T3"> </text:span><text:span text:style-name="T13">d</text:span><text:span text:style-name="T3">=</text:span><text:span text:style-name="T2">"M10 .333A9.911 9.911 0 0 0 6.866 19.65c.5.092.678-.215.678-.477 0-.237-.01-1.017-.014-1.845-2.757.6-3.338-1.169-3.338-1.169a2.627 2.627 0 0 0-1.1-1.451c-.9-.615.07-.6.07-.6a2.084 2.084 0 0 1 1.518 1.021 2.11 2.11 0 0 0 2.884.823c.044-.503.268-.973.63-1.325-2.2-.25-4.516-1.1-4.516-4.9A3.832 3.832 0 0 1 4.7 7.068a3.56 3.56 0 0 1 .095-2.623s.832-.266 2.726 1.016a9.409 9.409 0 0 1 4.962 0c1.89-1.282 2.717-1.016 2.717-1.016.366.83.402 1.768.1 2.623a3.827 3.827 0 0 1 1.02 2.659c0 3.807-2.319 4.644-4.525 4.889a2.366 2.366 0 0 1 .673 1.834c0 1.326-.012 2.394-.012 2.72 0 .263.18.572.681.475A9.911 9.911 0 0 0 10 .333Z"</text:span><text:span text:style-name="T3"> </text:span><text:span text:style-name="T13">clip-rule</text:span><text:span text:style-name="T3">=</text:span><text:span text:style-name="T2">"evenodd"</text:span><text:span text:style-name="T11">/&gt;</text:span></text:p>
      <text:p text:style-name="P2">                  <text:span text:style-name="T11">&lt;/svg&gt;</text:span></text:p>
      <text:p text:style-name="P2">                  <text:span text:style-name="T11">&lt;span</text:span><text:span text:style-name="T3"> </text:span><text:span text:style-name="T13">class</text:span><text:span text:style-name="T3">=</text:span><text:span text:style-name="T2">"sr-only"</text:span><text:span text:style-name="T11">&gt;</text:span><text:span text:style-name="T3">GitHub account</text:span><text:span text:style-name="T11">&lt;/span&gt;</text:span></text:p>
      <text:p text:style-name="P2">              <text:span text:style-name="T11">&lt;/a&gt;</text:span></text:p>
      <text:p text:style-name="P2">              <text:span text:style-name="T11">&lt;a</text:span><text:span text:style-name="T3"> </text:span><text:span text:style-name="T13">href</text:span><text:span text:style-name="T3">=</text:span><text:span text:style-name="T2">"#"</text:span><text:span text:style-name="T3"> </text:span><text:span text:style-name="T13">class</text:span><text:span text:style-name="T3">=</text:span><text:span text:style-name="T2">"text-gray-400 hover:text-gray-900 dark:hover:text-white"</text:span><text:span text:style-name="T11">&gt;</text:span></text:p>
      <text:p text:style-name="P2">                  <text:span text:style-name="T11">&lt;svg</text:span><text:span text:style-name="T3"> </text:span><text:span text:style-name="T13">class</text:span><text:span text:style-name="T3">=</text:span><text:span text:style-name="T2">"w-4 h-4"</text:span><text:span text:style-name="T3"> </text:span><text:span text:style-name="T13">aria-hidden</text:span><text:span text:style-name="T3">=</text:span><text:span text:style-name="T2">"true"</text:span><text:span text:style-name="T3"> </text:span><text:span text:style-name="T13">xmlns</text:span><text:span text:style-name="T3">=</text:span><text:span text:style-name="T2">"http://www.w3.org/2000/svg"</text:span><text:span text:style-name="T3"> </text:span><text:span text:style-name="T13">fill</text:span><text:span text:style-name="T3">=</text:span><text:span text:style-name="T2">"currentColor"</text:span><text:span text:style-name="T3"> </text:span><text:span text:style-name="T13">viewBox</text:span><text:span text:style-name="T3">=</text:span><text:span text:style-name="T2">"0 0 20 20"</text:span><text:span text:style-name="T11">&gt;</text:span></text:p>
      <text:p text:style-name="P2">                    <text:span text:style-name="T11">&lt;path</text:span><text:span text:style-name="T3"> </text:span><text:span text:style-name="T13">fill-rule</text:span><text:span text:style-name="T3">=</text:span><text:span text:style-name="T2">"evenodd"</text:span><text:span text:style-name="T3"> </text:span><text:span text:style-name="T13">d</text:span><text:span text:style-name="T3">=</text:span><text:span text:style-name="T2">"M10 0a10 10 0 1 0 10 10A10.009 10.009 0 0 0 10 0Zm6.613 4.614a8.523 8.523 0 0 1 1.93 5.32 20.094 20.094 0 0 0-5.949-.274c-.059-.149-.122-.292-.184-.441a23.879 23.879 0 0 0-.566-1.239 11.41 11.41 0 0 0 4.769-3.366ZM8 1.707a8.821 8.821 0 0 1 2-.238 8.5 8.5 0 0 1 5.664 2.152 9.608 9.608 0 0 1-4.476 3.087A45.758 45.758 0 0 0 8 1.707ZM1.642 8.262a8.57 8.57 0 0 1 4.73-5.981A53.998 53.998 0 0 1 9.54 7.222a32.078 32.078 0 0 1-7.9 1.04h.002Zm2.01 7.46a8.51 8.51 0 0 1-2.2-5.707v-.262a31.64 31.64 0 0 0 8.777-1.219c.243.477.477.964.692 1.449-.114.032-.227.067-.336.1a13.569 13.569 0 0 0-6.942 5.636l.009.003ZM10 18.556a8.508 8.508 0 0 1-5.243-1.8 11.717 11.717 0 0 1 6.7-5.332.509.509 0 0 1 .055-.02 35.65 35.65 0 0 1 1.819 6.476 8.476 8.476 0 0 1-3.331.676Zm4.772-1.462A37.232 37.232 0 0 0 13.113 11a12.513 12.513 0 0 1 5.321.364 8.56 8.56 0 0 1-3.66 5.73h-.002Z"</text:span><text:span text:style-name="T3"> </text:span><text:span text:style-name="T13">clip-rule</text:span><text:span text:style-name="T3">=</text:span><text:span text:style-name="T2">"evenodd"</text:span><text:span text:style-name="T11">/&gt;</text:span></text:p>
      <text:p text:style-name="P2">                <text:span text:style-name="T11">&lt;/svg&gt;</text:span></text:p>
      <text:p text:style-name="P2">                  <text:span text:style-name="T11">&lt;span</text:span><text:span text:style-name="T3"> </text:span><text:span text:style-name="T13">class</text:span><text:span text:style-name="T3">=</text:span><text:span text:style-name="T2">"sr-only"</text:span><text:span text:style-name="T11">&gt;</text:span><text:span text:style-name="T3">Dribbble account</text:span><text:span text:style-name="T11">&lt;/span&gt;</text:span></text:p>
      <text:p text:style-name="P2">              <text:span text:style-name="T11">&lt;/a&gt;</text:span></text:p>
      <text:p text:style-name="P2">        <text:span text:style-name="T11">&lt;/div&gt;</text:span></text:p>
      <text:p text:style-name="P2">      <text:span text:style-name="T11">&lt;/div&gt;</text:span></text:p>
      <text:p text:style-name="P2">    <text:span text:style-name="T11">&lt;/div&gt;</text:span></text:p>
      <text:p text:style-name="P3">&lt;/footer&gt;</text:p>
      <text:p text:style-name="P3">&lt;/body&gt;</text:p>
      <text:p text:style-name="P3">&lt;/html&gt;</text:p>
      <text:p text:style-name="P1"/>
      <text:p text:style-name="Standard"/>
      <text:p text:style-name="Standard"><text:s text:c="8"/>modified: <text:s text:c="2"/>resources/views/layouts/guest.blade.php</text:p>
      <text:p text:style-name="P1"><text:span text:style-name="T10">&lt;!DOCTYPE</text:span> <text:span text:style-name="T12">html</text:span><text:span text:style-name="T10">&gt;</text:span></text:p>
      <text:p text:style-name="P1"><text:span text:style-name="T10">&lt;html</text:span> <text:span text:style-name="T12">lang</text:span>=<text:span text:style-name="T1">"{{ str_replace(</text:span><text:span text:style-name="T4">'_'</text:span><text:span text:style-name="T1">, </text:span><text:span text:style-name="T4">'-'</text:span><text:span text:style-name="T1">, app()</text:span>-&gt;<text:span text:style-name="T1">getLocale()) }}"</text:span><text:span text:style-name="T10">&gt;</text:span></text:p>
      <text:p text:style-name="P2">    <text:span text:style-name="T11">&lt;head&gt;</text:span></text:p>
      <text:p text:style-name="P2">        <text:span text:style-name="T11">&lt;meta</text:span><text:span text:style-name="T3"> </text:span><text:span text:style-name="T13">charset</text:span><text:span text:style-name="T3">=</text:span><text:span text:style-name="T2">"utf-8"</text:span><text:span text:style-name="T11">&gt;</text:span></text:p>
      <text:p text:style-name="P2">        <text:span text:style-name="T11">&lt;meta</text:span><text:span text:style-name="T3"> </text:span><text:span text:style-name="T13">name</text:span><text:span text:style-name="T3">=</text:span><text:span text:style-name="T2">"viewport"</text:span><text:span text:style-name="T3"> </text:span><text:span text:style-name="T13">content</text:span><text:span text:style-name="T3">=</text:span><text:span text:style-name="T2">"width=device-width, initial-scale=1"</text:span><text:span text:style-name="T11">&gt;</text:span></text:p>
      <text:p text:style-name="P2">        <text:span text:style-name="T11">&lt;meta</text:span><text:span text:style-name="T3"> </text:span><text:span text:style-name="T13">name</text:span><text:span text:style-name="T3">=</text:span><text:span text:style-name="T2">"csrf-token"</text:span><text:span text:style-name="T3"> </text:span><text:span text:style-name="T13">content</text:span><text:span text:style-name="T3">=</text:span><text:span text:style-name="T2">"{{ csrf_token() }}"</text:span><text:span text:style-name="T11">&gt;</text:span></text:p>
      <text:p text:style-name="P2">        <text:span text:style-name="T11">&lt;link</text:span><text:span text:style-name="T3"> </text:span><text:span text:style-name="T13">rel</text:span><text:span text:style-name="T3">=</text:span><text:span text:style-name="T2">"stylesheet"</text:span><text:span text:style-name="T3"> </text:span><text:span text:style-name="T13">href</text:span><text:span text:style-name="T3">=</text:span><text:span text:style-name="T2">"http://localhost/blog/public/app.css"</text:span><text:span text:style-name="T11">&gt;</text:span></text:p>
      <text:p text:style-name="P2">        <text:span text:style-name="T11">&lt;link</text:span><text:span text:style-name="T3"> </text:span><text:span text:style-name="T13">rel</text:span><text:span text:style-name="T3">=</text:span><text:span text:style-name="T2">"stylesheet"</text:span><text:span text:style-name="T3"> </text:span><text:span text:style-name="T13">href</text:span><text:span text:style-name="T3">=</text:span><text:span text:style-name="T2">"http://localhost/blog/public/css/principal.css"</text:span><text:span text:style-name="T11">&gt;</text:span></text:p>
      <text:p text:style-name="P2">        <text:span text:style-name="T11">&lt;link</text:span><text:span text:style-name="T3"> </text:span><text:span text:style-name="T13">rel</text:span><text:span text:style-name="T3">=</text:span><text:span text:style-name="T2">"stylesheet"</text:span><text:span text:style-name="T3"> </text:span><text:span text:style-name="T13">href</text:span><text:span text:style-name="T3">=</text:span><text:span text:style-name="T2">"http://localhost/blog/public/css/articulo.css"</text:span><text:span text:style-name="T11">&gt;</text:span></text:p>
      <text:p text:style-name="P2">        <text:span text:style-name="T11">&lt;link</text:span><text:span text:style-name="T3"> </text:span><text:span text:style-name="T13">rel</text:span><text:span text:style-name="T3">=</text:span><text:span text:style-name="T2">"stylesheet"</text:span><text:span text:style-name="T3"> </text:span><text:span text:style-name="T13">href</text:span><text:span text:style-name="T3">=</text:span><text:span text:style-name="T2">"http://localhost/blog/public/css/blog.css"</text:span><text:span text:style-name="T11">&gt;</text:span></text:p>
      <text:p text:style-name="P2">        <text:span text:style-name="T11">&lt;script</text:span><text:span text:style-name="T3"> </text:span><text:span text:style-name="T13">src</text:span><text:span text:style-name="T3">=</text:span><text:span text:style-name="T2">"resources/js/app.js"</text:span><text:span text:style-name="T11">&gt;&lt;/script&gt;</text:span></text:p>
      <text:p text:style-name="P2">        <text:span text:style-name="T11">&lt;script</text:span><text:span text:style-name="T3"> </text:span><text:span text:style-name="T13">src</text:span><text:span text:style-name="T3">=</text:span><text:span text:style-name="T2">"http://localhost/blog/public/js/script.js"</text:span><text:span text:style-name="T11">&gt;&lt;/script&gt;</text:span></text:p>
      <text:p text:style-name="P4"/>
      <text:p text:style-name="P2">        <text:span text:style-name="T11">&lt;title&gt;</text:span><text:span text:style-name="T3">{{ config(</text:span><text:span text:style-name="T5">'app.name'</text:span><text:span text:style-name="T3">, </text:span><text:span text:style-name="T5">'Laravel'</text:span><text:span text:style-name="T3">) }}</text:span><text:span text:style-name="T11">&lt;/title&gt;</text:span></text:p>
      <text:p text:style-name="P4"/>
      <text:p text:style-name="P2">        <text:span text:style-name="T9">&lt;!-- Fonts --&gt;</text:span></text:p>
      <text:p text:style-name="P2">        <text:span text:style-name="T11">&lt;link</text:span><text:span text:style-name="T3"> </text:span><text:span text:style-name="T13">rel</text:span><text:span text:style-name="T3">=</text:span><text:span text:style-name="T2">"preconnect"</text:span><text:span text:style-name="T3"> </text:span><text:span text:style-name="T13">href</text:span><text:span text:style-name="T3">=</text:span><text:span text:style-name="T2">"https://fonts.bunny.net"</text:span><text:span text:style-name="T11">&gt;</text:span></text:p>
      <text:p text:style-name="P2">        <text:span text:style-name="T11">&lt;link</text:span><text:span text:style-name="T3"> </text:span><text:span text:style-name="T13">href</text:span><text:span text:style-name="T3">=</text:span><text:span text:style-name="T2">"https://fonts.bunny.net/css?family=figtree:400,500,600&amp;display=swap"</text:span><text:span text:style-name="T3"> </text:span><text:span text:style-name="T13">rel</text:span><text:span text:style-name="T3">=</text:span><text:span text:style-name="T2">"stylesheet"</text:span><text:span text:style-name="T3"> </text:span><text:span text:style-name="T11">/&gt;</text:span></text:p>
      <text:p text:style-name="P4"/>
      <text:p text:style-name="P2">        <text:span text:style-name="T9">&lt;!-- Scripts --&gt;</text:span></text:p>
      <text:p text:style-name="P2">        <text:span text:style-name="T2">@vite</text:span><text:span text:style-name="T3">([</text:span><text:span text:style-name="T5">'resources/css/app.css'</text:span><text:span text:style-name="T3">, </text:span><text:span text:style-name="T5">'resources/js/app.js'</text:span><text:span text:style-name="T3">])</text:span></text:p>
      <text:p text:style-name="P2">    <text:span text:style-name="T11">&lt;/head&gt;</text:span></text:p>
      <text:p text:style-name="P2"><text:soft-page-break/>    <text:span text:style-name="T11">&lt;body&gt;</text:span></text:p>
      <text:p text:style-name="P2">        <text:span text:style-name="T11">&lt;div</text:span><text:span text:style-name="T3"> </text:span><text:span text:style-name="T13">class</text:span><text:span text:style-name="T3">=</text:span><text:span text:style-name="T2">"font-sans text-gray-900 antialiased"</text:span><text:span text:style-name="T11">&gt;</text:span></text:p>
      <text:p text:style-name="P2">            <text:span text:style-name="T3">{{ $slot }}</text:span></text:p>
      <text:p text:style-name="P2">        <text:span text:style-name="T11">&lt;/div&gt;</text:span></text:p>
      <text:p text:style-name="P4"/>
      <text:p text:style-name="P2">    <text:span text:style-name="T11">&lt;/body&gt;</text:span></text:p>
      <text:p text:style-name="P3">&lt;/html&gt;</text:p>
      <text:p text:style-name="P1"/>
      <text:p text:style-name="Standard"/>
      <text:p text:style-name="Standard"><text:s text:c="8"/>modified: <text:s text:c="2"/>resources/views/posts/index.blade.php</text:p>
      <text:p text:style-name="P3">&lt;x-app-layout&gt;</text:p>
      <text:p text:style-name="P2">    <text:span text:style-name="T9">&lt;!--Portada--&gt;</text:span></text:p>
      <text:p text:style-name="P4"/>
      <text:p text:style-name="P2">    <text:span text:style-name="T11">&lt;div</text:span><text:span text:style-name="T3"> </text:span><text:span text:style-name="T13">class</text:span><text:span text:style-name="T3">=</text:span><text:span text:style-name="T2">"container-all"</text:span><text:span text:style-name="T3"> </text:span><text:span text:style-name="T13">id</text:span><text:span text:style-name="T3">=</text:span><text:span text:style-name="T2">"move-content"</text:span><text:span text:style-name="T11">&gt;</text:span></text:p>
      <text:p text:style-name="P2">        <text:span text:style-name="T11">&lt;div</text:span><text:span text:style-name="T3"> </text:span><text:span text:style-name="T13">class</text:span><text:span text:style-name="T3">=</text:span><text:span text:style-name="T2">"blog-container-cover"</text:span><text:span text:style-name="T11">&gt;</text:span></text:p>
      <text:p text:style-name="P2">            <text:span text:style-name="T11">&lt;div</text:span><text:span text:style-name="T3"> </text:span><text:span text:style-name="T13">class</text:span><text:span text:style-name="T3">=</text:span><text:span text:style-name="T2">"container-info-cover"</text:span><text:span text:style-name="T11">&gt;</text:span></text:p>
      <text:p text:style-name="P4"/>
      <text:p text:style-name="P2">                <text:span text:style-name="T11">&lt;h1&gt;</text:span><text:span text:style-name="T3">!Todos los post en My Blog!</text:span><text:span text:style-name="T11">&lt;/h1&gt;</text:span></text:p>
      <text:p text:style-name="P2">                <text:span text:style-name="T11">&lt;p&gt;</text:span><text:span text:style-name="T3">Lorem ipsum dolor sit amet, consectetur adipisicing elit. Nam aliquam quis fuga beatae blanditiis</text:span></text:p>
      <text:p text:style-name="P2">                    <text:span text:style-name="T3">assumenda.</text:span><text:span text:style-name="T11">&lt;/p&gt;</text:span></text:p>
      <text:p text:style-name="P2">            <text:span text:style-name="T11">&lt;/div&gt;</text:span></text:p>
      <text:p text:style-name="P2">        <text:span text:style-name="T11">&lt;/div&gt;</text:span></text:p>
      <text:p text:style-name="P2">        <text:span text:style-name="T11">&lt;/article</text:span><text:span text:style-name="T3"> </text:span><text:span text:style-name="T11">&gt;</text:span></text:p>
      <text:p text:style-name="P2">        <text:span text:style-name="T11">&lt;div</text:span><text:span text:style-name="T3"> </text:span><text:span text:style-name="T13">class</text:span><text:span text:style-name="T3">=</text:span><text:span text:style-name="T2">"container-all"</text:span><text:span text:style-name="T3"> </text:span><text:span text:style-name="T13">id</text:span><text:span text:style-name="T3">=</text:span><text:span text:style-name="T2">"move-content"</text:span><text:span text:style-name="T11">&gt;</text:span></text:p>
      <text:p text:style-name="P2">            <text:span text:style-name="T11">&lt;div</text:span><text:span text:style-name="T3"> </text:span><text:span text:style-name="T13">class</text:span><text:span text:style-name="T3">=</text:span><text:span text:style-name="T2">"posts"</text:span><text:span text:style-name="T11">&gt;</text:span></text:p>
      <text:p text:style-name="P2">                <text:span text:style-name="T2">@foreach </text:span><text:span text:style-name="T3">($posts as $post)</text:span></text:p>
      <text:p text:style-name="P2">                    <text:span text:style-name="T11">&lt;div</text:span><text:span text:style-name="T3"> </text:span><text:span text:style-name="T13">class</text:span><text:span text:style-name="T3">=</text:span><text:span text:style-name="T2">"post"</text:span><text:span text:style-name="T3"> </text:span><text:span text:style-name="T13">data-category</text:span><text:span text:style-name="T3">=</text:span><text:span text:style-name="T2">"CSS"</text:span><text:span text:style-name="T11">&gt;</text:span></text:p>
      <text:p text:style-name="P2">                        <text:span text:style-name="T11">&lt;div</text:span><text:span text:style-name="T3"> </text:span><text:span text:style-name="T13">class</text:span><text:span text:style-name="T3">=</text:span><text:span text:style-name="T2">"ctn-img"</text:span><text:span text:style-name="T11">&gt;</text:span></text:p>
      <text:p text:style-name="P2">                            <text:span text:style-name="T11">&lt;img</text:span><text:span text:style-name="T3"> </text:span><text:span text:style-name="T13">class</text:span><text:span text:style-name="T3">=</text:span><text:span text:style-name="T2">""</text:span><text:span text:style-name="T3"> </text:span><text:span text:style-name="T13">src</text:span><text:span text:style-name="T3">=</text:span><text:span text:style-name="T2">"{{ Storage</text:span><text:span text:style-name="T3">::</text:span><text:span text:style-name="T2">url($post</text:span><text:span text:style-name="T3">-&gt;</text:span><text:span text:style-name="T2">image</text:span><text:span text:style-name="T3">-&gt;</text:span><text:span text:style-name="T2">url) }}"</text:span><text:span text:style-name="T3"> </text:span><text:span text:style-name="T13">alt</text:span><text:span text:style-name="T3">=</text:span><text:span text:style-name="T2">""</text:span><text:span text:style-name="T11">&gt;</text:span></text:p>
      <text:p text:style-name="P2">                        <text:span text:style-name="T11">&lt;/div&gt;</text:span></text:p>
      <text:p text:style-name="P2">                        <text:span text:style-name="T11">&lt;h2&gt;</text:span><text:span text:style-name="T3">{{ $post-&gt;name }}</text:span><text:span text:style-name="T11">&lt;/h2&gt;</text:span></text:p>
      <text:p text:style-name="P2">                        <text:span text:style-name="T11">&lt;p&gt;&lt;span&gt;</text:span><text:span text:style-name="T3">{{ $post-&gt;extract }} </text:span><text:span text:style-name="T11">&lt;br&gt;</text:span><text:span text:style-name="T3"> </text:span><text:span text:style-name="T11">&lt;a</text:span></text:p>
      <text:p text:style-name="P2">                                    <text:span text:style-name="T13">class</text:span><text:span text:style-name="T3">=</text:span><text:span text:style-name="T2">"bg-MyColor text-white rounded-md px-2 py-1 text-sm font-normal"</text:span></text:p>
      <text:p text:style-name="P2">                                    <text:span text:style-name="T13">href</text:span><text:span text:style-name="T3">=</text:span><text:span text:style-name="T2">"{{ route(</text:span><text:span text:style-name="T5">'posts.show'</text:span><text:span text:style-name="T2">, $post) }}"</text:span><text:span text:style-name="T3"> </text:span><text:span text:style-name="T13">class</text:span><text:span text:style-name="T3">=</text:span><text:span text:style-name="T2">" font-semibold text-blue-400"</text:span><text:span text:style-name="T11">&gt;</text:span></text:p>
      <text:p text:style-name="P2">                                    <text:span text:style-name="T3">Leer más</text:span><text:span text:style-name="T11">&lt;/a&gt;&lt;br&gt;&lt;/span&gt;</text:span></text:p>
      <text:p text:style-name="P2">                        <text:span text:style-name="T11">&lt;ul</text:span><text:span text:style-name="T3"> </text:span><text:span text:style-name="T13">class</text:span><text:span text:style-name="T3">=</text:span><text:span text:style-name="T2">"ctn-tag"</text:span><text:span text:style-name="T11">&gt;</text:span></text:p>
      <text:p text:style-name="P2">                            <text:span text:style-name="T2">@foreach </text:span><text:span text:style-name="T3">($post-&gt;tags as $tag)</text:span></text:p>
      <text:p text:style-name="P2">                                <text:span text:style-name="T11">&lt;li</text:span><text:span text:style-name="T3"> </text:span><text:span text:style-name="T13">class</text:span><text:span text:style-name="T3">=</text:span><text:span text:style-name="T2">"rounded-xl text-slate-600 font-medium"</text:span><text:span text:style-name="T11">&gt;</text:span><text:span text:style-name="T3"> </text:span><text:span text:style-name="T11">&lt;a</text:span></text:p>
      <text:p text:style-name="P2">                                        <text:span text:style-name="T13">href</text:span><text:span text:style-name="T3">=</text:span><text:span text:style-name="T2">"{{ route(</text:span><text:span text:style-name="T5">'posts.tag'</text:span><text:span text:style-name="T2">, $tag) }}"</text:span><text:span text:style-name="T11">&gt;</text:span><text:span text:style-name="T3">{{ $tag-&gt;name }}</text:span><text:span text:style-name="T11">&lt;/a&gt;</text:span></text:p>
      <text:p text:style-name="P2">                                <text:span text:style-name="T11">&lt;/li&gt;</text:span></text:p>
      <text:p text:style-name="P2">                            <text:span text:style-name="T2">@endforeach</text:span></text:p>
      <text:p text:style-name="P2">                        <text:span text:style-name="T11">&lt;/ul&gt;</text:span></text:p>
      <text:p text:style-name="P2">                    <text:span text:style-name="T11">&lt;/div&gt;</text:span></text:p>
      <text:p text:style-name="P2">                <text:span text:style-name="T2">@endforeach</text:span></text:p>
      <text:p text:style-name="P2">            <text:span text:style-name="T11">&lt;/div&gt;</text:span></text:p>
      <text:p text:style-name="P4"/>
      <text:p text:style-name="P2">            <text:span text:style-name="T11">&lt;div</text:span><text:span text:style-name="T3"> </text:span><text:span text:style-name="T13">class</text:span><text:span text:style-name="T3">=</text:span><text:span text:style-name="T2">"mt-4"</text:span><text:span text:style-name="T11">&gt;</text:span><text:span text:style-name="T3">{{ $posts-&gt;links() }}</text:span><text:span text:style-name="T11">&lt;/div&gt;</text:span></text:p>
      <text:p text:style-name="P4"/>
      <text:p text:style-name="P3">&lt;/x-app-layout&gt;</text:p>
      <text:p text:style-name="P1"/>
      <text:p text:style-name="Standard"/>
      <text:p text:style-name="Standard"><text:s text:c="8"/>modified: <text:s text:c="2"/>resources/views/posts/show.blade.php</text:p>
      <text:p text:style-name="P3">&lt;x-app-layout&gt;</text:p>
      <text:p text:style-name="P2">    <text:span text:style-name="T9">&lt;!--Portada--&gt;</text:span></text:p>
      <text:p text:style-name="P4"><text:soft-page-break/></text:p>
      <text:p text:style-name="P2">    <text:span text:style-name="T11">&lt;div&gt;</text:span></text:p>
      <text:p text:style-name="P2">        <text:span text:style-name="T11">&lt;div</text:span><text:span text:style-name="T3"> </text:span><text:span text:style-name="T13">class</text:span><text:span text:style-name="T3">=</text:span><text:span text:style-name="T2">" bg-MyColor m-5 p-8"</text:span><text:span text:style-name="T11">&gt;</text:span></text:p>
      <text:p text:style-name="P2">        <text:span text:style-name="T11">&lt;/div&gt;</text:span></text:p>
      <text:p text:style-name="P2">    <text:span text:style-name="T11">&lt;/div&gt;</text:span></text:p>
      <text:p text:style-name="P2">    <text:span text:style-name="T11">&lt;/article&gt;</text:span></text:p>
      <text:p text:style-name="P4"/>
      <text:p text:style-name="P2">    <text:span text:style-name="T11">&lt;div</text:span><text:span text:style-name="T3"> </text:span><text:span text:style-name="T13">class</text:span><text:span text:style-name="T3">=</text:span><text:span text:style-name="T2">"flex flex-row container py-8"</text:span><text:span text:style-name="T11">&gt;</text:span></text:p>
      <text:p text:style-name="P4"/>
      <text:p text:style-name="P2">        <text:span text:style-name="T11">&lt;div</text:span><text:span text:style-name="T3"> </text:span><text:span text:style-name="T13">class</text:span><text:span text:style-name="T3">=</text:span><text:span text:style-name="T2">"w-2/3 max-w-7xl p-4 bg-white border mr-6 border-gray-200 shadow sm:p-6"</text:span><text:span text:style-name="T11">&gt;</text:span></text:p>
      <text:p text:style-name="P2">            <text:span text:style-name="T11">&lt;h1</text:span><text:span text:style-name="T3"> </text:span><text:span text:style-name="T13">class</text:span><text:span text:style-name="T3">=</text:span><text:span text:style-name="T2">"text-4xl pl-6 font-bold text-gray-600 "</text:span><text:span text:style-name="T11">&gt;</text:span></text:p>
      <text:p text:style-name="P2">                <text:span text:style-name="T3">{{ $post-&gt;name }}</text:span></text:p>
      <text:p text:style-name="P2">            <text:span text:style-name="T11">&lt;/h1&gt;</text:span></text:p>
      <text:p text:style-name="P2">            <text:span text:style-name="T11">&lt;div</text:span><text:span text:style-name="T3"> </text:span><text:span text:style-name="T13">class</text:span><text:span text:style-name="T3">=</text:span><text:span text:style-name="T2">"text-lg pl-6 text-gray-500"</text:span><text:span text:style-name="T11">&gt;</text:span></text:p>
      <text:p text:style-name="P2">                <text:span text:style-name="T11">&lt;p</text:span><text:span text:style-name="T3"> </text:span><text:span text:style-name="T13">class</text:span><text:span text:style-name="T3">=</text:span><text:span text:style-name="T2">"text-justify lg:pr-6 col-span-4"</text:span><text:span text:style-name="T11">&gt;</text:span><text:span text:style-name="T3"> {{ $post-&gt;extract }}</text:span><text:span text:style-name="T11">&lt;/p&gt;</text:span></text:p>
      <text:p text:style-name="P2">            <text:span text:style-name="T11">&lt;/div&gt;</text:span></text:p>
      <text:p text:style-name="P2">            <text:span text:style-name="T11">&lt;div</text:span><text:span text:style-name="T3"> </text:span><text:span text:style-name="T13">class</text:span><text:span text:style-name="T3">=</text:span><text:span text:style-name="T2">"grid grid-cols-1 lg:grid-cols-3"</text:span><text:span text:style-name="T11">&gt;</text:span></text:p>
      <text:p text:style-name="P2">                <text:span text:style-name="T11">&lt;div</text:span><text:span text:style-name="T3"> </text:span><text:span text:style-name="T13">class</text:span><text:span text:style-name="T3">=</text:span><text:span text:style-name="T2">"col-span-3"</text:span><text:span text:style-name="T11">&gt;</text:span></text:p>
      <text:p text:style-name="P2">                    <text:span text:style-name="T11">&lt;figure</text:span><text:span text:style-name="T3"> </text:span><text:span text:style-name="T13">class</text:span><text:span text:style-name="T3">=</text:span><text:span text:style-name="T2">""</text:span><text:span text:style-name="T11">&gt;</text:span><text:span text:style-name="T3"> </text:span><text:span text:style-name="T11">&lt;br&gt;</text:span></text:p>
      <text:p text:style-name="P2">                        <text:span text:style-name="T11">&lt;img</text:span><text:span text:style-name="T3"> </text:span><text:span text:style-name="T13">class</text:span><text:span text:style-name="T3">=</text:span><text:span text:style-name="T2">"w-full mx-auto"</text:span><text:span text:style-name="T3"> </text:span><text:span text:style-name="T13">src</text:span><text:span text:style-name="T3">=</text:span><text:span text:style-name="T2">"{{ Storage</text:span><text:span text:style-name="T3">::</text:span><text:span text:style-name="T2">url($post</text:span><text:span text:style-name="T3">-&gt;</text:span><text:span text:style-name="T2">image</text:span><text:span text:style-name="T3">-&gt;</text:span><text:span text:style-name="T2">url) }}"</text:span><text:span text:style-name="T3"> </text:span><text:span text:style-name="T13">alt</text:span><text:span text:style-name="T3">=</text:span><text:span text:style-name="T2">""</text:span><text:span text:style-name="T11">&gt;</text:span></text:p>
      <text:p text:style-name="P2">                    <text:span text:style-name="T11">&lt;/figure&gt;</text:span></text:p>
      <text:p text:style-name="P2">                    <text:span text:style-name="T11">&lt;div</text:span><text:span text:style-name="T3"> </text:span><text:span text:style-name="T13">class</text:span><text:span text:style-name="T3">=</text:span><text:span text:style-name="T2">"p-10"</text:span><text:span text:style-name="T11">&gt;</text:span></text:p>
      <text:p text:style-name="P2">                        <text:span text:style-name="T3">{{ $post-&gt;body }}</text:span></text:p>
      <text:p text:style-name="P2">                    <text:span text:style-name="T11">&lt;/div&gt;</text:span></text:p>
      <text:p text:style-name="P2">                <text:span text:style-name="T11">&lt;/div&gt;</text:span></text:p>
      <text:p text:style-name="P5"/>
      <text:p text:style-name="P2">            <text:span text:style-name="T11">&lt;/div&gt;</text:span></text:p>
      <text:p text:style-name="P2">        <text:span text:style-name="T11">&lt;/div&gt;</text:span></text:p>
      <text:p text:style-name="P2">                <text:span text:style-name="T11">&lt;aside</text:span><text:span text:style-name="T3"> </text:span><text:span text:style-name="T13">class</text:span><text:span text:style-name="T3">=</text:span><text:span text:style-name="T2">"w-1/3 max-w-7xl p-4 bg-white border border-gray-200 shadow sm:p-6"</text:span><text:span text:style-name="T11">&gt;</text:span></text:p>
      <text:p text:style-name="P2">                <text:span text:style-name="T11">&lt;div</text:span><text:span text:style-name="T3"> </text:span><text:span text:style-name="T13">class</text:span><text:span text:style-name="T3">=</text:span><text:span text:style-name="T2">"ml-12"</text:span><text:span text:style-name="T11">&gt;</text:span></text:p>
      <text:p text:style-name="P2">                    <text:span text:style-name="T11">&lt;h2</text:span><text:span text:style-name="T3"> </text:span><text:span text:style-name="T13">class</text:span><text:span text:style-name="T3">=</text:span><text:span text:style-name="T2">"ml-12"</text:span><text:span text:style-name="T11">&gt;</text:span></text:p>
      <text:p text:style-name="P2">                        <text:span text:style-name="T3">{{ $post-&gt;category-&gt;name }}</text:span></text:p>
      <text:p text:style-name="P2">                    <text:span text:style-name="T11">&lt;/h2&gt;</text:span></text:p>
      <text:p text:style-name="P2">                    <text:span text:style-name="T11">&lt;ul</text:span><text:span text:style-name="T3"> </text:span><text:span text:style-name="T13">class</text:span><text:span text:style-name="T3">=</text:span><text:span text:style-name="T2">"ml-10 grid grid-cols-2 sm:grid-cols-3 md:grid-cols-4  lg:grid-cols-1"</text:span><text:span text:style-name="T11">&gt;</text:span></text:p>
      <text:p text:style-name="P4"/>
      <text:p text:style-name="P2">                        <text:span text:style-name="T2">@foreach </text:span><text:span text:style-name="T3">($similares as $similar)</text:span></text:p>
      <text:p text:style-name="P2">                            <text:span text:style-name="T11">&lt;br&gt;</text:span></text:p>
      <text:p text:style-name="P2">                            <text:span text:style-name="T11">&lt;div</text:span><text:span text:style-name="T3"> </text:span><text:span text:style-name="T13">class</text:span><text:span text:style-name="T3">=</text:span><text:span text:style-name="T2">"mb-4"</text:span><text:span text:style-name="T11">&gt;</text:span></text:p>
      <text:p text:style-name="P2">                                <text:span text:style-name="T11">&lt;a</text:span><text:span text:style-name="T3"> </text:span><text:span text:style-name="T13">class</text:span><text:span text:style-name="T3">=</text:span><text:span text:style-name="T2">"flex"</text:span><text:span text:style-name="T3"> </text:span><text:span text:style-name="T13">href</text:span><text:span text:style-name="T3">=</text:span><text:span text:style-name="T2">"{{ route(</text:span><text:span text:style-name="T5">'posts.show'</text:span><text:span text:style-name="T2">, $similar) }}"</text:span><text:span text:style-name="T11">&gt;</text:span></text:p>
      <text:p text:style-name="P2">                                    <text:span text:style-name="T11">&lt;img</text:span><text:span text:style-name="T3"> </text:span><text:span text:style-name="T13">class</text:span><text:span text:style-name="T3">=</text:span><text:span text:style-name="T2">"w-auto mt-8 object-cover object-center"</text:span></text:p>
      <text:p text:style-name="P2">                                        <text:span text:style-name="T13">src</text:span><text:span text:style-name="T3">=</text:span><text:span text:style-name="T2">"{{ Storage</text:span><text:span text:style-name="T3">::</text:span><text:span text:style-name="T2">url($similar</text:span><text:span text:style-name="T3">-&gt;</text:span><text:span text:style-name="T2">image</text:span><text:span text:style-name="T3">-&gt;</text:span><text:span text:style-name="T2">url) }}"</text:span><text:span text:style-name="T3"> </text:span><text:span text:style-name="T13">alt</text:span><text:span text:style-name="T3">=</text:span><text:span text:style-name="T2">""</text:span><text:span text:style-name="T11">&gt;</text:span></text:p>
      <text:p text:style-name="P2">                                    <text:span text:style-name="T11">&lt;p</text:span><text:span text:style-name="T3"> </text:span><text:span text:style-name="T13">class</text:span><text:span text:style-name="T3">=</text:span><text:span text:style-name="T2">"bg-white border-5 border-gray-200 shadowmt-5 object-cover object-center"</text:span><text:span text:style-name="T11">&gt;</text:span></text:p>
      <text:p text:style-name="P2">                                        <text:span text:style-name="T3">{{ $similar-&gt;name }}</text:span></text:p>
      <text:p text:style-name="P2">                                        <text:span text:style-name="T11">&lt;span</text:span><text:span text:style-name="T3"> </text:span><text:span text:style-name="T13">class</text:span><text:span text:style-name="T3">=</text:span><text:span text:style-name="T2">"bg-MyColor text-white rounded-md px-2 py-1 text-sm font-normal"</text:span></text:p>
      <text:p text:style-name="P2">                                            <text:span text:style-name="T13">href</text:span><text:span text:style-name="T3">=</text:span><text:span text:style-name="T2">"{{ route(</text:span><text:span text:style-name="T5">'posts.show'</text:span><text:span text:style-name="T2">, $similar) }}"</text:span></text:p>
      <text:p text:style-name="P2">                                            <text:span text:style-name="T13">class</text:span><text:span text:style-name="T3">=</text:span><text:span text:style-name="T2">" font-semibold text-blue-400"</text:span><text:span text:style-name="T11">&gt;</text:span></text:p>
      <text:p text:style-name="P2">                                            <text:span text:style-name="T3">Leer más</text:span></text:p>
      <text:p text:style-name="P2">                                <text:span text:style-name="T11">&lt;/a&gt;&lt;/p&gt;&lt;/span&gt;</text:span></text:p>
      <text:p text:style-name="P2">                            <text:span text:style-name="T11">&lt;/div&gt;</text:span></text:p>
      <text:p text:style-name="P2">                        <text:span text:style-name="T2">@endforeach</text:span></text:p>
      <text:p text:style-name="P2">                    <text:span text:style-name="T11">&lt;/ul&gt;</text:span></text:p>
      <text:p text:style-name="P2"><text:soft-page-break/>                <text:span text:style-name="T11">&lt;/div&gt;</text:span></text:p>
      <text:p text:style-name="P2">            <text:span text:style-name="T11">&lt;/aside&gt;</text:span></text:p>
      <text:p text:style-name="P2">        <text:span text:style-name="T11">&lt;/div&gt;</text:span></text:p>
      <text:p text:style-name="P3">&lt;/x-app-layout&gt;</text:p>
      <text:p text:style-name="P1"/>
      <text:p text:style-name="Standard"/>
      <text:p text:style-name="Standard"><text:s text:c="8"/>modified: <text:s text:c="2"/>tailwind.config.js</text:p>
      <text:p text:style-name="Standard"/>
      <text:p text:style-name="P1"><text:span text:style-name="T1">const</text:span> defaultTheme = require(<text:span text:style-name="T4">'tailwindcss/defaultTheme'</text:span>);</text:p>
      <text:p text:style-name="P4"/>
      <text:p text:style-name="P1"><text:span text:style-name="T8">/** </text:span><text:span text:style-name="T1">@type</text:span><text:span text:style-name="T8"> {import('tailwindcss').Config} */</text:span></text:p>
      <text:p text:style-name="P1">module.exports = {</text:p>
      <text:p text:style-name="P2">    <text:span text:style-name="T3">content: [</text:span></text:p>
      <text:p text:style-name="P2">        <text:span text:style-name="T5">'./vendor/laravel/framework/src/Illuminate/Pagination/resources/views/*.blade.php'</text:span><text:span text:style-name="T3">,</text:span></text:p>
      <text:p text:style-name="P2">        <text:span text:style-name="T5">'./vendor/laravel/jetstream/**/*.blade.php'</text:span><text:span text:style-name="T3">,</text:span></text:p>
      <text:p text:style-name="P2">        <text:span text:style-name="T5">'./storage/framework/views/*.php'</text:span><text:span text:style-name="T3">,</text:span></text:p>
      <text:p text:style-name="P2">        <text:span text:style-name="T5">'./resources/views/**/*.blade.php'</text:span><text:span text:style-name="T3">,</text:span></text:p>
      <text:p text:style-name="P2">    <text:span text:style-name="T3">],</text:span></text:p>
      <text:p text:style-name="P4"/>
      <text:p text:style-name="P2">    <text:span text:style-name="T3">theme: {</text:span></text:p>
      <text:p text:style-name="P2">        <text:span text:style-name="T3">extend: {</text:span></text:p>
      <text:p text:style-name="P2">            <text:span text:style-name="T3">fontFamily: {</text:span></text:p>
      <text:p text:style-name="P2">                <text:span text:style-name="T3">sans: [</text:span><text:span text:style-name="T5">'Figtree'</text:span><text:span text:style-name="T3">, ...defaultTheme.fontFamily.sans],</text:span></text:p>
      <text:p text:style-name="P2">            <text:span text:style-name="T3">},</text:span></text:p>
      <text:p text:style-name="P2">            <text:span text:style-name="T3">colors: {</text:span></text:p>
      <text:p text:style-name="P2">                <text:span text:style-name="T3">MyColor: </text:span><text:span text:style-name="T5">'#3C88A3'</text:span><text:span text:style-name="T3">,</text:span></text:p>
      <text:p text:style-name="P2">            <text:span text:style-name="T3">},</text:span></text:p>
      <text:p text:style-name="P2">        <text:span text:style-name="T3">},</text:span></text:p>
      <text:p text:style-name="P2">    <text:span text:style-name="T3">},</text:span></text:p>
      <text:p text:style-name="P4"/>
      <text:p text:style-name="P2">    <text:span text:style-name="T3">plugins: [require(</text:span><text:span text:style-name="T5">'@tailwindcss/forms'</text:span><text:span text:style-name="T3">), require(</text:span><text:span text:style-name="T5">'@tailwindcss/typography'</text:span><text:span text:style-name="T3">)],</text:span></text:p>
      <text:p text:style-name="P4"/>
      <text:p text:style-name="P2">    <text:span text:style-name="T3">corePlugins:{</text:span></text:p>
      <text:p text:style-name="P2">        <text:span text:style-name="T3">container: </text:span><text:span text:style-name="T2">false</text:span><text:span text:style-name="T3">,</text:span></text:p>
      <text:p text:style-name="P2">    <text:span text:style-name="T3">}</text:span></text:p>
      <text:p text:style-name="P1">};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1T18:28:41.357000000</meta:creation-date>
    <dc:date>2024-06-01T18:33:34.252000000</dc:date>
    <meta:editing-duration>PT4M53S</meta:editing-duration>
    <meta:editing-cycles>1</meta:editing-cycles>
    <meta:document-statistic meta:table-count="0" meta:image-count="0" meta:object-count="0" meta:page-count="23" meta:paragraph-count="1044" meta:word-count="3220" meta:character-count="39336" meta:non-whitespace-character-count="28506"/>
    <meta:generator>LibreOffice/7.5.0.3$Windows_X86_64 LibreOffice_project/c21113d003cd3efa8c53188764377a8272d9d6de</meta:generator>
  </office:meta>
</office:document-meta>
</file>